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62mm"/>
    </style:style>
    <style:style style:name="co2" style:family="table-column">
      <style:table-column-properties fo:break-before="auto" style:column-width="39.58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56.44mm"/>
    </style:style>
    <style:style style:name="co5" style:family="table-column">
      <style:table-column-properties fo:break-before="auto" style:column-width="52.3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6.97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kok_Fh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Friday, June 02, 2017</text:p>
          </table:table-cell>
          <table:table-cell table:style-name="Default"/>
          <table:table-cell office:value-type="string" calcext:value-type="string">
            <text:p>Trend</text:p>
          </table:table-cell>
          <table:table-cell office:value-type="string" calcext:value-type="string">
            <text:p>Page 1 of 1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tart Time : 06/02/2017 00:34:3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End Time : 06/02/2017 01:04:3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Point Name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d 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w Scale</text:p>
          </table:table-cell>
          <table:table-cell office:value-type="string" calcext:value-type="string">
            <text:p>High Scal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3-T-OUT.UNIT0@NET0</text:p>
          </table:table-cell>
          <table:table-cell office:value-type="string" calcext:value-type="string">
            <text:p>Auto Historian</text:p>
          </table:table-cell>
          <table:table-cell office:value-type="float" office:value="35.388" calcext:value-type="float">
            <text:p>35,388</text:p>
          </table:table-cell>
          <table:table-cell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3-H-STATE.UNIT0@NET0</text:p>
          </table:table-cell>
          <table:table-cell office:value-type="string" calcext:value-type="string">
            <text:p>Auto Historian</text:p>
          </table:table-cell>
          <table:table-cell office:value-type="float" office:value="27.274" calcext:value-type="float">
            <text:p>27,274</text:p>
          </table:table-cell>
          <table:table-cell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OCB002E005-OUT.UNIT0@NET0</text:p>
          </table:table-cell>
          <table:table-cell office:value-type="string" calcext:value-type="string">
            <text:p>Auto Historian</text:p>
          </table:table-cell>
          <table:table-cell office:value-type="string" calcext:value-type="string">
            <text:p>00000001 | 2017-May-05 01: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OCB002E003-OUT.UNIT0@NET0</text:p>
          </table:table-cell>
          <table:table-cell office:value-type="string" calcext:value-type="string">
            <text:p>Auto Historian</text:p>
          </table:table-cell>
          <table:table-cell office:value-type="string" calcext:value-type="string">
            <text:p>00000001 | 2017-May-05 01: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Date Time</text:p>
          </table:table-cell>
          <table:table-cell table:style-name="Default"/>
          <table:table-cell office:value-type="string" calcext:value-type="string">
            <text:p>3-T-OUT.UNIT0@NET0</text:p>
          </table:table-cell>
          <table:table-cell office:value-type="string" calcext:value-type="string">
            <text:p>3-H-STATE.UNIT0@NET0</text:p>
          </table:table-cell>
          <table:table-cell office:value-type="string" calcext:value-type="string">
            <text:p>OCB002E005-OUT.UNIT0@NET0</text:p>
          </table:table-cell>
          <table:table-cell office:value-type="string" calcext:value-type="string">
            <text:p>OCB002E003-OUT.UNIT0@NET0</text:p>
          </table:table-cell>
          <table:table-cell table:number-columns-repeated="5"/>
        </table:table-row>
        <table:table-row table:style-name="ro1">
          <table:table-cell office:value-type="date" office:date-value="2017-02-06T01:04:30" calcext:value-type="date">
            <text:p>17-02-06 01:04</text:p>
          </table:table-cell>
          <table:table-cell table:formula="of:=([.A12]-[.$A$612])*24*60*60" office:value-type="float" office:value="1800.00000020955" calcext:value-type="float">
            <text:p>1800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4" calcext:value-type="float">
            <text:p>27,2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27" calcext:value-type="date">
            <text:p>17-02-06 01:04</text:p>
          </table:table-cell>
          <table:table-cell table:formula="of:=([.A13]-[.$A$612])*24*60*60" office:value-type="float" office:value="1797.0000001369" calcext:value-type="float">
            <text:p>1797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4" calcext:value-type="float">
            <text:p>27,2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24" calcext:value-type="date">
            <text:p>17-02-06 01:04</text:p>
          </table:table-cell>
          <table:table-cell table:formula="of:=([.A14]-[.$A$612])*24*60*60" office:value-type="float" office:value="1794.00000006426" calcext:value-type="float">
            <text:p>1794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3" calcext:value-type="float">
            <text:p>27,27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21" calcext:value-type="date">
            <text:p>17-02-06 01:04</text:p>
          </table:table-cell>
          <table:table-cell table:formula="of:=([.A15]-[.$A$612])*24*60*60" office:value-type="float" office:value="1790.99999999162" calcext:value-type="float">
            <text:p>1791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2" calcext:value-type="float">
            <text:p>27,2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18" calcext:value-type="date">
            <text:p>17-02-06 01:04</text:p>
          </table:table-cell>
          <table:table-cell table:formula="of:=([.A16]-[.$A$612])*24*60*60" office:value-type="float" office:value="1787.99999991897" calcext:value-type="float">
            <text:p>1788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2" calcext:value-type="float">
            <text:p>27,2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15" calcext:value-type="date">
            <text:p>17-02-06 01:04</text:p>
          </table:table-cell>
          <table:table-cell table:formula="of:=([.A17]-[.$A$612])*24*60*60" office:value-type="float" office:value="1785.00000047497" calcext:value-type="float">
            <text:p>1785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71" calcext:value-type="float">
            <text:p>27,2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12" calcext:value-type="date">
            <text:p>17-02-06 01:04</text:p>
          </table:table-cell>
          <table:table-cell table:formula="of:=([.A18]-[.$A$612])*24*60*60" office:value-type="float" office:value="1782.00000040233" calcext:value-type="float">
            <text:p>1782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7" calcext:value-type="float">
            <text:p>27,2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09" calcext:value-type="date">
            <text:p>17-02-06 01:04</text:p>
          </table:table-cell>
          <table:table-cell table:formula="of:=([.A19]-[.$A$612])*24*60*60" office:value-type="float" office:value="1779.00000032969" calcext:value-type="float">
            <text:p>1779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7" calcext:value-type="float">
            <text:p>27,2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06" calcext:value-type="date">
            <text:p>17-02-06 01:04</text:p>
          </table:table-cell>
          <table:table-cell table:formula="of:=([.A20]-[.$A$612])*24*60*60" office:value-type="float" office:value="1776.00000025705" calcext:value-type="float">
            <text:p>1776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9" calcext:value-type="float">
            <text:p>27,2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03" calcext:value-type="date">
            <text:p>17-02-06 01:04</text:p>
          </table:table-cell>
          <table:table-cell table:formula="of:=([.A21]-[.$A$612])*24*60*60" office:value-type="float" office:value="1773.0000001844" calcext:value-type="float">
            <text:p>1773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8" calcext:value-type="float">
            <text:p>27,2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4:00" calcext:value-type="date">
            <text:p>17-02-06 01:04</text:p>
          </table:table-cell>
          <table:table-cell table:formula="of:=([.A22]-[.$A$612])*24*60*60" office:value-type="float" office:value="1770.00000011176" calcext:value-type="float">
            <text:p>1770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8" calcext:value-type="float">
            <text:p>27,2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57" calcext:value-type="date">
            <text:p>17-02-06 01:03</text:p>
          </table:table-cell>
          <table:table-cell table:formula="of:=([.A23]-[.$A$612])*24*60*60" office:value-type="float" office:value="1767.00000003912" calcext:value-type="float">
            <text:p>1767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7" calcext:value-type="float">
            <text:p>27,2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54" calcext:value-type="date">
            <text:p>17-02-06 01:03</text:p>
          </table:table-cell>
          <table:table-cell table:formula="of:=([.A24]-[.$A$612])*24*60*60" office:value-type="float" office:value="1763.99999996647" calcext:value-type="float">
            <text:p>1764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6" calcext:value-type="float">
            <text:p>27,2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51" calcext:value-type="date">
            <text:p>17-02-06 01:03</text:p>
          </table:table-cell>
          <table:table-cell table:formula="of:=([.A25]-[.$A$612])*24*60*60" office:value-type="float" office:value="1760.99999989383" calcext:value-type="float">
            <text:p>1761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5" calcext:value-type="float">
            <text:p>27,2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48" calcext:value-type="date">
            <text:p>17-02-06 01:03</text:p>
          </table:table-cell>
          <table:table-cell table:formula="of:=([.A26]-[.$A$612])*24*60*60" office:value-type="float" office:value="1758.00000044983" calcext:value-type="float">
            <text:p>1758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5" calcext:value-type="float">
            <text:p>27,2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45" calcext:value-type="date">
            <text:p>17-02-06 01:03</text:p>
          </table:table-cell>
          <table:table-cell table:formula="of:=([.A27]-[.$A$612])*24*60*60" office:value-type="float" office:value="1755.00000037719" calcext:value-type="float">
            <text:p>1755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4" calcext:value-type="float">
            <text:p>27,2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42" calcext:value-type="date">
            <text:p>17-02-06 01:03</text:p>
          </table:table-cell>
          <table:table-cell table:formula="of:=([.A28]-[.$A$612])*24*60*60" office:value-type="float" office:value="1752.00000030454" calcext:value-type="float">
            <text:p>1752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3" calcext:value-type="float">
            <text:p>27,2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39" calcext:value-type="date">
            <text:p>17-02-06 01:03</text:p>
          </table:table-cell>
          <table:table-cell table:formula="of:=([.A29]-[.$A$612])*24*60*60" office:value-type="float" office:value="1749.0000002319" calcext:value-type="float">
            <text:p>1749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2" calcext:value-type="float">
            <text:p>27,2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36" calcext:value-type="date">
            <text:p>17-02-06 01:03</text:p>
          </table:table-cell>
          <table:table-cell table:formula="of:=([.A30]-[.$A$612])*24*60*60" office:value-type="float" office:value="1746.00000015926" calcext:value-type="float">
            <text:p>1746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2" calcext:value-type="float">
            <text:p>27,2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33" calcext:value-type="date">
            <text:p>17-02-06 01:03</text:p>
          </table:table-cell>
          <table:table-cell table:formula="of:=([.A31]-[.$A$612])*24*60*60" office:value-type="float" office:value="1743.00000008661" calcext:value-type="float">
            <text:p>1743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1" calcext:value-type="float">
            <text:p>27,2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30" calcext:value-type="date">
            <text:p>17-02-06 01:03</text:p>
          </table:table-cell>
          <table:table-cell table:formula="of:=([.A32]-[.$A$612])*24*60*60" office:value-type="float" office:value="1740.00000001397" calcext:value-type="float">
            <text:p>1740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" calcext:value-type="float">
            <text:p>27,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27" calcext:value-type="date">
            <text:p>17-02-06 01:03</text:p>
          </table:table-cell>
          <table:table-cell table:formula="of:=([.A33]-[.$A$612])*24*60*60" office:value-type="float" office:value="1736.99999994133" calcext:value-type="float">
            <text:p>1737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59" calcext:value-type="float">
            <text:p>27,2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24" calcext:value-type="date">
            <text:p>17-02-06 01:03</text:p>
          </table:table-cell>
          <table:table-cell table:formula="of:=([.A34]-[.$A$612])*24*60*60" office:value-type="float" office:value="1733.99999986868" calcext:value-type="float">
            <text:p>1734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8" calcext:value-type="float">
            <text:p>27,2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21" calcext:value-type="date">
            <text:p>17-02-06 01:03</text:p>
          </table:table-cell>
          <table:table-cell table:formula="of:=([.A35]-[.$A$612])*24*60*60" office:value-type="float" office:value="1731.00000042468" calcext:value-type="float">
            <text:p>1731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8" calcext:value-type="float">
            <text:p>27,2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18" calcext:value-type="date">
            <text:p>17-02-06 01:03</text:p>
          </table:table-cell>
          <table:table-cell table:formula="of:=([.A36]-[.$A$612])*24*60*60" office:value-type="float" office:value="1728.00000035204" calcext:value-type="float">
            <text:p>1728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7" calcext:value-type="float">
            <text:p>27,2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15" calcext:value-type="date">
            <text:p>17-02-06 01:03</text:p>
          </table:table-cell>
          <table:table-cell table:formula="of:=([.A37]-[.$A$612])*24*60*60" office:value-type="float" office:value="1725.0000002794" calcext:value-type="float">
            <text:p>1725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6" calcext:value-type="float">
            <text:p>27,2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12" calcext:value-type="date">
            <text:p>17-02-06 01:03</text:p>
          </table:table-cell>
          <table:table-cell table:formula="of:=([.A38]-[.$A$612])*24*60*60" office:value-type="float" office:value="1722.00000020675" calcext:value-type="float">
            <text:p>1722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5" calcext:value-type="float">
            <text:p>27,2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09" calcext:value-type="date">
            <text:p>17-02-06 01:03</text:p>
          </table:table-cell>
          <table:table-cell table:formula="of:=([.A39]-[.$A$612])*24*60*60" office:value-type="float" office:value="1719.00000013411" calcext:value-type="float">
            <text:p>1719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4" calcext:value-type="float">
            <text:p>27,2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06" calcext:value-type="date">
            <text:p>17-02-06 01:03</text:p>
          </table:table-cell>
          <table:table-cell table:formula="of:=([.A40]-[.$A$612])*24*60*60" office:value-type="float" office:value="1716.00000006147" calcext:value-type="float">
            <text:p>1716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3" calcext:value-type="float">
            <text:p>27,2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03" calcext:value-type="date">
            <text:p>17-02-06 01:03</text:p>
          </table:table-cell>
          <table:table-cell table:formula="of:=([.A41]-[.$A$612])*24*60*60" office:value-type="float" office:value="1712.99999998882" calcext:value-type="float">
            <text:p>1713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2" calcext:value-type="float">
            <text:p>27,2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3:00" calcext:value-type="date">
            <text:p>17-02-06 01:03</text:p>
          </table:table-cell>
          <table:table-cell table:formula="of:=([.A42]-[.$A$612])*24*60*60" office:value-type="float" office:value="1709.99999991618" calcext:value-type="float">
            <text:p>1710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1" calcext:value-type="float">
            <text:p>27,2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57" calcext:value-type="date">
            <text:p>17-02-06 01:02</text:p>
          </table:table-cell>
          <table:table-cell table:formula="of:=([.A43]-[.$A$612])*24*60*60" office:value-type="float" office:value="1707.00000047218" calcext:value-type="float">
            <text:p>1707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" calcext:value-type="float">
            <text:p>27,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54" calcext:value-type="date">
            <text:p>17-02-06 01:02</text:p>
          </table:table-cell>
          <table:table-cell table:formula="of:=([.A44]-[.$A$612])*24*60*60" office:value-type="float" office:value="1704.00000039954" calcext:value-type="float">
            <text:p>1704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49" calcext:value-type="float">
            <text:p>27,2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51" calcext:value-type="date">
            <text:p>17-02-06 01:02</text:p>
          </table:table-cell>
          <table:table-cell table:formula="of:=([.A45]-[.$A$612])*24*60*60" office:value-type="float" office:value="1701.00000032689" calcext:value-type="float">
            <text:p>1701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49" calcext:value-type="float">
            <text:p>27,2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48" calcext:value-type="date">
            <text:p>17-02-06 01:02</text:p>
          </table:table-cell>
          <table:table-cell table:formula="of:=([.A46]-[.$A$612])*24*60*60" office:value-type="float" office:value="1698.00000025425" calcext:value-type="float">
            <text:p>1698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8" calcext:value-type="float">
            <text:p>27,2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45" calcext:value-type="date">
            <text:p>17-02-06 01:02</text:p>
          </table:table-cell>
          <table:table-cell table:formula="of:=([.A47]-[.$A$612])*24*60*60" office:value-type="float" office:value="1695.00000018161" calcext:value-type="float">
            <text:p>1695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7" calcext:value-type="float">
            <text:p>27,2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42" calcext:value-type="date">
            <text:p>17-02-06 01:02</text:p>
          </table:table-cell>
          <table:table-cell table:formula="of:=([.A48]-[.$A$612])*24*60*60" office:value-type="float" office:value="1692.00000010896" calcext:value-type="float">
            <text:p>1692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6" calcext:value-type="float">
            <text:p>27,2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39" calcext:value-type="date">
            <text:p>17-02-06 01:02</text:p>
          </table:table-cell>
          <table:table-cell table:formula="of:=([.A49]-[.$A$612])*24*60*60" office:value-type="float" office:value="1689.00000003632" calcext:value-type="float">
            <text:p>1689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5" calcext:value-type="float">
            <text:p>27,2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36" calcext:value-type="date">
            <text:p>17-02-06 01:02</text:p>
          </table:table-cell>
          <table:table-cell table:formula="of:=([.A50]-[.$A$612])*24*60*60" office:value-type="float" office:value="1685.99999996368" calcext:value-type="float">
            <text:p>1686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4" calcext:value-type="float">
            <text:p>27,2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33" calcext:value-type="date">
            <text:p>17-02-06 01:02</text:p>
          </table:table-cell>
          <table:table-cell table:formula="of:=([.A51]-[.$A$612])*24*60*60" office:value-type="float" office:value="1682.99999989104" calcext:value-type="float">
            <text:p>1683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3" calcext:value-type="float">
            <text:p>27,2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30" calcext:value-type="date">
            <text:p>17-02-06 01:02</text:p>
          </table:table-cell>
          <table:table-cell table:formula="of:=([.A52]-[.$A$612])*24*60*60" office:value-type="float" office:value="1680.00000044703" calcext:value-type="float">
            <text:p>1680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1" calcext:value-type="float">
            <text:p>27,2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27" calcext:value-type="date">
            <text:p>17-02-06 01:02</text:p>
          </table:table-cell>
          <table:table-cell table:formula="of:=([.A53]-[.$A$612])*24*60*60" office:value-type="float" office:value="1677.00000037439" calcext:value-type="float">
            <text:p>1677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" calcext:value-type="float">
            <text:p>27,2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24" calcext:value-type="date">
            <text:p>17-02-06 01:02</text:p>
          </table:table-cell>
          <table:table-cell table:formula="of:=([.A54]-[.$A$612])*24*60*60" office:value-type="float" office:value="1674.00000030175" calcext:value-type="float">
            <text:p>1674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9" calcext:value-type="float">
            <text:p>27,23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21" calcext:value-type="date">
            <text:p>17-02-06 01:02</text:p>
          </table:table-cell>
          <table:table-cell table:formula="of:=([.A55]-[.$A$612])*24*60*60" office:value-type="float" office:value="1671.00000022911" calcext:value-type="float">
            <text:p>1671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8" calcext:value-type="float">
            <text:p>27,2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18" calcext:value-type="date">
            <text:p>17-02-06 01:02</text:p>
          </table:table-cell>
          <table:table-cell table:formula="of:=([.A56]-[.$A$612])*24*60*60" office:value-type="float" office:value="1668.00000015646" calcext:value-type="float">
            <text:p>1668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7" calcext:value-type="float">
            <text:p>27,23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15" calcext:value-type="date">
            <text:p>17-02-06 01:02</text:p>
          </table:table-cell>
          <table:table-cell table:formula="of:=([.A57]-[.$A$612])*24*60*60" office:value-type="float" office:value="1665.00000008382" calcext:value-type="float">
            <text:p>1665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6" calcext:value-type="float">
            <text:p>27,23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12" calcext:value-type="date">
            <text:p>17-02-06 01:02</text:p>
          </table:table-cell>
          <table:table-cell table:formula="of:=([.A58]-[.$A$612])*24*60*60" office:value-type="float" office:value="1662.00000001118" calcext:value-type="float">
            <text:p>1662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5" calcext:value-type="float">
            <text:p>27,2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09" calcext:value-type="date">
            <text:p>17-02-06 01:02</text:p>
          </table:table-cell>
          <table:table-cell table:formula="of:=([.A59]-[.$A$612])*24*60*60" office:value-type="float" office:value="1658.99999993853" calcext:value-type="float">
            <text:p>1659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4" calcext:value-type="float">
            <text:p>27,23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06" calcext:value-type="date">
            <text:p>17-02-06 01:02</text:p>
          </table:table-cell>
          <table:table-cell table:formula="of:=([.A60]-[.$A$612])*24*60*60" office:value-type="float" office:value="1655.99999986589" calcext:value-type="float">
            <text:p>1656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3" calcext:value-type="float">
            <text:p>27,23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03" calcext:value-type="date">
            <text:p>17-02-06 01:02</text:p>
          </table:table-cell>
          <table:table-cell table:formula="of:=([.A61]-[.$A$612])*24*60*60" office:value-type="float" office:value="1653.00000042189" calcext:value-type="float">
            <text:p>1653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1" calcext:value-type="float">
            <text:p>27,2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2:00" calcext:value-type="date">
            <text:p>17-02-06 01:02</text:p>
          </table:table-cell>
          <table:table-cell table:formula="of:=([.A62]-[.$A$612])*24*60*60" office:value-type="float" office:value="1650.00000034925" calcext:value-type="float">
            <text:p>1650</text:p>
          </table:table-cell>
          <table:table-cell office:value-type="float" office:value="35.379" calcext:value-type="float">
            <text:p>35,379</text:p>
          </table:table-cell>
          <table:table-cell office:value-type="float" office:value="27.23" calcext:value-type="float">
            <text:p>27,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57" calcext:value-type="date">
            <text:p>17-02-06 01:01</text:p>
          </table:table-cell>
          <table:table-cell table:formula="of:=([.A63]-[.$A$612])*24*60*60" office:value-type="float" office:value="1647.0000002766" calcext:value-type="float">
            <text:p>1647</text:p>
          </table:table-cell>
          <table:table-cell office:value-type="float" office:value="35.379" calcext:value-type="float">
            <text:p>35,379</text:p>
          </table:table-cell>
          <table:table-cell office:value-type="float" office:value="27.229" calcext:value-type="float">
            <text:p>27,2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54" calcext:value-type="date">
            <text:p>17-02-06 01:01</text:p>
          </table:table-cell>
          <table:table-cell table:formula="of:=([.A64]-[.$A$612])*24*60*60" office:value-type="float" office:value="1644.00000020396" calcext:value-type="float">
            <text:p>1644</text:p>
          </table:table-cell>
          <table:table-cell office:value-type="float" office:value="35.379" calcext:value-type="float">
            <text:p>35,379</text:p>
          </table:table-cell>
          <table:table-cell office:value-type="float" office:value="27.228" calcext:value-type="float">
            <text:p>27,2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51" calcext:value-type="date">
            <text:p>17-02-06 01:01</text:p>
          </table:table-cell>
          <table:table-cell table:formula="of:=([.A65]-[.$A$612])*24*60*60" office:value-type="float" office:value="1641.00000013132" calcext:value-type="float">
            <text:p>1641</text:p>
          </table:table-cell>
          <table:table-cell office:value-type="float" office:value="35.378" calcext:value-type="float">
            <text:p>35,378</text:p>
          </table:table-cell>
          <table:table-cell office:value-type="float" office:value="27.227" calcext:value-type="float">
            <text:p>27,22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48" calcext:value-type="date">
            <text:p>17-02-06 01:01</text:p>
          </table:table-cell>
          <table:table-cell table:formula="of:=([.A66]-[.$A$612])*24*60*60" office:value-type="float" office:value="1638.00000005867" calcext:value-type="float">
            <text:p>1638</text:p>
          </table:table-cell>
          <table:table-cell office:value-type="float" office:value="35.378" calcext:value-type="float">
            <text:p>35,378</text:p>
          </table:table-cell>
          <table:table-cell office:value-type="float" office:value="27.225" calcext:value-type="float">
            <text:p>27,2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45" calcext:value-type="date">
            <text:p>17-02-06 01:01</text:p>
          </table:table-cell>
          <table:table-cell table:formula="of:=([.A67]-[.$A$612])*24*60*60" office:value-type="float" office:value="1634.99999998603" calcext:value-type="float">
            <text:p>1635</text:p>
          </table:table-cell>
          <table:table-cell office:value-type="float" office:value="35.378" calcext:value-type="float">
            <text:p>35,378</text:p>
          </table:table-cell>
          <table:table-cell office:value-type="float" office:value="27.224" calcext:value-type="float">
            <text:p>27,22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42" calcext:value-type="date">
            <text:p>17-02-06 01:01</text:p>
          </table:table-cell>
          <table:table-cell table:formula="of:=([.A68]-[.$A$612])*24*60*60" office:value-type="float" office:value="1631.99999991339" calcext:value-type="float">
            <text:p>1632</text:p>
          </table:table-cell>
          <table:table-cell office:value-type="float" office:value="35.377" calcext:value-type="float">
            <text:p>35,377</text:p>
          </table:table-cell>
          <table:table-cell office:value-type="float" office:value="27.223" calcext:value-type="float">
            <text:p>27,2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39" calcext:value-type="date">
            <text:p>17-02-06 01:01</text:p>
          </table:table-cell>
          <table:table-cell table:formula="of:=([.A69]-[.$A$612])*24*60*60" office:value-type="float" office:value="1629.00000046939" calcext:value-type="float">
            <text:p>1629</text:p>
          </table:table-cell>
          <table:table-cell office:value-type="float" office:value="35.377" calcext:value-type="float">
            <text:p>35,377</text:p>
          </table:table-cell>
          <table:table-cell office:value-type="float" office:value="27.222" calcext:value-type="float">
            <text:p>27,22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36" calcext:value-type="date">
            <text:p>17-02-06 01:01</text:p>
          </table:table-cell>
          <table:table-cell table:formula="of:=([.A70]-[.$A$612])*24*60*60" office:value-type="float" office:value="1626.00000039674" calcext:value-type="float">
            <text:p>1626</text:p>
          </table:table-cell>
          <table:table-cell office:value-type="float" office:value="35.377" calcext:value-type="float">
            <text:p>35,377</text:p>
          </table:table-cell>
          <table:table-cell office:value-type="float" office:value="27.22" calcext:value-type="float">
            <text:p>27,2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33" calcext:value-type="date">
            <text:p>17-02-06 01:01</text:p>
          </table:table-cell>
          <table:table-cell table:formula="of:=([.A71]-[.$A$612])*24*60*60" office:value-type="float" office:value="1623.0000003241" calcext:value-type="float">
            <text:p>1623</text:p>
          </table:table-cell>
          <table:table-cell office:value-type="float" office:value="35.376" calcext:value-type="float">
            <text:p>35,376</text:p>
          </table:table-cell>
          <table:table-cell office:value-type="float" office:value="27.219" calcext:value-type="float">
            <text:p>27,2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30" calcext:value-type="date">
            <text:p>17-02-06 01:01</text:p>
          </table:table-cell>
          <table:table-cell table:formula="of:=([.A72]-[.$A$612])*24*60*60" office:value-type="float" office:value="1620.00000025146" calcext:value-type="float">
            <text:p>1620</text:p>
          </table:table-cell>
          <table:table-cell office:value-type="float" office:value="35.376" calcext:value-type="float">
            <text:p>35,376</text:p>
          </table:table-cell>
          <table:table-cell office:value-type="float" office:value="27.218" calcext:value-type="float">
            <text:p>27,2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27" calcext:value-type="date">
            <text:p>17-02-06 01:01</text:p>
          </table:table-cell>
          <table:table-cell table:formula="of:=([.A73]-[.$A$612])*24*60*60" office:value-type="float" office:value="1617.00000017881" calcext:value-type="float">
            <text:p>1617</text:p>
          </table:table-cell>
          <table:table-cell office:value-type="float" office:value="35.375" calcext:value-type="float">
            <text:p>35,375</text:p>
          </table:table-cell>
          <table:table-cell office:value-type="float" office:value="27.216" calcext:value-type="float">
            <text:p>27,2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24" calcext:value-type="date">
            <text:p>17-02-06 01:01</text:p>
          </table:table-cell>
          <table:table-cell table:formula="of:=([.A74]-[.$A$612])*24*60*60" office:value-type="float" office:value="1614.00000010617" calcext:value-type="float">
            <text:p>1614</text:p>
          </table:table-cell>
          <table:table-cell office:value-type="float" office:value="35.375" calcext:value-type="float">
            <text:p>35,375</text:p>
          </table:table-cell>
          <table:table-cell office:value-type="float" office:value="27.215" calcext:value-type="float">
            <text:p>27,2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21" calcext:value-type="date">
            <text:p>17-02-06 01:01</text:p>
          </table:table-cell>
          <table:table-cell table:formula="of:=([.A75]-[.$A$612])*24*60*60" office:value-type="float" office:value="1611.00000003353" calcext:value-type="float">
            <text:p>1611</text:p>
          </table:table-cell>
          <table:table-cell office:value-type="float" office:value="35.374" calcext:value-type="float">
            <text:p>35,374</text:p>
          </table:table-cell>
          <table:table-cell office:value-type="float" office:value="27.213" calcext:value-type="float">
            <text:p>27,21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18" calcext:value-type="date">
            <text:p>17-02-06 01:01</text:p>
          </table:table-cell>
          <table:table-cell table:formula="of:=([.A76]-[.$A$612])*24*60*60" office:value-type="float" office:value="1607.99999996088" calcext:value-type="float">
            <text:p>1608</text:p>
          </table:table-cell>
          <table:table-cell office:value-type="float" office:value="35.374" calcext:value-type="float">
            <text:p>35,374</text:p>
          </table:table-cell>
          <table:table-cell office:value-type="float" office:value="27.212" calcext:value-type="float">
            <text:p>27,2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15" calcext:value-type="date">
            <text:p>17-02-06 01:01</text:p>
          </table:table-cell>
          <table:table-cell table:formula="of:=([.A77]-[.$A$612])*24*60*60" office:value-type="float" office:value="1604.99999988824" calcext:value-type="float">
            <text:p>1605</text:p>
          </table:table-cell>
          <table:table-cell office:value-type="float" office:value="35.374" calcext:value-type="float">
            <text:p>35,374</text:p>
          </table:table-cell>
          <table:table-cell office:value-type="float" office:value="27.211" calcext:value-type="float">
            <text:p>27,2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12" calcext:value-type="date">
            <text:p>17-02-06 01:01</text:p>
          </table:table-cell>
          <table:table-cell table:formula="of:=([.A78]-[.$A$612])*24*60*60" office:value-type="float" office:value="1602.00000044424" calcext:value-type="float">
            <text:p>1602</text:p>
          </table:table-cell>
          <table:table-cell office:value-type="float" office:value="35.373" calcext:value-type="float">
            <text:p>35,373</text:p>
          </table:table-cell>
          <table:table-cell office:value-type="float" office:value="27.209" calcext:value-type="float">
            <text:p>27,20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09" calcext:value-type="date">
            <text:p>17-02-06 01:01</text:p>
          </table:table-cell>
          <table:table-cell table:formula="of:=([.A79]-[.$A$612])*24*60*60" office:value-type="float" office:value="1599.0000003716" calcext:value-type="float">
            <text:p>1599</text:p>
          </table:table-cell>
          <table:table-cell office:value-type="float" office:value="35.373" calcext:value-type="float">
            <text:p>35,373</text:p>
          </table:table-cell>
          <table:table-cell office:value-type="float" office:value="27.208" calcext:value-type="float">
            <text:p>27,2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06" calcext:value-type="date">
            <text:p>17-02-06 01:01</text:p>
          </table:table-cell>
          <table:table-cell table:formula="of:=([.A80]-[.$A$612])*24*60*60" office:value-type="float" office:value="1596.00000029895" calcext:value-type="float">
            <text:p>1596</text:p>
          </table:table-cell>
          <table:table-cell office:value-type="float" office:value="35.372" calcext:value-type="float">
            <text:p>35,372</text:p>
          </table:table-cell>
          <table:table-cell office:value-type="float" office:value="27.206" calcext:value-type="float">
            <text:p>27,2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03" calcext:value-type="date">
            <text:p>17-02-06 01:01</text:p>
          </table:table-cell>
          <table:table-cell table:formula="of:=([.A81]-[.$A$612])*24*60*60" office:value-type="float" office:value="1593.00000022631" calcext:value-type="float">
            <text:p>1593</text:p>
          </table:table-cell>
          <table:table-cell office:value-type="float" office:value="35.372" calcext:value-type="float">
            <text:p>35,372</text:p>
          </table:table-cell>
          <table:table-cell office:value-type="float" office:value="27.205" calcext:value-type="float">
            <text:p>27,2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1:00" calcext:value-type="date">
            <text:p>17-02-06 01:01</text:p>
          </table:table-cell>
          <table:table-cell table:formula="of:=([.A82]-[.$A$612])*24*60*60" office:value-type="float" office:value="1590.00000015367" calcext:value-type="float">
            <text:p>1590</text:p>
          </table:table-cell>
          <table:table-cell office:value-type="float" office:value="35.371" calcext:value-type="float">
            <text:p>35,371</text:p>
          </table:table-cell>
          <table:table-cell office:value-type="float" office:value="27.203" calcext:value-type="float">
            <text:p>27,2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57" calcext:value-type="date">
            <text:p>17-02-06 01:00</text:p>
          </table:table-cell>
          <table:table-cell table:formula="of:=([.A83]-[.$A$612])*24*60*60" office:value-type="float" office:value="1587.00000008103" calcext:value-type="float">
            <text:p>1587</text:p>
          </table:table-cell>
          <table:table-cell office:value-type="float" office:value="35.371" calcext:value-type="float">
            <text:p>35,371</text:p>
          </table:table-cell>
          <table:table-cell office:value-type="float" office:value="27.202" calcext:value-type="float">
            <text:p>27,2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54" calcext:value-type="date">
            <text:p>17-02-06 01:00</text:p>
          </table:table-cell>
          <table:table-cell table:formula="of:=([.A84]-[.$A$612])*24*60*60" office:value-type="float" office:value="1584.00000000838" calcext:value-type="float">
            <text:p>1584</text:p>
          </table:table-cell>
          <table:table-cell office:value-type="float" office:value="35.37" calcext:value-type="float">
            <text:p>35,37</text:p>
          </table:table-cell>
          <table:table-cell office:value-type="float" office:value="27.2" calcext:value-type="float">
            <text:p>27,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51" calcext:value-type="date">
            <text:p>17-02-06 01:00</text:p>
          </table:table-cell>
          <table:table-cell table:formula="of:=([.A85]-[.$A$612])*24*60*60" office:value-type="float" office:value="1580.99999993574" calcext:value-type="float">
            <text:p>1581</text:p>
          </table:table-cell>
          <table:table-cell office:value-type="float" office:value="35.37" calcext:value-type="float">
            <text:p>35,37</text:p>
          </table:table-cell>
          <table:table-cell office:value-type="float" office:value="27.198" calcext:value-type="float">
            <text:p>27,19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48" calcext:value-type="date">
            <text:p>17-02-06 01:00</text:p>
          </table:table-cell>
          <table:table-cell table:formula="of:=([.A86]-[.$A$612])*24*60*60" office:value-type="float" office:value="1577.9999998631" calcext:value-type="float">
            <text:p>1578</text:p>
          </table:table-cell>
          <table:table-cell office:value-type="float" office:value="35.369" calcext:value-type="float">
            <text:p>35,369</text:p>
          </table:table-cell>
          <table:table-cell office:value-type="float" office:value="27.197" calcext:value-type="float">
            <text:p>27,1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45" calcext:value-type="date">
            <text:p>17-02-06 01:00</text:p>
          </table:table-cell>
          <table:table-cell table:formula="of:=([.A87]-[.$A$612])*24*60*60" office:value-type="float" office:value="1575.0000004191" calcext:value-type="float">
            <text:p>1575</text:p>
          </table:table-cell>
          <table:table-cell office:value-type="float" office:value="35.368" calcext:value-type="float">
            <text:p>35,368</text:p>
          </table:table-cell>
          <table:table-cell office:value-type="float" office:value="27.195" calcext:value-type="float">
            <text:p>27,1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42" calcext:value-type="date">
            <text:p>17-02-06 01:00</text:p>
          </table:table-cell>
          <table:table-cell table:formula="of:=([.A88]-[.$A$612])*24*60*60" office:value-type="float" office:value="1572.00000034645" calcext:value-type="float">
            <text:p>1572</text:p>
          </table:table-cell>
          <table:table-cell office:value-type="float" office:value="35.368" calcext:value-type="float">
            <text:p>35,368</text:p>
          </table:table-cell>
          <table:table-cell office:value-type="float" office:value="27.194" calcext:value-type="float">
            <text:p>27,1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39" calcext:value-type="date">
            <text:p>17-02-06 01:00</text:p>
          </table:table-cell>
          <table:table-cell table:formula="of:=([.A89]-[.$A$612])*24*60*60" office:value-type="float" office:value="1569.00000027381" calcext:value-type="float">
            <text:p>1569</text:p>
          </table:table-cell>
          <table:table-cell office:value-type="float" office:value="35.367" calcext:value-type="float">
            <text:p>35,367</text:p>
          </table:table-cell>
          <table:table-cell office:value-type="float" office:value="27.192" calcext:value-type="float">
            <text:p>27,19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36" calcext:value-type="date">
            <text:p>17-02-06 01:00</text:p>
          </table:table-cell>
          <table:table-cell table:formula="of:=([.A90]-[.$A$612])*24*60*60" office:value-type="float" office:value="1566.00000020117" calcext:value-type="float">
            <text:p>1566</text:p>
          </table:table-cell>
          <table:table-cell office:value-type="float" office:value="35.367" calcext:value-type="float">
            <text:p>35,367</text:p>
          </table:table-cell>
          <table:table-cell office:value-type="float" office:value="27.19" calcext:value-type="float">
            <text:p>27,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33" calcext:value-type="date">
            <text:p>17-02-06 01:00</text:p>
          </table:table-cell>
          <table:table-cell table:formula="of:=([.A91]-[.$A$612])*24*60*60" office:value-type="float" office:value="1563.00000012852" calcext:value-type="float">
            <text:p>1563</text:p>
          </table:table-cell>
          <table:table-cell office:value-type="float" office:value="35.366" calcext:value-type="float">
            <text:p>35,366</text:p>
          </table:table-cell>
          <table:table-cell office:value-type="float" office:value="27.189" calcext:value-type="float">
            <text:p>27,1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30" calcext:value-type="date">
            <text:p>17-02-06 01:00</text:p>
          </table:table-cell>
          <table:table-cell table:formula="of:=([.A92]-[.$A$612])*24*60*60" office:value-type="float" office:value="1560.00000005588" calcext:value-type="float">
            <text:p>1560</text:p>
          </table:table-cell>
          <table:table-cell office:value-type="float" office:value="35.365" calcext:value-type="float">
            <text:p>35,365</text:p>
          </table:table-cell>
          <table:table-cell office:value-type="float" office:value="27.187" calcext:value-type="float">
            <text:p>27,18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27" calcext:value-type="date">
            <text:p>17-02-06 01:00</text:p>
          </table:table-cell>
          <table:table-cell table:formula="of:=([.A93]-[.$A$612])*24*60*60" office:value-type="float" office:value="1556.99999998324" calcext:value-type="float">
            <text:p>1557</text:p>
          </table:table-cell>
          <table:table-cell office:value-type="float" office:value="35.365" calcext:value-type="float">
            <text:p>35,365</text:p>
          </table:table-cell>
          <table:table-cell office:value-type="float" office:value="27.185" calcext:value-type="float">
            <text:p>27,18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24" calcext:value-type="date">
            <text:p>17-02-06 01:00</text:p>
          </table:table-cell>
          <table:table-cell table:formula="of:=([.A94]-[.$A$612])*24*60*60" office:value-type="float" office:value="1553.99999991059" calcext:value-type="float">
            <text:p>1554</text:p>
          </table:table-cell>
          <table:table-cell office:value-type="float" office:value="35.364" calcext:value-type="float">
            <text:p>35,364</text:p>
          </table:table-cell>
          <table:table-cell office:value-type="float" office:value="27.183" calcext:value-type="float">
            <text:p>27,1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21" calcext:value-type="date">
            <text:p>17-02-06 01:00</text:p>
          </table:table-cell>
          <table:table-cell table:formula="of:=([.A95]-[.$A$612])*24*60*60" office:value-type="float" office:value="1551.00000046659" calcext:value-type="float">
            <text:p>1551</text:p>
          </table:table-cell>
          <table:table-cell office:value-type="float" office:value="35.363" calcext:value-type="float">
            <text:p>35,363</text:p>
          </table:table-cell>
          <table:table-cell office:value-type="float" office:value="27.181" calcext:value-type="float">
            <text:p>27,18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18" calcext:value-type="date">
            <text:p>17-02-06 01:00</text:p>
          </table:table-cell>
          <table:table-cell table:formula="of:=([.A96]-[.$A$612])*24*60*60" office:value-type="float" office:value="1548.00000039395" calcext:value-type="float">
            <text:p>1548</text:p>
          </table:table-cell>
          <table:table-cell office:value-type="float" office:value="35.362" calcext:value-type="float">
            <text:p>35,362</text:p>
          </table:table-cell>
          <table:table-cell office:value-type="float" office:value="27.18" calcext:value-type="float">
            <text:p>27,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15" calcext:value-type="date">
            <text:p>17-02-06 01:00</text:p>
          </table:table-cell>
          <table:table-cell table:formula="of:=([.A97]-[.$A$612])*24*60*60" office:value-type="float" office:value="1545.00000032131" calcext:value-type="float">
            <text:p>1545</text:p>
          </table:table-cell>
          <table:table-cell office:value-type="float" office:value="35.362" calcext:value-type="float">
            <text:p>35,362</text:p>
          </table:table-cell>
          <table:table-cell office:value-type="float" office:value="27.178" calcext:value-type="float">
            <text:p>27,1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12" calcext:value-type="date">
            <text:p>17-02-06 01:00</text:p>
          </table:table-cell>
          <table:table-cell table:formula="of:=([.A98]-[.$A$612])*24*60*60" office:value-type="float" office:value="1542.00000024866" calcext:value-type="float">
            <text:p>1542</text:p>
          </table:table-cell>
          <table:table-cell office:value-type="float" office:value="35.361" calcext:value-type="float">
            <text:p>35,361</text:p>
          </table:table-cell>
          <table:table-cell office:value-type="float" office:value="27.176" calcext:value-type="float">
            <text:p>27,1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09" calcext:value-type="date">
            <text:p>17-02-06 01:00</text:p>
          </table:table-cell>
          <table:table-cell table:formula="of:=([.A99]-[.$A$612])*24*60*60" office:value-type="float" office:value="1539.00000017602" calcext:value-type="float">
            <text:p>1539</text:p>
          </table:table-cell>
          <table:table-cell office:value-type="float" office:value="35.36" calcext:value-type="float">
            <text:p>35,36</text:p>
          </table:table-cell>
          <table:table-cell office:value-type="float" office:value="27.174" calcext:value-type="float">
            <text:p>27,1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06" calcext:value-type="date">
            <text:p>17-02-06 01:00</text:p>
          </table:table-cell>
          <table:table-cell table:formula="of:=([.A100]-[.$A$612])*24*60*60" office:value-type="float" office:value="1536.00000010338" calcext:value-type="float">
            <text:p>1536</text:p>
          </table:table-cell>
          <table:table-cell office:value-type="float" office:value="35.359" calcext:value-type="float">
            <text:p>35,359</text:p>
          </table:table-cell>
          <table:table-cell office:value-type="float" office:value="27.172" calcext:value-type="float">
            <text:p>27,1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03" calcext:value-type="date">
            <text:p>17-02-06 01:00</text:p>
          </table:table-cell>
          <table:table-cell table:formula="of:=([.A101]-[.$A$612])*24*60*60" office:value-type="float" office:value="1533.00000003073" calcext:value-type="float">
            <text:p>1533</text:p>
          </table:table-cell>
          <table:table-cell office:value-type="float" office:value="35.358" calcext:value-type="float">
            <text:p>35,358</text:p>
          </table:table-cell>
          <table:table-cell office:value-type="float" office:value="27.17" calcext:value-type="float">
            <text:p>27,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1:00:00" calcext:value-type="date">
            <text:p>17-02-06 01:00</text:p>
          </table:table-cell>
          <table:table-cell table:formula="of:=([.A102]-[.$A$612])*24*60*60" office:value-type="float" office:value="1529.99999995809" calcext:value-type="float">
            <text:p>1530</text:p>
          </table:table-cell>
          <table:table-cell office:value-type="float" office:value="35.358" calcext:value-type="float">
            <text:p>35,358</text:p>
          </table:table-cell>
          <table:table-cell office:value-type="float" office:value="27.168" calcext:value-type="float">
            <text:p>27,1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57" calcext:value-type="date">
            <text:p>17-02-06 00:59</text:p>
          </table:table-cell>
          <table:table-cell table:formula="of:=([.A103]-[.$A$612])*24*60*60" office:value-type="float" office:value="1526.99999988545" calcext:value-type="float">
            <text:p>1527</text:p>
          </table:table-cell>
          <table:table-cell office:value-type="float" office:value="35.357" calcext:value-type="float">
            <text:p>35,357</text:p>
          </table:table-cell>
          <table:table-cell office:value-type="float" office:value="27.166" calcext:value-type="float">
            <text:p>27,1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54" calcext:value-type="date">
            <text:p>17-02-06 00:59</text:p>
          </table:table-cell>
          <table:table-cell table:formula="of:=([.A104]-[.$A$612])*24*60*60" office:value-type="float" office:value="1524.00000044145" calcext:value-type="float">
            <text:p>1524</text:p>
          </table:table-cell>
          <table:table-cell office:value-type="float" office:value="35.356" calcext:value-type="float">
            <text:p>35,356</text:p>
          </table:table-cell>
          <table:table-cell office:value-type="float" office:value="27.164" calcext:value-type="float">
            <text:p>27,1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51" calcext:value-type="date">
            <text:p>17-02-06 00:59</text:p>
          </table:table-cell>
          <table:table-cell table:formula="of:=([.A105]-[.$A$612])*24*60*60" office:value-type="float" office:value="1521.0000003688" calcext:value-type="float">
            <text:p>1521</text:p>
          </table:table-cell>
          <table:table-cell office:value-type="float" office:value="35.355" calcext:value-type="float">
            <text:p>35,355</text:p>
          </table:table-cell>
          <table:table-cell office:value-type="float" office:value="27.162" calcext:value-type="float">
            <text:p>27,1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48" calcext:value-type="date">
            <text:p>17-02-06 00:59</text:p>
          </table:table-cell>
          <table:table-cell table:formula="of:=([.A106]-[.$A$612])*24*60*60" office:value-type="float" office:value="1518.00000029616" calcext:value-type="float">
            <text:p>1518</text:p>
          </table:table-cell>
          <table:table-cell office:value-type="float" office:value="35.354" calcext:value-type="float">
            <text:p>35,354</text:p>
          </table:table-cell>
          <table:table-cell office:value-type="float" office:value="27.16" calcext:value-type="float">
            <text:p>27,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45" calcext:value-type="date">
            <text:p>17-02-06 00:59</text:p>
          </table:table-cell>
          <table:table-cell table:formula="of:=([.A107]-[.$A$612])*24*60*60" office:value-type="float" office:value="1515.00000022352" calcext:value-type="float">
            <text:p>1515</text:p>
          </table:table-cell>
          <table:table-cell office:value-type="float" office:value="35.353" calcext:value-type="float">
            <text:p>35,353</text:p>
          </table:table-cell>
          <table:table-cell office:value-type="float" office:value="27.158" calcext:value-type="float">
            <text:p>27,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42" calcext:value-type="date">
            <text:p>17-02-06 00:59</text:p>
          </table:table-cell>
          <table:table-cell table:formula="of:=([.A108]-[.$A$612])*24*60*60" office:value-type="float" office:value="1512.00000015087" calcext:value-type="float">
            <text:p>1512</text:p>
          </table:table-cell>
          <table:table-cell office:value-type="float" office:value="35.352" calcext:value-type="float">
            <text:p>35,352</text:p>
          </table:table-cell>
          <table:table-cell office:value-type="float" office:value="27.156" calcext:value-type="float">
            <text:p>27,1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39" calcext:value-type="date">
            <text:p>17-02-06 00:59</text:p>
          </table:table-cell>
          <table:table-cell table:formula="of:=([.A109]-[.$A$612])*24*60*60" office:value-type="float" office:value="1509.00000007823" calcext:value-type="float">
            <text:p>1509</text:p>
          </table:table-cell>
          <table:table-cell office:value-type="float" office:value="35.351" calcext:value-type="float">
            <text:p>35,351</text:p>
          </table:table-cell>
          <table:table-cell office:value-type="float" office:value="27.154" calcext:value-type="float">
            <text:p>27,1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36" calcext:value-type="date">
            <text:p>17-02-06 00:59</text:p>
          </table:table-cell>
          <table:table-cell table:formula="of:=([.A110]-[.$A$612])*24*60*60" office:value-type="float" office:value="1506.00000000559" calcext:value-type="float">
            <text:p>1506</text:p>
          </table:table-cell>
          <table:table-cell office:value-type="float" office:value="35.35" calcext:value-type="float">
            <text:p>35,35</text:p>
          </table:table-cell>
          <table:table-cell office:value-type="float" office:value="27.152" calcext:value-type="float">
            <text:p>27,1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33" calcext:value-type="date">
            <text:p>17-02-06 00:59</text:p>
          </table:table-cell>
          <table:table-cell table:formula="of:=([.A111]-[.$A$612])*24*60*60" office:value-type="float" office:value="1502.99999993294" calcext:value-type="float">
            <text:p>1503</text:p>
          </table:table-cell>
          <table:table-cell office:value-type="float" office:value="35.349" calcext:value-type="float">
            <text:p>35,349</text:p>
          </table:table-cell>
          <table:table-cell office:value-type="float" office:value="27.149" calcext:value-type="float">
            <text:p>27,1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30" calcext:value-type="date">
            <text:p>17-02-06 00:59</text:p>
          </table:table-cell>
          <table:table-cell table:formula="of:=([.A112]-[.$A$612])*24*60*60" office:value-type="float" office:value="1499.9999998603" calcext:value-type="float">
            <text:p>1500</text:p>
          </table:table-cell>
          <table:table-cell office:value-type="float" office:value="35.348" calcext:value-type="float">
            <text:p>35,348</text:p>
          </table:table-cell>
          <table:table-cell office:value-type="float" office:value="27.147" calcext:value-type="float">
            <text:p>27,1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27" calcext:value-type="date">
            <text:p>17-02-06 00:59</text:p>
          </table:table-cell>
          <table:table-cell table:formula="of:=([.A113]-[.$A$612])*24*60*60" office:value-type="float" office:value="1497.0000004163" calcext:value-type="float">
            <text:p>1497</text:p>
          </table:table-cell>
          <table:table-cell office:value-type="float" office:value="35.346" calcext:value-type="float">
            <text:p>35,346</text:p>
          </table:table-cell>
          <table:table-cell office:value-type="float" office:value="27.145" calcext:value-type="float">
            <text:p>27,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24" calcext:value-type="date">
            <text:p>17-02-06 00:59</text:p>
          </table:table-cell>
          <table:table-cell table:formula="of:=([.A114]-[.$A$612])*24*60*60" office:value-type="float" office:value="1494.00000034366" calcext:value-type="float">
            <text:p>1494</text:p>
          </table:table-cell>
          <table:table-cell office:value-type="float" office:value="35.345" calcext:value-type="float">
            <text:p>35,345</text:p>
          </table:table-cell>
          <table:table-cell office:value-type="float" office:value="27.143" calcext:value-type="float">
            <text:p>27,1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21" calcext:value-type="date">
            <text:p>17-02-06 00:59</text:p>
          </table:table-cell>
          <table:table-cell table:formula="of:=([.A115]-[.$A$612])*24*60*60" office:value-type="float" office:value="1491.00000027102" calcext:value-type="float">
            <text:p>1491</text:p>
          </table:table-cell>
          <table:table-cell office:value-type="float" office:value="35.344" calcext:value-type="float">
            <text:p>35,344</text:p>
          </table:table-cell>
          <table:table-cell office:value-type="float" office:value="27.14" calcext:value-type="float">
            <text:p>27,1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18" calcext:value-type="date">
            <text:p>17-02-06 00:59</text:p>
          </table:table-cell>
          <table:table-cell table:formula="of:=([.A116]-[.$A$612])*24*60*60" office:value-type="float" office:value="1488.00000019837" calcext:value-type="float">
            <text:p>1488</text:p>
          </table:table-cell>
          <table:table-cell office:value-type="float" office:value="35.343" calcext:value-type="float">
            <text:p>35,343</text:p>
          </table:table-cell>
          <table:table-cell office:value-type="float" office:value="27.138" calcext:value-type="float">
            <text:p>27,1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15" calcext:value-type="date">
            <text:p>17-02-06 00:59</text:p>
          </table:table-cell>
          <table:table-cell table:formula="of:=([.A117]-[.$A$612])*24*60*60" office:value-type="float" office:value="1485.00000012573" calcext:value-type="float">
            <text:p>1485</text:p>
          </table:table-cell>
          <table:table-cell office:value-type="float" office:value="35.342" calcext:value-type="float">
            <text:p>35,342</text:p>
          </table:table-cell>
          <table:table-cell office:value-type="float" office:value="27.136" calcext:value-type="float">
            <text:p>27,13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12" calcext:value-type="date">
            <text:p>17-02-06 00:59</text:p>
          </table:table-cell>
          <table:table-cell table:formula="of:=([.A118]-[.$A$612])*24*60*60" office:value-type="float" office:value="1482.00000005309" calcext:value-type="float">
            <text:p>1482</text:p>
          </table:table-cell>
          <table:table-cell office:value-type="float" office:value="35.34" calcext:value-type="float">
            <text:p>35,34</text:p>
          </table:table-cell>
          <table:table-cell office:value-type="float" office:value="27.133" calcext:value-type="float">
            <text:p>27,13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09" calcext:value-type="date">
            <text:p>17-02-06 00:59</text:p>
          </table:table-cell>
          <table:table-cell table:formula="of:=([.A119]-[.$A$612])*24*60*60" office:value-type="float" office:value="1478.99999998044" calcext:value-type="float">
            <text:p>1479</text:p>
          </table:table-cell>
          <table:table-cell office:value-type="float" office:value="35.339" calcext:value-type="float">
            <text:p>35,339</text:p>
          </table:table-cell>
          <table:table-cell office:value-type="float" office:value="27.131" calcext:value-type="float">
            <text:p>27,1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06" calcext:value-type="date">
            <text:p>17-02-06 00:59</text:p>
          </table:table-cell>
          <table:table-cell table:formula="of:=([.A120]-[.$A$612])*24*60*60" office:value-type="float" office:value="1475.9999999078" calcext:value-type="float">
            <text:p>1476</text:p>
          </table:table-cell>
          <table:table-cell office:value-type="float" office:value="35.338" calcext:value-type="float">
            <text:p>35,338</text:p>
          </table:table-cell>
          <table:table-cell office:value-type="float" office:value="27.128" calcext:value-type="float">
            <text:p>27,1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03" calcext:value-type="date">
            <text:p>17-02-06 00:59</text:p>
          </table:table-cell>
          <table:table-cell table:formula="of:=([.A121]-[.$A$612])*24*60*60" office:value-type="float" office:value="1473.0000004638" calcext:value-type="float">
            <text:p>1473</text:p>
          </table:table-cell>
          <table:table-cell office:value-type="float" office:value="35.336" calcext:value-type="float">
            <text:p>35,336</text:p>
          </table:table-cell>
          <table:table-cell office:value-type="float" office:value="27.126" calcext:value-type="float">
            <text:p>27,1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9:00" calcext:value-type="date">
            <text:p>17-02-06 00:59</text:p>
          </table:table-cell>
          <table:table-cell table:formula="of:=([.A122]-[.$A$612])*24*60*60" office:value-type="float" office:value="1470.00000039116" calcext:value-type="float">
            <text:p>1470</text:p>
          </table:table-cell>
          <table:table-cell office:value-type="float" office:value="35.335" calcext:value-type="float">
            <text:p>35,335</text:p>
          </table:table-cell>
          <table:table-cell office:value-type="float" office:value="27.123" calcext:value-type="float">
            <text:p>27,1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57" calcext:value-type="date">
            <text:p>17-02-06 00:58</text:p>
          </table:table-cell>
          <table:table-cell table:formula="of:=([.A123]-[.$A$612])*24*60*60" office:value-type="float" office:value="1467.00000031851" calcext:value-type="float">
            <text:p>1467</text:p>
          </table:table-cell>
          <table:table-cell office:value-type="float" office:value="35.333" calcext:value-type="float">
            <text:p>35,333</text:p>
          </table:table-cell>
          <table:table-cell office:value-type="float" office:value="27.121" calcext:value-type="float">
            <text:p>27,1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54" calcext:value-type="date">
            <text:p>17-02-06 00:58</text:p>
          </table:table-cell>
          <table:table-cell table:formula="of:=([.A124]-[.$A$612])*24*60*60" office:value-type="float" office:value="1464.00000024587" calcext:value-type="float">
            <text:p>1464</text:p>
          </table:table-cell>
          <table:table-cell office:value-type="float" office:value="35.332" calcext:value-type="float">
            <text:p>35,332</text:p>
          </table:table-cell>
          <table:table-cell office:value-type="float" office:value="27.118" calcext:value-type="float">
            <text:p>27,1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51" calcext:value-type="date">
            <text:p>17-02-06 00:58</text:p>
          </table:table-cell>
          <table:table-cell table:formula="of:=([.A125]-[.$A$612])*24*60*60" office:value-type="float" office:value="1461.00000017323" calcext:value-type="float">
            <text:p>1461</text:p>
          </table:table-cell>
          <table:table-cell office:value-type="float" office:value="35.33" calcext:value-type="float">
            <text:p>35,33</text:p>
          </table:table-cell>
          <table:table-cell office:value-type="float" office:value="27.115" calcext:value-type="float">
            <text:p>27,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48" calcext:value-type="date">
            <text:p>17-02-06 00:58</text:p>
          </table:table-cell>
          <table:table-cell table:formula="of:=([.A126]-[.$A$612])*24*60*60" office:value-type="float" office:value="1458.00000010058" calcext:value-type="float">
            <text:p>1458</text:p>
          </table:table-cell>
          <table:table-cell office:value-type="float" office:value="35.329" calcext:value-type="float">
            <text:p>35,329</text:p>
          </table:table-cell>
          <table:table-cell office:value-type="float" office:value="27.113" calcext:value-type="float">
            <text:p>27,11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45" calcext:value-type="date">
            <text:p>17-02-06 00:58</text:p>
          </table:table-cell>
          <table:table-cell table:formula="of:=([.A127]-[.$A$612])*24*60*60" office:value-type="float" office:value="1455.00000002794" calcext:value-type="float">
            <text:p>1455</text:p>
          </table:table-cell>
          <table:table-cell office:value-type="float" office:value="35.327" calcext:value-type="float">
            <text:p>35,327</text:p>
          </table:table-cell>
          <table:table-cell office:value-type="float" office:value="27.11" calcext:value-type="float">
            <text:p>27,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42" calcext:value-type="date">
            <text:p>17-02-06 00:58</text:p>
          </table:table-cell>
          <table:table-cell table:formula="of:=([.A128]-[.$A$612])*24*60*60" office:value-type="float" office:value="1451.9999999553" calcext:value-type="float">
            <text:p>1452</text:p>
          </table:table-cell>
          <table:table-cell office:value-type="float" office:value="35.325" calcext:value-type="float">
            <text:p>35,325</text:p>
          </table:table-cell>
          <table:table-cell office:value-type="float" office:value="27.107" calcext:value-type="float">
            <text:p>27,1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39" calcext:value-type="date">
            <text:p>17-02-06 00:58</text:p>
          </table:table-cell>
          <table:table-cell table:formula="of:=([.A129]-[.$A$612])*24*60*60" office:value-type="float" office:value="1448.99999988265" calcext:value-type="float">
            <text:p>1449</text:p>
          </table:table-cell>
          <table:table-cell office:value-type="float" office:value="35.323" calcext:value-type="float">
            <text:p>35,323</text:p>
          </table:table-cell>
          <table:table-cell office:value-type="float" office:value="27.105" calcext:value-type="float">
            <text:p>27,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36" calcext:value-type="date">
            <text:p>17-02-06 00:58</text:p>
          </table:table-cell>
          <table:table-cell table:formula="of:=([.A130]-[.$A$612])*24*60*60" office:value-type="float" office:value="1446.00000043865" calcext:value-type="float">
            <text:p>1446</text:p>
          </table:table-cell>
          <table:table-cell office:value-type="float" office:value="35.322" calcext:value-type="float">
            <text:p>35,322</text:p>
          </table:table-cell>
          <table:table-cell office:value-type="float" office:value="27.102" calcext:value-type="float">
            <text:p>27,1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33" calcext:value-type="date">
            <text:p>17-02-06 00:58</text:p>
          </table:table-cell>
          <table:table-cell table:formula="of:=([.A131]-[.$A$612])*24*60*60" office:value-type="float" office:value="1443.00000036601" calcext:value-type="float">
            <text:p>1443</text:p>
          </table:table-cell>
          <table:table-cell office:value-type="float" office:value="35.32" calcext:value-type="float">
            <text:p>35,32</text:p>
          </table:table-cell>
          <table:table-cell office:value-type="float" office:value="27.099" calcext:value-type="float">
            <text:p>27,0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30" calcext:value-type="date">
            <text:p>17-02-06 00:58</text:p>
          </table:table-cell>
          <table:table-cell table:formula="of:=([.A132]-[.$A$612])*24*60*60" office:value-type="float" office:value="1440.00000029337" calcext:value-type="float">
            <text:p>1440</text:p>
          </table:table-cell>
          <table:table-cell office:value-type="float" office:value="35.318" calcext:value-type="float">
            <text:p>35,318</text:p>
          </table:table-cell>
          <table:table-cell office:value-type="float" office:value="27.096" calcext:value-type="float">
            <text:p>27,09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27" calcext:value-type="date">
            <text:p>17-02-06 00:58</text:p>
          </table:table-cell>
          <table:table-cell table:formula="of:=([.A133]-[.$A$612])*24*60*60" office:value-type="float" office:value="1437.00000022072" calcext:value-type="float">
            <text:p>1437</text:p>
          </table:table-cell>
          <table:table-cell office:value-type="float" office:value="35.316" calcext:value-type="float">
            <text:p>35,316</text:p>
          </table:table-cell>
          <table:table-cell office:value-type="float" office:value="27.093" calcext:value-type="float">
            <text:p>27,09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24" calcext:value-type="date">
            <text:p>17-02-06 00:58</text:p>
          </table:table-cell>
          <table:table-cell table:formula="of:=([.A134]-[.$A$612])*24*60*60" office:value-type="float" office:value="1434.00000014808" calcext:value-type="float">
            <text:p>1434</text:p>
          </table:table-cell>
          <table:table-cell office:value-type="float" office:value="35.314" calcext:value-type="float">
            <text:p>35,314</text:p>
          </table:table-cell>
          <table:table-cell office:value-type="float" office:value="27.09" calcext:value-type="float">
            <text:p>27,0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21" calcext:value-type="date">
            <text:p>17-02-06 00:58</text:p>
          </table:table-cell>
          <table:table-cell table:formula="of:=([.A135]-[.$A$612])*24*60*60" office:value-type="float" office:value="1431.00000007544" calcext:value-type="float">
            <text:p>1431</text:p>
          </table:table-cell>
          <table:table-cell office:value-type="float" office:value="35.312" calcext:value-type="float">
            <text:p>35,312</text:p>
          </table:table-cell>
          <table:table-cell office:value-type="float" office:value="27.087" calcext:value-type="float">
            <text:p>27,08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18" calcext:value-type="date">
            <text:p>17-02-06 00:58</text:p>
          </table:table-cell>
          <table:table-cell table:formula="of:=([.A136]-[.$A$612])*24*60*60" office:value-type="float" office:value="1428.00000000279" calcext:value-type="float">
            <text:p>1428</text:p>
          </table:table-cell>
          <table:table-cell office:value-type="float" office:value="35.31" calcext:value-type="float">
            <text:p>35,31</text:p>
          </table:table-cell>
          <table:table-cell office:value-type="float" office:value="27.084" calcext:value-type="float">
            <text:p>27,0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15" calcext:value-type="date">
            <text:p>17-02-06 00:58</text:p>
          </table:table-cell>
          <table:table-cell table:formula="of:=([.A137]-[.$A$612])*24*60*60" office:value-type="float" office:value="1424.99999993015" calcext:value-type="float">
            <text:p>1425</text:p>
          </table:table-cell>
          <table:table-cell office:value-type="float" office:value="35.308" calcext:value-type="float">
            <text:p>35,308</text:p>
          </table:table-cell>
          <table:table-cell office:value-type="float" office:value="27.081" calcext:value-type="float">
            <text:p>27,08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12" calcext:value-type="date">
            <text:p>17-02-06 00:58</text:p>
          </table:table-cell>
          <table:table-cell table:formula="of:=([.A138]-[.$A$612])*24*60*60" office:value-type="float" office:value="1421.99999985751" calcext:value-type="float">
            <text:p>1422</text:p>
          </table:table-cell>
          <table:table-cell office:value-type="float" office:value="35.306" calcext:value-type="float">
            <text:p>35,306</text:p>
          </table:table-cell>
          <table:table-cell office:value-type="float" office:value="27.078" calcext:value-type="float">
            <text:p>27,0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09" calcext:value-type="date">
            <text:p>17-02-06 00:58</text:p>
          </table:table-cell>
          <table:table-cell table:formula="of:=([.A139]-[.$A$612])*24*60*60" office:value-type="float" office:value="1419.00000041351" calcext:value-type="float">
            <text:p>1419</text:p>
          </table:table-cell>
          <table:table-cell office:value-type="float" office:value="35.303" calcext:value-type="float">
            <text:p>35,303</text:p>
          </table:table-cell>
          <table:table-cell office:value-type="float" office:value="27.075" calcext:value-type="float">
            <text:p>27,0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06" calcext:value-type="date">
            <text:p>17-02-06 00:58</text:p>
          </table:table-cell>
          <table:table-cell table:formula="of:=([.A140]-[.$A$612])*24*60*60" office:value-type="float" office:value="1416.00000034086" calcext:value-type="float">
            <text:p>1416</text:p>
          </table:table-cell>
          <table:table-cell office:value-type="float" office:value="35.301" calcext:value-type="float">
            <text:p>35,301</text:p>
          </table:table-cell>
          <table:table-cell office:value-type="float" office:value="27.072" calcext:value-type="float">
            <text:p>27,0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03" calcext:value-type="date">
            <text:p>17-02-06 00:58</text:p>
          </table:table-cell>
          <table:table-cell table:formula="of:=([.A141]-[.$A$612])*24*60*60" office:value-type="float" office:value="1413.00000026822" calcext:value-type="float">
            <text:p>1413</text:p>
          </table:table-cell>
          <table:table-cell office:value-type="float" office:value="35.299" calcext:value-type="float">
            <text:p>35,299</text:p>
          </table:table-cell>
          <table:table-cell office:value-type="float" office:value="27.068" calcext:value-type="float">
            <text:p>27,0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8:00" calcext:value-type="date">
            <text:p>17-02-06 00:58</text:p>
          </table:table-cell>
          <table:table-cell table:formula="of:=([.A142]-[.$A$612])*24*60*60" office:value-type="float" office:value="1410.00000019558" calcext:value-type="float">
            <text:p>1410</text:p>
          </table:table-cell>
          <table:table-cell office:value-type="float" office:value="35.296" calcext:value-type="float">
            <text:p>35,296</text:p>
          </table:table-cell>
          <table:table-cell office:value-type="float" office:value="27.065" calcext:value-type="float">
            <text:p>27,0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57" calcext:value-type="date">
            <text:p>17-02-06 00:57</text:p>
          </table:table-cell>
          <table:table-cell table:formula="of:=([.A143]-[.$A$612])*24*60*60" office:value-type="float" office:value="1407.00000012293" calcext:value-type="float">
            <text:p>1407</text:p>
          </table:table-cell>
          <table:table-cell office:value-type="float" office:value="35.294" calcext:value-type="float">
            <text:p>35,294</text:p>
          </table:table-cell>
          <table:table-cell office:value-type="float" office:value="27.062" calcext:value-type="float">
            <text:p>27,0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54" calcext:value-type="date">
            <text:p>17-02-06 00:57</text:p>
          </table:table-cell>
          <table:table-cell table:formula="of:=([.A144]-[.$A$612])*24*60*60" office:value-type="float" office:value="1404.00000005029" calcext:value-type="float">
            <text:p>1404</text:p>
          </table:table-cell>
          <table:table-cell office:value-type="float" office:value="35.291" calcext:value-type="float">
            <text:p>35,291</text:p>
          </table:table-cell>
          <table:table-cell office:value-type="float" office:value="27.058" calcext:value-type="float">
            <text:p>27,0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51" calcext:value-type="date">
            <text:p>17-02-06 00:57</text:p>
          </table:table-cell>
          <table:table-cell table:formula="of:=([.A145]-[.$A$612])*24*60*60" office:value-type="float" office:value="1400.99999997765" calcext:value-type="float">
            <text:p>1401</text:p>
          </table:table-cell>
          <table:table-cell office:value-type="float" office:value="35.288" calcext:value-type="float">
            <text:p>35,288</text:p>
          </table:table-cell>
          <table:table-cell office:value-type="float" office:value="27.055" calcext:value-type="float">
            <text:p>27,0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48" calcext:value-type="date">
            <text:p>17-02-06 00:57</text:p>
          </table:table-cell>
          <table:table-cell table:formula="of:=([.A146]-[.$A$612])*24*60*60" office:value-type="float" office:value="1397.99999990501" calcext:value-type="float">
            <text:p>1398</text:p>
          </table:table-cell>
          <table:table-cell office:value-type="float" office:value="35.286" calcext:value-type="float">
            <text:p>35,286</text:p>
          </table:table-cell>
          <table:table-cell office:value-type="float" office:value="27.052" calcext:value-type="float">
            <text:p>27,0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45" calcext:value-type="date">
            <text:p>17-02-06 00:57</text:p>
          </table:table-cell>
          <table:table-cell table:formula="of:=([.A147]-[.$A$612])*24*60*60" office:value-type="float" office:value="1395.000000461" calcext:value-type="float">
            <text:p>1395</text:p>
          </table:table-cell>
          <table:table-cell office:value-type="float" office:value="35.283" calcext:value-type="float">
            <text:p>35,283</text:p>
          </table:table-cell>
          <table:table-cell office:value-type="float" office:value="27.048" calcext:value-type="float">
            <text:p>27,0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42" calcext:value-type="date">
            <text:p>17-02-06 00:57</text:p>
          </table:table-cell>
          <table:table-cell table:formula="of:=([.A148]-[.$A$612])*24*60*60" office:value-type="float" office:value="1392.00000038836" calcext:value-type="float">
            <text:p>1392</text:p>
          </table:table-cell>
          <table:table-cell office:value-type="float" office:value="35.28" calcext:value-type="float">
            <text:p>35,28</text:p>
          </table:table-cell>
          <table:table-cell office:value-type="float" office:value="27.045" calcext:value-type="float">
            <text:p>27,0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39" calcext:value-type="date">
            <text:p>17-02-06 00:57</text:p>
          </table:table-cell>
          <table:table-cell table:formula="of:=([.A149]-[.$A$612])*24*60*60" office:value-type="float" office:value="1389.00000031572" calcext:value-type="float">
            <text:p>1389</text:p>
          </table:table-cell>
          <table:table-cell office:value-type="float" office:value="35.277" calcext:value-type="float">
            <text:p>35,277</text:p>
          </table:table-cell>
          <table:table-cell office:value-type="float" office:value="27.041" calcext:value-type="float">
            <text:p>27,0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36" calcext:value-type="date">
            <text:p>17-02-06 00:57</text:p>
          </table:table-cell>
          <table:table-cell table:formula="of:=([.A150]-[.$A$612])*24*60*60" office:value-type="float" office:value="1386.00000024308" calcext:value-type="float">
            <text:p>1386</text:p>
          </table:table-cell>
          <table:table-cell office:value-type="float" office:value="35.274" calcext:value-type="float">
            <text:p>35,274</text:p>
          </table:table-cell>
          <table:table-cell office:value-type="float" office:value="27.037" calcext:value-type="float">
            <text:p>27,03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33" calcext:value-type="date">
            <text:p>17-02-06 00:57</text:p>
          </table:table-cell>
          <table:table-cell table:formula="of:=([.A151]-[.$A$612])*24*60*60" office:value-type="float" office:value="1383.00000017043" calcext:value-type="float">
            <text:p>1383</text:p>
          </table:table-cell>
          <table:table-cell office:value-type="float" office:value="35.271" calcext:value-type="float">
            <text:p>35,271</text:p>
          </table:table-cell>
          <table:table-cell office:value-type="float" office:value="27.034" calcext:value-type="float">
            <text:p>27,03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30" calcext:value-type="date">
            <text:p>17-02-06 00:57</text:p>
          </table:table-cell>
          <table:table-cell table:formula="of:=([.A152]-[.$A$612])*24*60*60" office:value-type="float" office:value="1380.00000009779" calcext:value-type="float">
            <text:p>1380</text:p>
          </table:table-cell>
          <table:table-cell office:value-type="float" office:value="35.268" calcext:value-type="float">
            <text:p>35,268</text:p>
          </table:table-cell>
          <table:table-cell office:value-type="float" office:value="27.03" calcext:value-type="float">
            <text:p>27,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27" calcext:value-type="date">
            <text:p>17-02-06 00:57</text:p>
          </table:table-cell>
          <table:table-cell table:formula="of:=([.A153]-[.$A$612])*24*60*60" office:value-type="float" office:value="1377.00000002515" calcext:value-type="float">
            <text:p>1377</text:p>
          </table:table-cell>
          <table:table-cell office:value-type="float" office:value="35.264" calcext:value-type="float">
            <text:p>35,264</text:p>
          </table:table-cell>
          <table:table-cell office:value-type="float" office:value="27.026" calcext:value-type="float">
            <text:p>27,0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24" calcext:value-type="date">
            <text:p>17-02-06 00:57</text:p>
          </table:table-cell>
          <table:table-cell table:formula="of:=([.A154]-[.$A$612])*24*60*60" office:value-type="float" office:value="1373.9999999525" calcext:value-type="float">
            <text:p>1374</text:p>
          </table:table-cell>
          <table:table-cell office:value-type="float" office:value="35.261" calcext:value-type="float">
            <text:p>35,261</text:p>
          </table:table-cell>
          <table:table-cell office:value-type="float" office:value="27.022" calcext:value-type="float">
            <text:p>27,02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21" calcext:value-type="date">
            <text:p>17-02-06 00:57</text:p>
          </table:table-cell>
          <table:table-cell table:formula="of:=([.A155]-[.$A$612])*24*60*60" office:value-type="float" office:value="1370.99999987986" calcext:value-type="float">
            <text:p>1371</text:p>
          </table:table-cell>
          <table:table-cell office:value-type="float" office:value="35.257" calcext:value-type="float">
            <text:p>35,257</text:p>
          </table:table-cell>
          <table:table-cell office:value-type="float" office:value="27.019" calcext:value-type="float">
            <text:p>27,0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18" calcext:value-type="date">
            <text:p>17-02-06 00:57</text:p>
          </table:table-cell>
          <table:table-cell table:formula="of:=([.A156]-[.$A$612])*24*60*60" office:value-type="float" office:value="1368.00000043586" calcext:value-type="float">
            <text:p>1368</text:p>
          </table:table-cell>
          <table:table-cell office:value-type="float" office:value="35.254" calcext:value-type="float">
            <text:p>35,254</text:p>
          </table:table-cell>
          <table:table-cell office:value-type="float" office:value="27.015" calcext:value-type="float">
            <text:p>27,0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15" calcext:value-type="date">
            <text:p>17-02-06 00:57</text:p>
          </table:table-cell>
          <table:table-cell table:formula="of:=([.A157]-[.$A$612])*24*60*60" office:value-type="float" office:value="1365.00000036322" calcext:value-type="float">
            <text:p>1365</text:p>
          </table:table-cell>
          <table:table-cell office:value-type="float" office:value="35.25" calcext:value-type="float">
            <text:p>35,25</text:p>
          </table:table-cell>
          <table:table-cell office:value-type="float" office:value="27.011" calcext:value-type="float">
            <text:p>27,0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12" calcext:value-type="date">
            <text:p>17-02-06 00:57</text:p>
          </table:table-cell>
          <table:table-cell table:formula="of:=([.A158]-[.$A$612])*24*60*60" office:value-type="float" office:value="1362.00000029057" calcext:value-type="float">
            <text:p>1362</text:p>
          </table:table-cell>
          <table:table-cell office:value-type="float" office:value="35.246" calcext:value-type="float">
            <text:p>35,246</text:p>
          </table:table-cell>
          <table:table-cell office:value-type="float" office:value="27.007" calcext:value-type="float">
            <text:p>27,0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09" calcext:value-type="date">
            <text:p>17-02-06 00:57</text:p>
          </table:table-cell>
          <table:table-cell table:formula="of:=([.A159]-[.$A$612])*24*60*60" office:value-type="float" office:value="1359.00000021793" calcext:value-type="float">
            <text:p>1359</text:p>
          </table:table-cell>
          <table:table-cell office:value-type="float" office:value="35.243" calcext:value-type="float">
            <text:p>35,243</text:p>
          </table:table-cell>
          <table:table-cell office:value-type="float" office:value="27.003" calcext:value-type="float">
            <text:p>27,0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06" calcext:value-type="date">
            <text:p>17-02-06 00:57</text:p>
          </table:table-cell>
          <table:table-cell table:formula="of:=([.A160]-[.$A$612])*24*60*60" office:value-type="float" office:value="1356.00000014529" calcext:value-type="float">
            <text:p>1356</text:p>
          </table:table-cell>
          <table:table-cell office:value-type="float" office:value="35.239" calcext:value-type="float">
            <text:p>35,239</text:p>
          </table:table-cell>
          <table:table-cell office:value-type="float" office:value="26.999" calcext:value-type="float">
            <text:p>26,9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03" calcext:value-type="date">
            <text:p>17-02-06 00:57</text:p>
          </table:table-cell>
          <table:table-cell table:formula="of:=([.A161]-[.$A$612])*24*60*60" office:value-type="float" office:value="1353.00000007264" calcext:value-type="float">
            <text:p>1353</text:p>
          </table:table-cell>
          <table:table-cell office:value-type="float" office:value="35.234" calcext:value-type="float">
            <text:p>35,234</text:p>
          </table:table-cell>
          <table:table-cell office:value-type="float" office:value="26.994" calcext:value-type="float">
            <text:p>26,9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7:00" calcext:value-type="date">
            <text:p>17-02-06 00:57</text:p>
          </table:table-cell>
          <table:table-cell table:formula="of:=([.A162]-[.$A$612])*24*60*60" office:value-type="float" office:value="1350" calcext:value-type="float">
            <text:p>1350</text:p>
          </table:table-cell>
          <table:table-cell office:value-type="float" office:value="35.23" calcext:value-type="float">
            <text:p>35,23</text:p>
          </table:table-cell>
          <table:table-cell office:value-type="float" office:value="26.99" calcext:value-type="float">
            <text:p>26,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57" calcext:value-type="date">
            <text:p>17-02-06 00:56</text:p>
          </table:table-cell>
          <table:table-cell table:formula="of:=([.A163]-[.$A$612])*24*60*60" office:value-type="float" office:value="1346.99999992736" calcext:value-type="float">
            <text:p>1347</text:p>
          </table:table-cell>
          <table:table-cell office:value-type="float" office:value="35.226" calcext:value-type="float">
            <text:p>35,226</text:p>
          </table:table-cell>
          <table:table-cell office:value-type="float" office:value="26.986" calcext:value-type="float">
            <text:p>26,98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54" calcext:value-type="date">
            <text:p>17-02-06 00:56</text:p>
          </table:table-cell>
          <table:table-cell table:formula="of:=([.A164]-[.$A$612])*24*60*60" office:value-type="float" office:value="1343.99999985471" calcext:value-type="float">
            <text:p>1344</text:p>
          </table:table-cell>
          <table:table-cell office:value-type="float" office:value="35.222" calcext:value-type="float">
            <text:p>35,222</text:p>
          </table:table-cell>
          <table:table-cell office:value-type="float" office:value="26.982" calcext:value-type="float">
            <text:p>26,98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51" calcext:value-type="date">
            <text:p>17-02-06 00:56</text:p>
          </table:table-cell>
          <table:table-cell table:formula="of:=([.A165]-[.$A$612])*24*60*60" office:value-type="float" office:value="1341.00000041071" calcext:value-type="float">
            <text:p>1341</text:p>
          </table:table-cell>
          <table:table-cell office:value-type="float" office:value="35.217" calcext:value-type="float">
            <text:p>35,217</text:p>
          </table:table-cell>
          <table:table-cell office:value-type="float" office:value="26.977" calcext:value-type="float">
            <text:p>26,9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48" calcext:value-type="date">
            <text:p>17-02-06 00:56</text:p>
          </table:table-cell>
          <table:table-cell table:formula="of:=([.A166]-[.$A$612])*24*60*60" office:value-type="float" office:value="1338.00000033807" calcext:value-type="float">
            <text:p>1338</text:p>
          </table:table-cell>
          <table:table-cell office:value-type="float" office:value="35.212" calcext:value-type="float">
            <text:p>35,212</text:p>
          </table:table-cell>
          <table:table-cell office:value-type="float" office:value="26.973" calcext:value-type="float">
            <text:p>26,97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45" calcext:value-type="date">
            <text:p>17-02-06 00:56</text:p>
          </table:table-cell>
          <table:table-cell table:formula="of:=([.A167]-[.$A$612])*24*60*60" office:value-type="float" office:value="1335.00000026543" calcext:value-type="float">
            <text:p>1335</text:p>
          </table:table-cell>
          <table:table-cell office:value-type="float" office:value="35.208" calcext:value-type="float">
            <text:p>35,208</text:p>
          </table:table-cell>
          <table:table-cell office:value-type="float" office:value="26.968" calcext:value-type="float">
            <text:p>26,9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42" calcext:value-type="date">
            <text:p>17-02-06 00:56</text:p>
          </table:table-cell>
          <table:table-cell table:formula="of:=([.A168]-[.$A$612])*24*60*60" office:value-type="float" office:value="1332.00000019278" calcext:value-type="float">
            <text:p>1332</text:p>
          </table:table-cell>
          <table:table-cell office:value-type="float" office:value="35.203" calcext:value-type="float">
            <text:p>35,203</text:p>
          </table:table-cell>
          <table:table-cell office:value-type="float" office:value="26.964" calcext:value-type="float">
            <text:p>26,9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39" calcext:value-type="date">
            <text:p>17-02-06 00:56</text:p>
          </table:table-cell>
          <table:table-cell table:formula="of:=([.A169]-[.$A$612])*24*60*60" office:value-type="float" office:value="1329.00000012014" calcext:value-type="float">
            <text:p>1329</text:p>
          </table:table-cell>
          <table:table-cell office:value-type="float" office:value="35.198" calcext:value-type="float">
            <text:p>35,198</text:p>
          </table:table-cell>
          <table:table-cell office:value-type="float" office:value="26.959" calcext:value-type="float">
            <text:p>26,9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36" calcext:value-type="date">
            <text:p>17-02-06 00:56</text:p>
          </table:table-cell>
          <table:table-cell table:formula="of:=([.A170]-[.$A$612])*24*60*60" office:value-type="float" office:value="1326.0000000475" calcext:value-type="float">
            <text:p>1326</text:p>
          </table:table-cell>
          <table:table-cell office:value-type="float" office:value="35.192" calcext:value-type="float">
            <text:p>35,192</text:p>
          </table:table-cell>
          <table:table-cell office:value-type="float" office:value="26.955" calcext:value-type="float">
            <text:p>26,9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33" calcext:value-type="date">
            <text:p>17-02-06 00:56</text:p>
          </table:table-cell>
          <table:table-cell table:formula="of:=([.A171]-[.$A$612])*24*60*60" office:value-type="float" office:value="1322.99999997485" calcext:value-type="float">
            <text:p>1323</text:p>
          </table:table-cell>
          <table:table-cell office:value-type="float" office:value="35.187" calcext:value-type="float">
            <text:p>35,187</text:p>
          </table:table-cell>
          <table:table-cell office:value-type="float" office:value="26.95" calcext:value-type="float">
            <text:p>26,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30" calcext:value-type="date">
            <text:p>17-02-06 00:56</text:p>
          </table:table-cell>
          <table:table-cell table:formula="of:=([.A172]-[.$A$612])*24*60*60" office:value-type="float" office:value="1319.99999990221" calcext:value-type="float">
            <text:p>1320</text:p>
          </table:table-cell>
          <table:table-cell office:value-type="float" office:value="35.182" calcext:value-type="float">
            <text:p>35,182</text:p>
          </table:table-cell>
          <table:table-cell office:value-type="float" office:value="26.945" calcext:value-type="float">
            <text:p>26,9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27" calcext:value-type="date">
            <text:p>17-02-06 00:56</text:p>
          </table:table-cell>
          <table:table-cell table:formula="of:=([.A173]-[.$A$612])*24*60*60" office:value-type="float" office:value="1317.00000045821" calcext:value-type="float">
            <text:p>1317</text:p>
          </table:table-cell>
          <table:table-cell office:value-type="float" office:value="35.176" calcext:value-type="float">
            <text:p>35,176</text:p>
          </table:table-cell>
          <table:table-cell office:value-type="float" office:value="26.94" calcext:value-type="float">
            <text:p>26,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24" calcext:value-type="date">
            <text:p>17-02-06 00:56</text:p>
          </table:table-cell>
          <table:table-cell table:formula="of:=([.A174]-[.$A$612])*24*60*60" office:value-type="float" office:value="1314.00000038557" calcext:value-type="float">
            <text:p>1314</text:p>
          </table:table-cell>
          <table:table-cell office:value-type="float" office:value="35.17" calcext:value-type="float">
            <text:p>35,17</text:p>
          </table:table-cell>
          <table:table-cell office:value-type="float" office:value="26.935" calcext:value-type="float">
            <text:p>26,9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21" calcext:value-type="date">
            <text:p>17-02-06 00:56</text:p>
          </table:table-cell>
          <table:table-cell table:formula="of:=([.A175]-[.$A$612])*24*60*60" office:value-type="float" office:value="1311.00000031292" calcext:value-type="float">
            <text:p>1311</text:p>
          </table:table-cell>
          <table:table-cell office:value-type="float" office:value="35.164" calcext:value-type="float">
            <text:p>35,164</text:p>
          </table:table-cell>
          <table:table-cell office:value-type="float" office:value="26.93" calcext:value-type="float">
            <text:p>26,9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18" calcext:value-type="date">
            <text:p>17-02-06 00:56</text:p>
          </table:table-cell>
          <table:table-cell table:formula="of:=([.A176]-[.$A$612])*24*60*60" office:value-type="float" office:value="1308.00000024028" calcext:value-type="float">
            <text:p>1308</text:p>
          </table:table-cell>
          <table:table-cell office:value-type="float" office:value="35.158" calcext:value-type="float">
            <text:p>35,158</text:p>
          </table:table-cell>
          <table:table-cell office:value-type="float" office:value="26.925" calcext:value-type="float">
            <text:p>26,9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15" calcext:value-type="date">
            <text:p>17-02-06 00:56</text:p>
          </table:table-cell>
          <table:table-cell table:formula="of:=([.A177]-[.$A$612])*24*60*60" office:value-type="float" office:value="1305.00000016764" calcext:value-type="float">
            <text:p>1305</text:p>
          </table:table-cell>
          <table:table-cell office:value-type="float" office:value="35.152" calcext:value-type="float">
            <text:p>35,152</text:p>
          </table:table-cell>
          <table:table-cell office:value-type="float" office:value="26.92" calcext:value-type="float">
            <text:p>26,9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12" calcext:value-type="date">
            <text:p>17-02-06 00:56</text:p>
          </table:table-cell>
          <table:table-cell table:formula="of:=([.A178]-[.$A$612])*24*60*60" office:value-type="float" office:value="1302.000000095" calcext:value-type="float">
            <text:p>1302</text:p>
          </table:table-cell>
          <table:table-cell office:value-type="float" office:value="35.145" calcext:value-type="float">
            <text:p>35,145</text:p>
          </table:table-cell>
          <table:table-cell office:value-type="float" office:value="26.915" calcext:value-type="float">
            <text:p>26,9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09" calcext:value-type="date">
            <text:p>17-02-06 00:56</text:p>
          </table:table-cell>
          <table:table-cell table:formula="of:=([.A179]-[.$A$612])*24*60*60" office:value-type="float" office:value="1299.00000002235" calcext:value-type="float">
            <text:p>1299</text:p>
          </table:table-cell>
          <table:table-cell office:value-type="float" office:value="35.139" calcext:value-type="float">
            <text:p>35,139</text:p>
          </table:table-cell>
          <table:table-cell office:value-type="float" office:value="26.91" calcext:value-type="float">
            <text:p>26,9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06" calcext:value-type="date">
            <text:p>17-02-06 00:56</text:p>
          </table:table-cell>
          <table:table-cell table:formula="of:=([.A180]-[.$A$612])*24*60*60" office:value-type="float" office:value="1295.99999994971" calcext:value-type="float">
            <text:p>1296</text:p>
          </table:table-cell>
          <table:table-cell office:value-type="float" office:value="35.132" calcext:value-type="float">
            <text:p>35,132</text:p>
          </table:table-cell>
          <table:table-cell office:value-type="float" office:value="26.904" calcext:value-type="float">
            <text:p>26,90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03" calcext:value-type="date">
            <text:p>17-02-06 00:56</text:p>
          </table:table-cell>
          <table:table-cell table:formula="of:=([.A181]-[.$A$612])*24*60*60" office:value-type="float" office:value="1292.99999987707" calcext:value-type="float">
            <text:p>1293</text:p>
          </table:table-cell>
          <table:table-cell office:value-type="float" office:value="35.125" calcext:value-type="float">
            <text:p>35,125</text:p>
          </table:table-cell>
          <table:table-cell office:value-type="float" office:value="26.899" calcext:value-type="float">
            <text:p>26,8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6:00" calcext:value-type="date">
            <text:p>17-02-06 00:56</text:p>
          </table:table-cell>
          <table:table-cell table:formula="of:=([.A182]-[.$A$612])*24*60*60" office:value-type="float" office:value="1290.00000043307" calcext:value-type="float">
            <text:p>1290</text:p>
          </table:table-cell>
          <table:table-cell office:value-type="float" office:value="35.118" calcext:value-type="float">
            <text:p>35,118</text:p>
          </table:table-cell>
          <table:table-cell office:value-type="float" office:value="26.894" calcext:value-type="float">
            <text:p>26,8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57" calcext:value-type="date">
            <text:p>17-02-06 00:55</text:p>
          </table:table-cell>
          <table:table-cell table:formula="of:=([.A183]-[.$A$612])*24*60*60" office:value-type="float" office:value="1287.00000036042" calcext:value-type="float">
            <text:p>1287</text:p>
          </table:table-cell>
          <table:table-cell office:value-type="float" office:value="35.11" calcext:value-type="float">
            <text:p>35,11</text:p>
          </table:table-cell>
          <table:table-cell office:value-type="float" office:value="26.888" calcext:value-type="float">
            <text:p>26,88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54" calcext:value-type="date">
            <text:p>17-02-06 00:55</text:p>
          </table:table-cell>
          <table:table-cell table:formula="of:=([.A184]-[.$A$612])*24*60*60" office:value-type="float" office:value="1284.00000028778" calcext:value-type="float">
            <text:p>1284</text:p>
          </table:table-cell>
          <table:table-cell office:value-type="float" office:value="35.103" calcext:value-type="float">
            <text:p>35,103</text:p>
          </table:table-cell>
          <table:table-cell office:value-type="float" office:value="26.883" calcext:value-type="float">
            <text:p>26,8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51" calcext:value-type="date">
            <text:p>17-02-06 00:55</text:p>
          </table:table-cell>
          <table:table-cell table:formula="of:=([.A185]-[.$A$612])*24*60*60" office:value-type="float" office:value="1281.00000021514" calcext:value-type="float">
            <text:p>1281</text:p>
          </table:table-cell>
          <table:table-cell office:value-type="float" office:value="35.095" calcext:value-type="float">
            <text:p>35,095</text:p>
          </table:table-cell>
          <table:table-cell office:value-type="float" office:value="26.877" calcext:value-type="float">
            <text:p>26,8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48" calcext:value-type="date">
            <text:p>17-02-06 00:55</text:p>
          </table:table-cell>
          <table:table-cell table:formula="of:=([.A186]-[.$A$612])*24*60*60" office:value-type="float" office:value="1278.00000014249" calcext:value-type="float">
            <text:p>1278</text:p>
          </table:table-cell>
          <table:table-cell office:value-type="float" office:value="35.087" calcext:value-type="float">
            <text:p>35,087</text:p>
          </table:table-cell>
          <table:table-cell office:value-type="float" office:value="26.871" calcext:value-type="float">
            <text:p>26,8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45" calcext:value-type="date">
            <text:p>17-02-06 00:55</text:p>
          </table:table-cell>
          <table:table-cell table:formula="of:=([.A187]-[.$A$612])*24*60*60" office:value-type="float" office:value="1275.00000006985" calcext:value-type="float">
            <text:p>1275</text:p>
          </table:table-cell>
          <table:table-cell office:value-type="float" office:value="35.078" calcext:value-type="float">
            <text:p>35,078</text:p>
          </table:table-cell>
          <table:table-cell office:value-type="float" office:value="26.865" calcext:value-type="float">
            <text:p>26,8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42" calcext:value-type="date">
            <text:p>17-02-06 00:55</text:p>
          </table:table-cell>
          <table:table-cell table:formula="of:=([.A188]-[.$A$612])*24*60*60" office:value-type="float" office:value="1271.99999999721" calcext:value-type="float">
            <text:p>1272</text:p>
          </table:table-cell>
          <table:table-cell office:value-type="float" office:value="35.07" calcext:value-type="float">
            <text:p>35,07</text:p>
          </table:table-cell>
          <table:table-cell office:value-type="float" office:value="26.86" calcext:value-type="float">
            <text:p>26,8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39" calcext:value-type="date">
            <text:p>17-02-06 00:55</text:p>
          </table:table-cell>
          <table:table-cell table:formula="of:=([.A189]-[.$A$612])*24*60*60" office:value-type="float" office:value="1268.99999992456" calcext:value-type="float">
            <text:p>1269</text:p>
          </table:table-cell>
          <table:table-cell office:value-type="float" office:value="35.061" calcext:value-type="float">
            <text:p>35,061</text:p>
          </table:table-cell>
          <table:table-cell office:value-type="float" office:value="26.854" calcext:value-type="float">
            <text:p>26,8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36" calcext:value-type="date">
            <text:p>17-02-06 00:55</text:p>
          </table:table-cell>
          <table:table-cell table:formula="of:=([.A190]-[.$A$612])*24*60*60" office:value-type="float" office:value="1266.00000048056" calcext:value-type="float">
            <text:p>1266</text:p>
          </table:table-cell>
          <table:table-cell office:value-type="float" office:value="35.052" calcext:value-type="float">
            <text:p>35,052</text:p>
          </table:table-cell>
          <table:table-cell office:value-type="float" office:value="26.848" calcext:value-type="float">
            <text:p>26,8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33" calcext:value-type="date">
            <text:p>17-02-06 00:55</text:p>
          </table:table-cell>
          <table:table-cell table:formula="of:=([.A191]-[.$A$612])*24*60*60" office:value-type="float" office:value="1263.00000040792" calcext:value-type="float">
            <text:p>1263</text:p>
          </table:table-cell>
          <table:table-cell office:value-type="float" office:value="35.043" calcext:value-type="float">
            <text:p>35,043</text:p>
          </table:table-cell>
          <table:table-cell office:value-type="float" office:value="26.841" calcext:value-type="float">
            <text:p>26,8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30" calcext:value-type="date">
            <text:p>17-02-06 00:55</text:p>
          </table:table-cell>
          <table:table-cell table:formula="of:=([.A192]-[.$A$612])*24*60*60" office:value-type="float" office:value="1260.00000033528" calcext:value-type="float">
            <text:p>1260</text:p>
          </table:table-cell>
          <table:table-cell office:value-type="float" office:value="35.034" calcext:value-type="float">
            <text:p>35,034</text:p>
          </table:table-cell>
          <table:table-cell office:value-type="float" office:value="26.835" calcext:value-type="float">
            <text:p>26,8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27" calcext:value-type="date">
            <text:p>17-02-06 00:55</text:p>
          </table:table-cell>
          <table:table-cell table:formula="of:=([.A193]-[.$A$612])*24*60*60" office:value-type="float" office:value="1257.00000026263" calcext:value-type="float">
            <text:p>1257</text:p>
          </table:table-cell>
          <table:table-cell office:value-type="float" office:value="35.024" calcext:value-type="float">
            <text:p>35,024</text:p>
          </table:table-cell>
          <table:table-cell office:value-type="float" office:value="26.829" calcext:value-type="float">
            <text:p>26,8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24" calcext:value-type="date">
            <text:p>17-02-06 00:55</text:p>
          </table:table-cell>
          <table:table-cell table:formula="of:=([.A194]-[.$A$612])*24*60*60" office:value-type="float" office:value="1254.00000018999" calcext:value-type="float">
            <text:p>1254</text:p>
          </table:table-cell>
          <table:table-cell office:value-type="float" office:value="35.014" calcext:value-type="float">
            <text:p>35,014</text:p>
          </table:table-cell>
          <table:table-cell office:value-type="float" office:value="26.823" calcext:value-type="float">
            <text:p>26,8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21" calcext:value-type="date">
            <text:p>17-02-06 00:55</text:p>
          </table:table-cell>
          <table:table-cell table:formula="of:=([.A195]-[.$A$612])*24*60*60" office:value-type="float" office:value="1251.00000011735" calcext:value-type="float">
            <text:p>1251</text:p>
          </table:table-cell>
          <table:table-cell office:value-type="float" office:value="35.003" calcext:value-type="float">
            <text:p>35,003</text:p>
          </table:table-cell>
          <table:table-cell office:value-type="float" office:value="26.816" calcext:value-type="float">
            <text:p>26,8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18" calcext:value-type="date">
            <text:p>17-02-06 00:55</text:p>
          </table:table-cell>
          <table:table-cell table:formula="of:=([.A196]-[.$A$612])*24*60*60" office:value-type="float" office:value="1248.0000000447" calcext:value-type="float">
            <text:p>1248</text:p>
          </table:table-cell>
          <table:table-cell office:value-type="float" office:value="34.993" calcext:value-type="float">
            <text:p>34,993</text:p>
          </table:table-cell>
          <table:table-cell office:value-type="float" office:value="26.81" calcext:value-type="float">
            <text:p>26,8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15" calcext:value-type="date">
            <text:p>17-02-06 00:55</text:p>
          </table:table-cell>
          <table:table-cell table:formula="of:=([.A197]-[.$A$612])*24*60*60" office:value-type="float" office:value="1244.99999997206" calcext:value-type="float">
            <text:p>1245</text:p>
          </table:table-cell>
          <table:table-cell office:value-type="float" office:value="34.982" calcext:value-type="float">
            <text:p>34,982</text:p>
          </table:table-cell>
          <table:table-cell office:value-type="float" office:value="26.803" calcext:value-type="float">
            <text:p>26,8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12" calcext:value-type="date">
            <text:p>17-02-06 00:55</text:p>
          </table:table-cell>
          <table:table-cell table:formula="of:=([.A198]-[.$A$612])*24*60*60" office:value-type="float" office:value="1241.99999989942" calcext:value-type="float">
            <text:p>1242</text:p>
          </table:table-cell>
          <table:table-cell office:value-type="float" office:value="34.971" calcext:value-type="float">
            <text:p>34,971</text:p>
          </table:table-cell>
          <table:table-cell office:value-type="float" office:value="26.797" calcext:value-type="float">
            <text:p>26,7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09" calcext:value-type="date">
            <text:p>17-02-06 00:55</text:p>
          </table:table-cell>
          <table:table-cell table:formula="of:=([.A199]-[.$A$612])*24*60*60" office:value-type="float" office:value="1239.00000045542" calcext:value-type="float">
            <text:p>1239</text:p>
          </table:table-cell>
          <table:table-cell office:value-type="float" office:value="34.959" calcext:value-type="float">
            <text:p>34,959</text:p>
          </table:table-cell>
          <table:table-cell office:value-type="float" office:value="26.79" calcext:value-type="float">
            <text:p>26,7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06" calcext:value-type="date">
            <text:p>17-02-06 00:55</text:p>
          </table:table-cell>
          <table:table-cell table:formula="of:=([.A200]-[.$A$612])*24*60*60" office:value-type="float" office:value="1236.00000038277" calcext:value-type="float">
            <text:p>1236</text:p>
          </table:table-cell>
          <table:table-cell office:value-type="float" office:value="34.947" calcext:value-type="float">
            <text:p>34,947</text:p>
          </table:table-cell>
          <table:table-cell office:value-type="float" office:value="26.783" calcext:value-type="float">
            <text:p>26,7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03" calcext:value-type="date">
            <text:p>17-02-06 00:55</text:p>
          </table:table-cell>
          <table:table-cell table:formula="of:=([.A201]-[.$A$612])*24*60*60" office:value-type="float" office:value="1233.00000031013" calcext:value-type="float">
            <text:p>1233</text:p>
          </table:table-cell>
          <table:table-cell office:value-type="float" office:value="34.935" calcext:value-type="float">
            <text:p>34,935</text:p>
          </table:table-cell>
          <table:table-cell office:value-type="float" office:value="26.776" calcext:value-type="float">
            <text:p>26,7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5:00" calcext:value-type="date">
            <text:p>17-02-06 00:55</text:p>
          </table:table-cell>
          <table:table-cell table:formula="of:=([.A202]-[.$A$612])*24*60*60" office:value-type="float" office:value="1230.00000023749" calcext:value-type="float">
            <text:p>1230</text:p>
          </table:table-cell>
          <table:table-cell office:value-type="float" office:value="34.923" calcext:value-type="float">
            <text:p>34,923</text:p>
          </table:table-cell>
          <table:table-cell office:value-type="float" office:value="26.769" calcext:value-type="float">
            <text:p>26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57" calcext:value-type="date">
            <text:p>17-02-06 00:54</text:p>
          </table:table-cell>
          <table:table-cell table:formula="of:=([.A203]-[.$A$612])*24*60*60" office:value-type="float" office:value="1227.00000016484" calcext:value-type="float">
            <text:p>1227</text:p>
          </table:table-cell>
          <table:table-cell office:value-type="float" office:value="34.91" calcext:value-type="float">
            <text:p>34,91</text:p>
          </table:table-cell>
          <table:table-cell office:value-type="float" office:value="26.762" calcext:value-type="float">
            <text:p>26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54" calcext:value-type="date">
            <text:p>17-02-06 00:54</text:p>
          </table:table-cell>
          <table:table-cell table:formula="of:=([.A204]-[.$A$612])*24*60*60" office:value-type="float" office:value="1224.0000000922" calcext:value-type="float">
            <text:p>1224</text:p>
          </table:table-cell>
          <table:table-cell office:value-type="float" office:value="34.897" calcext:value-type="float">
            <text:p>34,897</text:p>
          </table:table-cell>
          <table:table-cell office:value-type="float" office:value="26.755" calcext:value-type="float">
            <text:p>26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51" calcext:value-type="date">
            <text:p>17-02-06 00:54</text:p>
          </table:table-cell>
          <table:table-cell table:formula="of:=([.A205]-[.$A$612])*24*60*60" office:value-type="float" office:value="1221.00000001956" calcext:value-type="float">
            <text:p>1221</text:p>
          </table:table-cell>
          <table:table-cell office:value-type="float" office:value="34.883" calcext:value-type="float">
            <text:p>34,883</text:p>
          </table:table-cell>
          <table:table-cell office:value-type="float" office:value="26.747" calcext:value-type="float">
            <text:p>26,7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48" calcext:value-type="date">
            <text:p>17-02-06 00:54</text:p>
          </table:table-cell>
          <table:table-cell table:formula="of:=([.A206]-[.$A$612])*24*60*60" office:value-type="float" office:value="1217.99999994691" calcext:value-type="float">
            <text:p>1218</text:p>
          </table:table-cell>
          <table:table-cell office:value-type="float" office:value="34.869" calcext:value-type="float">
            <text:p>34,869</text:p>
          </table:table-cell>
          <table:table-cell office:value-type="float" office:value="26.74" calcext:value-type="float">
            <text:p>26,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45" calcext:value-type="date">
            <text:p>17-02-06 00:54</text:p>
          </table:table-cell>
          <table:table-cell table:formula="of:=([.A207]-[.$A$612])*24*60*60" office:value-type="float" office:value="1214.99999987427" calcext:value-type="float">
            <text:p>1215</text:p>
          </table:table-cell>
          <table:table-cell office:value-type="float" office:value="34.855" calcext:value-type="float">
            <text:p>34,855</text:p>
          </table:table-cell>
          <table:table-cell office:value-type="float" office:value="26.732" calcext:value-type="float">
            <text:p>26,7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42" calcext:value-type="date">
            <text:p>17-02-06 00:54</text:p>
          </table:table-cell>
          <table:table-cell table:formula="of:=([.A208]-[.$A$612])*24*60*60" office:value-type="float" office:value="1212.00000043027" calcext:value-type="float">
            <text:p>1212</text:p>
          </table:table-cell>
          <table:table-cell office:value-type="float" office:value="34.84" calcext:value-type="float">
            <text:p>34,84</text:p>
          </table:table-cell>
          <table:table-cell office:value-type="float" office:value="26.725" calcext:value-type="float">
            <text:p>26,7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39" calcext:value-type="date">
            <text:p>17-02-06 00:54</text:p>
          </table:table-cell>
          <table:table-cell table:formula="of:=([.A209]-[.$A$612])*24*60*60" office:value-type="float" office:value="1209.00000035763" calcext:value-type="float">
            <text:p>1209</text:p>
          </table:table-cell>
          <table:table-cell office:value-type="float" office:value="34.824" calcext:value-type="float">
            <text:p>34,824</text:p>
          </table:table-cell>
          <table:table-cell office:value-type="float" office:value="26.717" calcext:value-type="float">
            <text:p>26,7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36" calcext:value-type="date">
            <text:p>17-02-06 00:54</text:p>
          </table:table-cell>
          <table:table-cell table:formula="of:=([.A210]-[.$A$612])*24*60*60" office:value-type="float" office:value="1206.00000028498" calcext:value-type="float">
            <text:p>1206</text:p>
          </table:table-cell>
          <table:table-cell office:value-type="float" office:value="34.809" calcext:value-type="float">
            <text:p>34,809</text:p>
          </table:table-cell>
          <table:table-cell office:value-type="float" office:value="26.709" calcext:value-type="float">
            <text:p>26,70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33" calcext:value-type="date">
            <text:p>17-02-06 00:54</text:p>
          </table:table-cell>
          <table:table-cell table:formula="of:=([.A211]-[.$A$612])*24*60*60" office:value-type="float" office:value="1203.00000021234" calcext:value-type="float">
            <text:p>1203</text:p>
          </table:table-cell>
          <table:table-cell office:value-type="float" office:value="34.793" calcext:value-type="float">
            <text:p>34,793</text:p>
          </table:table-cell>
          <table:table-cell office:value-type="float" office:value="26.702" calcext:value-type="float">
            <text:p>26,7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30" calcext:value-type="date">
            <text:p>17-02-06 00:54</text:p>
          </table:table-cell>
          <table:table-cell table:formula="of:=([.A212]-[.$A$612])*24*60*60" office:value-type="float" office:value="1200.0000001397" calcext:value-type="float">
            <text:p>1200</text:p>
          </table:table-cell>
          <table:table-cell office:value-type="float" office:value="34.776" calcext:value-type="float">
            <text:p>34,776</text:p>
          </table:table-cell>
          <table:table-cell office:value-type="float" office:value="26.694" calcext:value-type="float">
            <text:p>26,6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27" calcext:value-type="date">
            <text:p>17-02-06 00:54</text:p>
          </table:table-cell>
          <table:table-cell table:formula="of:=([.A213]-[.$A$612])*24*60*60" office:value-type="float" office:value="1197.00000006706" calcext:value-type="float">
            <text:p>1197</text:p>
          </table:table-cell>
          <table:table-cell office:value-type="float" office:value="34.759" calcext:value-type="float">
            <text:p>34,759</text:p>
          </table:table-cell>
          <table:table-cell office:value-type="float" office:value="26.686" calcext:value-type="float">
            <text:p>26,68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24" calcext:value-type="date">
            <text:p>17-02-06 00:54</text:p>
          </table:table-cell>
          <table:table-cell table:formula="of:=([.A214]-[.$A$612])*24*60*60" office:value-type="float" office:value="1193.99999999441" calcext:value-type="float">
            <text:p>1194</text:p>
          </table:table-cell>
          <table:table-cell office:value-type="float" office:value="34.741" calcext:value-type="float">
            <text:p>34,741</text:p>
          </table:table-cell>
          <table:table-cell office:value-type="float" office:value="26.677" calcext:value-type="float">
            <text:p>26,6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21" calcext:value-type="date">
            <text:p>17-02-06 00:54</text:p>
          </table:table-cell>
          <table:table-cell table:formula="of:=([.A215]-[.$A$612])*24*60*60" office:value-type="float" office:value="1190.99999992177" calcext:value-type="float">
            <text:p>1191</text:p>
          </table:table-cell>
          <table:table-cell office:value-type="float" office:value="34.723" calcext:value-type="float">
            <text:p>34,723</text:p>
          </table:table-cell>
          <table:table-cell office:value-type="float" office:value="26.669" calcext:value-type="float">
            <text:p>26,6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18" calcext:value-type="date">
            <text:p>17-02-06 00:54</text:p>
          </table:table-cell>
          <table:table-cell table:formula="of:=([.A216]-[.$A$612])*24*60*60" office:value-type="float" office:value="1188.00000047777" calcext:value-type="float">
            <text:p>1188</text:p>
          </table:table-cell>
          <table:table-cell office:value-type="float" office:value="34.705" calcext:value-type="float">
            <text:p>34,705</text:p>
          </table:table-cell>
          <table:table-cell office:value-type="float" office:value="26.661" calcext:value-type="float">
            <text:p>26,6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15" calcext:value-type="date">
            <text:p>17-02-06 00:54</text:p>
          </table:table-cell>
          <table:table-cell table:formula="of:=([.A217]-[.$A$612])*24*60*60" office:value-type="float" office:value="1185.00000040513" calcext:value-type="float">
            <text:p>1185</text:p>
          </table:table-cell>
          <table:table-cell office:value-type="float" office:value="34.686" calcext:value-type="float">
            <text:p>34,686</text:p>
          </table:table-cell>
          <table:table-cell office:value-type="float" office:value="26.652" calcext:value-type="float">
            <text:p>26,6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12" calcext:value-type="date">
            <text:p>17-02-06 00:54</text:p>
          </table:table-cell>
          <table:table-cell table:formula="of:=([.A218]-[.$A$612])*24*60*60" office:value-type="float" office:value="1182.00000033248" calcext:value-type="float">
            <text:p>1182</text:p>
          </table:table-cell>
          <table:table-cell office:value-type="float" office:value="34.666" calcext:value-type="float">
            <text:p>34,666</text:p>
          </table:table-cell>
          <table:table-cell office:value-type="float" office:value="26.644" calcext:value-type="float">
            <text:p>26,6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09" calcext:value-type="date">
            <text:p>17-02-06 00:54</text:p>
          </table:table-cell>
          <table:table-cell table:formula="of:=([.A219]-[.$A$612])*24*60*60" office:value-type="float" office:value="1179.00000025984" calcext:value-type="float">
            <text:p>1179</text:p>
          </table:table-cell>
          <table:table-cell office:value-type="float" office:value="34.646" calcext:value-type="float">
            <text:p>34,646</text:p>
          </table:table-cell>
          <table:table-cell office:value-type="float" office:value="26.635" calcext:value-type="float">
            <text:p>26,6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06" calcext:value-type="date">
            <text:p>17-02-06 00:54</text:p>
          </table:table-cell>
          <table:table-cell table:formula="of:=([.A220]-[.$A$612])*24*60*60" office:value-type="float" office:value="1176.0000001872" calcext:value-type="float">
            <text:p>1176</text:p>
          </table:table-cell>
          <table:table-cell office:value-type="float" office:value="34.625" calcext:value-type="float">
            <text:p>34,625</text:p>
          </table:table-cell>
          <table:table-cell office:value-type="float" office:value="26.626" calcext:value-type="float">
            <text:p>26,6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03" calcext:value-type="date">
            <text:p>17-02-06 00:54</text:p>
          </table:table-cell>
          <table:table-cell table:formula="of:=([.A221]-[.$A$612])*24*60*60" office:value-type="float" office:value="1173.00000011455" calcext:value-type="float">
            <text:p>1173</text:p>
          </table:table-cell>
          <table:table-cell office:value-type="float" office:value="34.603" calcext:value-type="float">
            <text:p>34,603</text:p>
          </table:table-cell>
          <table:table-cell office:value-type="float" office:value="26.617" calcext:value-type="float">
            <text:p>26,6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4:00" calcext:value-type="date">
            <text:p>17-02-06 00:54</text:p>
          </table:table-cell>
          <table:table-cell table:formula="of:=([.A222]-[.$A$612])*24*60*60" office:value-type="float" office:value="1170.00000004191" calcext:value-type="float">
            <text:p>1170</text:p>
          </table:table-cell>
          <table:table-cell office:value-type="float" office:value="34.581" calcext:value-type="float">
            <text:p>34,581</text:p>
          </table:table-cell>
          <table:table-cell office:value-type="float" office:value="26.608" calcext:value-type="float">
            <text:p>26,6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57" calcext:value-type="date">
            <text:p>17-02-06 00:53</text:p>
          </table:table-cell>
          <table:table-cell table:formula="of:=([.A223]-[.$A$612])*24*60*60" office:value-type="float" office:value="1166.99999996927" calcext:value-type="float">
            <text:p>1167</text:p>
          </table:table-cell>
          <table:table-cell office:value-type="float" office:value="34.559" calcext:value-type="float">
            <text:p>34,559</text:p>
          </table:table-cell>
          <table:table-cell office:value-type="float" office:value="26.599" calcext:value-type="float">
            <text:p>26,5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54" calcext:value-type="date">
            <text:p>17-02-06 00:53</text:p>
          </table:table-cell>
          <table:table-cell table:formula="of:=([.A224]-[.$A$612])*24*60*60" office:value-type="float" office:value="1163.99999989662" calcext:value-type="float">
            <text:p>1164</text:p>
          </table:table-cell>
          <table:table-cell office:value-type="float" office:value="34.535" calcext:value-type="float">
            <text:p>34,535</text:p>
          </table:table-cell>
          <table:table-cell office:value-type="float" office:value="26.589" calcext:value-type="float">
            <text:p>26,5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51" calcext:value-type="date">
            <text:p>17-02-06 00:53</text:p>
          </table:table-cell>
          <table:table-cell table:formula="of:=([.A225]-[.$A$612])*24*60*60" office:value-type="float" office:value="1161.00000045262" calcext:value-type="float">
            <text:p>1161</text:p>
          </table:table-cell>
          <table:table-cell office:value-type="float" office:value="34.511" calcext:value-type="float">
            <text:p>34,511</text:p>
          </table:table-cell>
          <table:table-cell office:value-type="float" office:value="26.58" calcext:value-type="float">
            <text:p>26,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48" calcext:value-type="date">
            <text:p>17-02-06 00:53</text:p>
          </table:table-cell>
          <table:table-cell table:formula="of:=([.A226]-[.$A$612])*24*60*60" office:value-type="float" office:value="1158.00000037998" calcext:value-type="float">
            <text:p>1158</text:p>
          </table:table-cell>
          <table:table-cell office:value-type="float" office:value="34.486" calcext:value-type="float">
            <text:p>34,486</text:p>
          </table:table-cell>
          <table:table-cell office:value-type="float" office:value="26.571" calcext:value-type="float">
            <text:p>26,5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45" calcext:value-type="date">
            <text:p>17-02-06 00:53</text:p>
          </table:table-cell>
          <table:table-cell table:formula="of:=([.A227]-[.$A$612])*24*60*60" office:value-type="float" office:value="1155.00000030734" calcext:value-type="float">
            <text:p>1155</text:p>
          </table:table-cell>
          <table:table-cell office:value-type="float" office:value="34.461" calcext:value-type="float">
            <text:p>34,461</text:p>
          </table:table-cell>
          <table:table-cell office:value-type="float" office:value="26.561" calcext:value-type="float">
            <text:p>26,5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42" calcext:value-type="date">
            <text:p>17-02-06 00:53</text:p>
          </table:table-cell>
          <table:table-cell table:formula="of:=([.A228]-[.$A$612])*24*60*60" office:value-type="float" office:value="1152.00000023469" calcext:value-type="float">
            <text:p>1152</text:p>
          </table:table-cell>
          <table:table-cell office:value-type="float" office:value="34.434" calcext:value-type="float">
            <text:p>34,434</text:p>
          </table:table-cell>
          <table:table-cell office:value-type="float" office:value="26.551" calcext:value-type="float">
            <text:p>26,5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39" calcext:value-type="date">
            <text:p>17-02-06 00:53</text:p>
          </table:table-cell>
          <table:table-cell table:formula="of:=([.A229]-[.$A$612])*24*60*60" office:value-type="float" office:value="1149.00000016205" calcext:value-type="float">
            <text:p>1149</text:p>
          </table:table-cell>
          <table:table-cell office:value-type="float" office:value="34.407" calcext:value-type="float">
            <text:p>34,407</text:p>
          </table:table-cell>
          <table:table-cell office:value-type="float" office:value="26.541" calcext:value-type="float">
            <text:p>26,5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36" calcext:value-type="date">
            <text:p>17-02-06 00:53</text:p>
          </table:table-cell>
          <table:table-cell table:formula="of:=([.A230]-[.$A$612])*24*60*60" office:value-type="float" office:value="1146.00000008941" calcext:value-type="float">
            <text:p>1146</text:p>
          </table:table-cell>
          <table:table-cell office:value-type="float" office:value="34.38" calcext:value-type="float">
            <text:p>34,38</text:p>
          </table:table-cell>
          <table:table-cell office:value-type="float" office:value="26.531" calcext:value-type="float">
            <text:p>26,5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33" calcext:value-type="date">
            <text:p>17-02-06 00:53</text:p>
          </table:table-cell>
          <table:table-cell table:formula="of:=([.A231]-[.$A$612])*24*60*60" office:value-type="float" office:value="1143.00000001676" calcext:value-type="float">
            <text:p>1143</text:p>
          </table:table-cell>
          <table:table-cell office:value-type="float" office:value="34.351" calcext:value-type="float">
            <text:p>34,351</text:p>
          </table:table-cell>
          <table:table-cell office:value-type="float" office:value="26.521" calcext:value-type="float">
            <text:p>26,5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30" calcext:value-type="date">
            <text:p>17-02-06 00:53</text:p>
          </table:table-cell>
          <table:table-cell table:formula="of:=([.A232]-[.$A$612])*24*60*60" office:value-type="float" office:value="1139.99999994412" calcext:value-type="float">
            <text:p>1140</text:p>
          </table:table-cell>
          <table:table-cell office:value-type="float" office:value="34.321" calcext:value-type="float">
            <text:p>34,321</text:p>
          </table:table-cell>
          <table:table-cell office:value-type="float" office:value="26.511" calcext:value-type="float">
            <text:p>26,5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27" calcext:value-type="date">
            <text:p>17-02-06 00:53</text:p>
          </table:table-cell>
          <table:table-cell table:formula="of:=([.A233]-[.$A$612])*24*60*60" office:value-type="float" office:value="1136.99999987148" calcext:value-type="float">
            <text:p>1137</text:p>
          </table:table-cell>
          <table:table-cell office:value-type="float" office:value="34.291" calcext:value-type="float">
            <text:p>34,291</text:p>
          </table:table-cell>
          <table:table-cell office:value-type="float" office:value="26.5" calcext:value-type="float">
            <text:p>26,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24" calcext:value-type="date">
            <text:p>17-02-06 00:53</text:p>
          </table:table-cell>
          <table:table-cell table:formula="of:=([.A234]-[.$A$612])*24*60*60" office:value-type="float" office:value="1134.00000042748" calcext:value-type="float">
            <text:p>1134</text:p>
          </table:table-cell>
          <table:table-cell office:value-type="float" office:value="34.26" calcext:value-type="float">
            <text:p>34,26</text:p>
          </table:table-cell>
          <table:table-cell office:value-type="float" office:value="26.49" calcext:value-type="float">
            <text:p>26,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21" calcext:value-type="date">
            <text:p>17-02-06 00:53</text:p>
          </table:table-cell>
          <table:table-cell table:formula="of:=([.A235]-[.$A$612])*24*60*60" office:value-type="float" office:value="1131.00000035483" calcext:value-type="float">
            <text:p>1131</text:p>
          </table:table-cell>
          <table:table-cell office:value-type="float" office:value="34.227" calcext:value-type="float">
            <text:p>34,227</text:p>
          </table:table-cell>
          <table:table-cell office:value-type="float" office:value="26.479" calcext:value-type="float">
            <text:p>26,47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18" calcext:value-type="date">
            <text:p>17-02-06 00:53</text:p>
          </table:table-cell>
          <table:table-cell table:formula="of:=([.A236]-[.$A$612])*24*60*60" office:value-type="float" office:value="1128.00000028219" calcext:value-type="float">
            <text:p>1128</text:p>
          </table:table-cell>
          <table:table-cell office:value-type="float" office:value="34.194" calcext:value-type="float">
            <text:p>34,194</text:p>
          </table:table-cell>
          <table:table-cell office:value-type="float" office:value="26.468" calcext:value-type="float">
            <text:p>26,4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15" calcext:value-type="date">
            <text:p>17-02-06 00:53</text:p>
          </table:table-cell>
          <table:table-cell table:formula="of:=([.A237]-[.$A$612])*24*60*60" office:value-type="float" office:value="1125.00000020955" calcext:value-type="float">
            <text:p>1125</text:p>
          </table:table-cell>
          <table:table-cell office:value-type="float" office:value="34.16" calcext:value-type="float">
            <text:p>34,16</text:p>
          </table:table-cell>
          <table:table-cell office:value-type="float" office:value="26.457" calcext:value-type="float">
            <text:p>26,4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12" calcext:value-type="date">
            <text:p>17-02-06 00:53</text:p>
          </table:table-cell>
          <table:table-cell table:formula="of:=([.A238]-[.$A$612])*24*60*60" office:value-type="float" office:value="1122.0000001369" calcext:value-type="float">
            <text:p>1122</text:p>
          </table:table-cell>
          <table:table-cell office:value-type="float" office:value="34.125" calcext:value-type="float">
            <text:p>34,125</text:p>
          </table:table-cell>
          <table:table-cell office:value-type="float" office:value="26.446" calcext:value-type="float">
            <text:p>26,4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09" calcext:value-type="date">
            <text:p>17-02-06 00:53</text:p>
          </table:table-cell>
          <table:table-cell table:formula="of:=([.A239]-[.$A$612])*24*60*60" office:value-type="float" office:value="1119.00000006426" calcext:value-type="float">
            <text:p>1119</text:p>
          </table:table-cell>
          <table:table-cell office:value-type="float" office:value="34.088" calcext:value-type="float">
            <text:p>34,088</text:p>
          </table:table-cell>
          <table:table-cell office:value-type="float" office:value="26.435" calcext:value-type="float">
            <text:p>26,4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06" calcext:value-type="date">
            <text:p>17-02-06 00:53</text:p>
          </table:table-cell>
          <table:table-cell table:formula="of:=([.A240]-[.$A$612])*24*60*60" office:value-type="float" office:value="1115.99999999162" calcext:value-type="float">
            <text:p>1116</text:p>
          </table:table-cell>
          <table:table-cell office:value-type="float" office:value="34.051" calcext:value-type="float">
            <text:p>34,051</text:p>
          </table:table-cell>
          <table:table-cell office:value-type="float" office:value="26.423" calcext:value-type="float">
            <text:p>26,4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03" calcext:value-type="date">
            <text:p>17-02-06 00:53</text:p>
          </table:table-cell>
          <table:table-cell table:formula="of:=([.A241]-[.$A$612])*24*60*60" office:value-type="float" office:value="1112.99999991898" calcext:value-type="float">
            <text:p>1113</text:p>
          </table:table-cell>
          <table:table-cell office:value-type="float" office:value="34.012" calcext:value-type="float">
            <text:p>34,012</text:p>
          </table:table-cell>
          <table:table-cell office:value-type="float" office:value="26.412" calcext:value-type="float">
            <text:p>26,4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3:00" calcext:value-type="date">
            <text:p>17-02-06 00:53</text:p>
          </table:table-cell>
          <table:table-cell table:formula="of:=([.A242]-[.$A$612])*24*60*60" office:value-type="float" office:value="1110.00000047497" calcext:value-type="float">
            <text:p>1110</text:p>
          </table:table-cell>
          <table:table-cell office:value-type="float" office:value="33.973" calcext:value-type="float">
            <text:p>33,973</text:p>
          </table:table-cell>
          <table:table-cell office:value-type="float" office:value="26.4" calcext:value-type="float">
            <text:p>26,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57" calcext:value-type="date">
            <text:p>17-02-06 00:52</text:p>
          </table:table-cell>
          <table:table-cell table:formula="of:=([.A243]-[.$A$612])*24*60*60" office:value-type="float" office:value="1107.00000040233" calcext:value-type="float">
            <text:p>1107</text:p>
          </table:table-cell>
          <table:table-cell office:value-type="float" office:value="33.932" calcext:value-type="float">
            <text:p>33,932</text:p>
          </table:table-cell>
          <table:table-cell office:value-type="float" office:value="26.388" calcext:value-type="float">
            <text:p>26,38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54" calcext:value-type="date">
            <text:p>17-02-06 00:52</text:p>
          </table:table-cell>
          <table:table-cell table:formula="of:=([.A244]-[.$A$612])*24*60*60" office:value-type="float" office:value="1104.00000032969" calcext:value-type="float">
            <text:p>1104</text:p>
          </table:table-cell>
          <table:table-cell office:value-type="float" office:value="33.889" calcext:value-type="float">
            <text:p>33,889</text:p>
          </table:table-cell>
          <table:table-cell office:value-type="float" office:value="26.376" calcext:value-type="float">
            <text:p>26,3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51" calcext:value-type="date">
            <text:p>17-02-06 00:52</text:p>
          </table:table-cell>
          <table:table-cell table:formula="of:=([.A245]-[.$A$612])*24*60*60" office:value-type="float" office:value="1101.00000025705" calcext:value-type="float">
            <text:p>1101</text:p>
          </table:table-cell>
          <table:table-cell office:value-type="float" office:value="33.846" calcext:value-type="float">
            <text:p>33,846</text:p>
          </table:table-cell>
          <table:table-cell office:value-type="float" office:value="26.364" calcext:value-type="float">
            <text:p>26,3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48" calcext:value-type="date">
            <text:p>17-02-06 00:52</text:p>
          </table:table-cell>
          <table:table-cell table:formula="of:=([.A246]-[.$A$612])*24*60*60" office:value-type="float" office:value="1098.0000001844" calcext:value-type="float">
            <text:p>1098</text:p>
          </table:table-cell>
          <table:table-cell office:value-type="float" office:value="33.801" calcext:value-type="float">
            <text:p>33,801</text:p>
          </table:table-cell>
          <table:table-cell office:value-type="float" office:value="26.351" calcext:value-type="float">
            <text:p>26,3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45" calcext:value-type="date">
            <text:p>17-02-06 00:52</text:p>
          </table:table-cell>
          <table:table-cell table:formula="of:=([.A247]-[.$A$612])*24*60*60" office:value-type="float" office:value="1095.00000011176" calcext:value-type="float">
            <text:p>1095</text:p>
          </table:table-cell>
          <table:table-cell office:value-type="float" office:value="33.755" calcext:value-type="float">
            <text:p>33,755</text:p>
          </table:table-cell>
          <table:table-cell office:value-type="float" office:value="26.339" calcext:value-type="float">
            <text:p>26,33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42" calcext:value-type="date">
            <text:p>17-02-06 00:52</text:p>
          </table:table-cell>
          <table:table-cell table:formula="of:=([.A248]-[.$A$612])*24*60*60" office:value-type="float" office:value="1092.00000003912" calcext:value-type="float">
            <text:p>1092</text:p>
          </table:table-cell>
          <table:table-cell office:value-type="float" office:value="33.707" calcext:value-type="float">
            <text:p>33,707</text:p>
          </table:table-cell>
          <table:table-cell office:value-type="float" office:value="26.326" calcext:value-type="float">
            <text:p>26,3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39" calcext:value-type="date">
            <text:p>17-02-06 00:52</text:p>
          </table:table-cell>
          <table:table-cell table:formula="of:=([.A249]-[.$A$612])*24*60*60" office:value-type="float" office:value="1088.99999996647" calcext:value-type="float">
            <text:p>1089</text:p>
          </table:table-cell>
          <table:table-cell office:value-type="float" office:value="33.658" calcext:value-type="float">
            <text:p>33,658</text:p>
          </table:table-cell>
          <table:table-cell office:value-type="float" office:value="26.313" calcext:value-type="float">
            <text:p>26,31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36" calcext:value-type="date">
            <text:p>17-02-06 00:52</text:p>
          </table:table-cell>
          <table:table-cell table:formula="of:=([.A250]-[.$A$612])*24*60*60" office:value-type="float" office:value="1085.99999989383" calcext:value-type="float">
            <text:p>1086</text:p>
          </table:table-cell>
          <table:table-cell office:value-type="float" office:value="33.608" calcext:value-type="float">
            <text:p>33,608</text:p>
          </table:table-cell>
          <table:table-cell office:value-type="float" office:value="26.3" calcext:value-type="float">
            <text:p>26,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33" calcext:value-type="date">
            <text:p>17-02-06 00:52</text:p>
          </table:table-cell>
          <table:table-cell table:formula="of:=([.A251]-[.$A$612])*24*60*60" office:value-type="float" office:value="1083.00000044983" calcext:value-type="float">
            <text:p>1083</text:p>
          </table:table-cell>
          <table:table-cell office:value-type="float" office:value="33.555" calcext:value-type="float">
            <text:p>33,555</text:p>
          </table:table-cell>
          <table:table-cell office:value-type="float" office:value="26.287" calcext:value-type="float">
            <text:p>26,28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30" calcext:value-type="date">
            <text:p>17-02-06 00:52</text:p>
          </table:table-cell>
          <table:table-cell table:formula="of:=([.A252]-[.$A$612])*24*60*60" office:value-type="float" office:value="1080.00000037719" calcext:value-type="float">
            <text:p>1080</text:p>
          </table:table-cell>
          <table:table-cell office:value-type="float" office:value="33.502" calcext:value-type="float">
            <text:p>33,502</text:p>
          </table:table-cell>
          <table:table-cell office:value-type="float" office:value="26.274" calcext:value-type="float">
            <text:p>26,2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27" calcext:value-type="date">
            <text:p>17-02-06 00:52</text:p>
          </table:table-cell>
          <table:table-cell table:formula="of:=([.A253]-[.$A$612])*24*60*60" office:value-type="float" office:value="1077.00000030454" calcext:value-type="float">
            <text:p>1077</text:p>
          </table:table-cell>
          <table:table-cell office:value-type="float" office:value="33.446" calcext:value-type="float">
            <text:p>33,446</text:p>
          </table:table-cell>
          <table:table-cell office:value-type="float" office:value="26.26" calcext:value-type="float">
            <text:p>26,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24" calcext:value-type="date">
            <text:p>17-02-06 00:52</text:p>
          </table:table-cell>
          <table:table-cell table:formula="of:=([.A254]-[.$A$612])*24*60*60" office:value-type="float" office:value="1074.0000002319" calcext:value-type="float">
            <text:p>1074</text:p>
          </table:table-cell>
          <table:table-cell office:value-type="float" office:value="33.389" calcext:value-type="float">
            <text:p>33,389</text:p>
          </table:table-cell>
          <table:table-cell office:value-type="float" office:value="26.247" calcext:value-type="float">
            <text:p>26,2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21" calcext:value-type="date">
            <text:p>17-02-06 00:52</text:p>
          </table:table-cell>
          <table:table-cell table:formula="of:=([.A255]-[.$A$612])*24*60*60" office:value-type="float" office:value="1071.00000015926" calcext:value-type="float">
            <text:p>1071</text:p>
          </table:table-cell>
          <table:table-cell office:value-type="float" office:value="33.33" calcext:value-type="float">
            <text:p>33,33</text:p>
          </table:table-cell>
          <table:table-cell office:value-type="float" office:value="26.233" calcext:value-type="float">
            <text:p>26,23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18" calcext:value-type="date">
            <text:p>17-02-06 00:52</text:p>
          </table:table-cell>
          <table:table-cell table:formula="of:=([.A256]-[.$A$612])*24*60*60" office:value-type="float" office:value="1068.00000008661" calcext:value-type="float">
            <text:p>1068</text:p>
          </table:table-cell>
          <table:table-cell office:value-type="float" office:value="33.269" calcext:value-type="float">
            <text:p>33,269</text:p>
          </table:table-cell>
          <table:table-cell office:value-type="float" office:value="26.219" calcext:value-type="float">
            <text:p>26,2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15" calcext:value-type="date">
            <text:p>17-02-06 00:52</text:p>
          </table:table-cell>
          <table:table-cell table:formula="of:=([.A257]-[.$A$612])*24*60*60" office:value-type="float" office:value="1065.00000001397" calcext:value-type="float">
            <text:p>1065</text:p>
          </table:table-cell>
          <table:table-cell office:value-type="float" office:value="33.206" calcext:value-type="float">
            <text:p>33,206</text:p>
          </table:table-cell>
          <table:table-cell office:value-type="float" office:value="26.205" calcext:value-type="float">
            <text:p>26,2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12" calcext:value-type="date">
            <text:p>17-02-06 00:52</text:p>
          </table:table-cell>
          <table:table-cell table:formula="of:=([.A258]-[.$A$612])*24*60*60" office:value-type="float" office:value="1061.99999994133" calcext:value-type="float">
            <text:p>1062</text:p>
          </table:table-cell>
          <table:table-cell office:value-type="float" office:value="33.141" calcext:value-type="float">
            <text:p>33,141</text:p>
          </table:table-cell>
          <table:table-cell office:value-type="float" office:value="26.19" calcext:value-type="float">
            <text:p>26,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09" calcext:value-type="date">
            <text:p>17-02-06 00:52</text:p>
          </table:table-cell>
          <table:table-cell table:formula="of:=([.A259]-[.$A$612])*24*60*60" office:value-type="float" office:value="1058.99999986868" calcext:value-type="float">
            <text:p>1059</text:p>
          </table:table-cell>
          <table:table-cell office:value-type="float" office:value="33.075" calcext:value-type="float">
            <text:p>33,075</text:p>
          </table:table-cell>
          <table:table-cell office:value-type="float" office:value="26.176" calcext:value-type="float">
            <text:p>26,1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06" calcext:value-type="date">
            <text:p>17-02-06 00:52</text:p>
          </table:table-cell>
          <table:table-cell table:formula="of:=([.A260]-[.$A$612])*24*60*60" office:value-type="float" office:value="1056.00000042468" calcext:value-type="float">
            <text:p>1056</text:p>
          </table:table-cell>
          <table:table-cell office:value-type="float" office:value="33.006" calcext:value-type="float">
            <text:p>33,006</text:p>
          </table:table-cell>
          <table:table-cell office:value-type="float" office:value="26.161" calcext:value-type="float">
            <text:p>26,1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03" calcext:value-type="date">
            <text:p>17-02-06 00:52</text:p>
          </table:table-cell>
          <table:table-cell table:formula="of:=([.A261]-[.$A$612])*24*60*60" office:value-type="float" office:value="1053.00000035204" calcext:value-type="float">
            <text:p>1053</text:p>
          </table:table-cell>
          <table:table-cell office:value-type="float" office:value="32.934" calcext:value-type="float">
            <text:p>32,934</text:p>
          </table:table-cell>
          <table:table-cell office:value-type="float" office:value="26.146" calcext:value-type="float">
            <text:p>26,1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2:00" calcext:value-type="date">
            <text:p>17-02-06 00:52</text:p>
          </table:table-cell>
          <table:table-cell table:formula="of:=([.A262]-[.$A$612])*24*60*60" office:value-type="float" office:value="1050.0000002794" calcext:value-type="float">
            <text:p>1050</text:p>
          </table:table-cell>
          <table:table-cell office:value-type="float" office:value="32.861" calcext:value-type="float">
            <text:p>32,861</text:p>
          </table:table-cell>
          <table:table-cell office:value-type="float" office:value="26.131" calcext:value-type="float">
            <text:p>26,1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57" calcext:value-type="date">
            <text:p>17-02-06 00:51</text:p>
          </table:table-cell>
          <table:table-cell table:formula="of:=([.A263]-[.$A$612])*24*60*60" office:value-type="float" office:value="1047.00000020675" calcext:value-type="float">
            <text:p>1047</text:p>
          </table:table-cell>
          <table:table-cell office:value-type="float" office:value="32.785" calcext:value-type="float">
            <text:p>32,785</text:p>
          </table:table-cell>
          <table:table-cell office:value-type="float" office:value="26.115" calcext:value-type="float">
            <text:p>26,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54" calcext:value-type="date">
            <text:p>17-02-06 00:51</text:p>
          </table:table-cell>
          <table:table-cell table:formula="of:=([.A264]-[.$A$612])*24*60*60" office:value-type="float" office:value="1044.00000013411" calcext:value-type="float">
            <text:p>1044</text:p>
          </table:table-cell>
          <table:table-cell office:value-type="float" office:value="32.707" calcext:value-type="float">
            <text:p>32,707</text:p>
          </table:table-cell>
          <table:table-cell office:value-type="float" office:value="26.1" calcext:value-type="float">
            <text:p>26,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51" calcext:value-type="date">
            <text:p>17-02-06 00:51</text:p>
          </table:table-cell>
          <table:table-cell table:formula="of:=([.A265]-[.$A$612])*24*60*60" office:value-type="float" office:value="1041.00000006147" calcext:value-type="float">
            <text:p>1041</text:p>
          </table:table-cell>
          <table:table-cell office:value-type="float" office:value="32.626" calcext:value-type="float">
            <text:p>32,626</text:p>
          </table:table-cell>
          <table:table-cell office:value-type="float" office:value="26.084" calcext:value-type="float">
            <text:p>26,0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48" calcext:value-type="date">
            <text:p>17-02-06 00:51</text:p>
          </table:table-cell>
          <table:table-cell table:formula="of:=([.A266]-[.$A$612])*24*60*60" office:value-type="float" office:value="1037.99999998882" calcext:value-type="float">
            <text:p>1038</text:p>
          </table:table-cell>
          <table:table-cell office:value-type="float" office:value="32.543" calcext:value-type="float">
            <text:p>32,543</text:p>
          </table:table-cell>
          <table:table-cell office:value-type="float" office:value="26.068" calcext:value-type="float">
            <text:p>26,0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45" calcext:value-type="date">
            <text:p>17-02-06 00:51</text:p>
          </table:table-cell>
          <table:table-cell table:formula="of:=([.A267]-[.$A$612])*24*60*60" office:value-type="float" office:value="1034.99999991618" calcext:value-type="float">
            <text:p>1035</text:p>
          </table:table-cell>
          <table:table-cell office:value-type="float" office:value="32.457" calcext:value-type="float">
            <text:p>32,457</text:p>
          </table:table-cell>
          <table:table-cell office:value-type="float" office:value="26.052" calcext:value-type="float">
            <text:p>26,0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42" calcext:value-type="date">
            <text:p>17-02-06 00:51</text:p>
          </table:table-cell>
          <table:table-cell table:formula="of:=([.A268]-[.$A$612])*24*60*60" office:value-type="float" office:value="1032.00000047218" calcext:value-type="float">
            <text:p>1032</text:p>
          </table:table-cell>
          <table:table-cell office:value-type="float" office:value="32.368" calcext:value-type="float">
            <text:p>32,368</text:p>
          </table:table-cell>
          <table:table-cell office:value-type="float" office:value="26.035" calcext:value-type="float">
            <text:p>26,0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39" calcext:value-type="date">
            <text:p>17-02-06 00:51</text:p>
          </table:table-cell>
          <table:table-cell table:formula="of:=([.A269]-[.$A$612])*24*60*60" office:value-type="float" office:value="1029.00000039954" calcext:value-type="float">
            <text:p>1029</text:p>
          </table:table-cell>
          <table:table-cell office:value-type="float" office:value="32.276" calcext:value-type="float">
            <text:p>32,276</text:p>
          </table:table-cell>
          <table:table-cell office:value-type="float" office:value="26.019" calcext:value-type="float">
            <text:p>26,0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36" calcext:value-type="date">
            <text:p>17-02-06 00:51</text:p>
          </table:table-cell>
          <table:table-cell table:formula="of:=([.A270]-[.$A$612])*24*60*60" office:value-type="float" office:value="1026.00000032689" calcext:value-type="float">
            <text:p>1026</text:p>
          </table:table-cell>
          <table:table-cell office:value-type="float" office:value="32.181" calcext:value-type="float">
            <text:p>32,181</text:p>
          </table:table-cell>
          <table:table-cell office:value-type="float" office:value="26.002" calcext:value-type="float">
            <text:p>26,0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33" calcext:value-type="date">
            <text:p>17-02-06 00:51</text:p>
          </table:table-cell>
          <table:table-cell table:formula="of:=([.A271]-[.$A$612])*24*60*60" office:value-type="float" office:value="1023.00000025425" calcext:value-type="float">
            <text:p>1023</text:p>
          </table:table-cell>
          <table:table-cell office:value-type="float" office:value="32.083" calcext:value-type="float">
            <text:p>32,083</text:p>
          </table:table-cell>
          <table:table-cell office:value-type="float" office:value="25.985" calcext:value-type="float">
            <text:p>25,98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30" calcext:value-type="date">
            <text:p>17-02-06 00:51</text:p>
          </table:table-cell>
          <table:table-cell table:formula="of:=([.A272]-[.$A$612])*24*60*60" office:value-type="float" office:value="1020.00000018161" calcext:value-type="float">
            <text:p>1020</text:p>
          </table:table-cell>
          <table:table-cell office:value-type="float" office:value="31.982" calcext:value-type="float">
            <text:p>31,982</text:p>
          </table:table-cell>
          <table:table-cell office:value-type="float" office:value="25.968" calcext:value-type="float">
            <text:p>25,9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27" calcext:value-type="date">
            <text:p>17-02-06 00:51</text:p>
          </table:table-cell>
          <table:table-cell table:formula="of:=([.A273]-[.$A$612])*24*60*60" office:value-type="float" office:value="1017.00000010896" calcext:value-type="float">
            <text:p>1017</text:p>
          </table:table-cell>
          <table:table-cell office:value-type="float" office:value="31.877" calcext:value-type="float">
            <text:p>31,877</text:p>
          </table:table-cell>
          <table:table-cell office:value-type="float" office:value="25.95" calcext:value-type="float">
            <text:p>25,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24" calcext:value-type="date">
            <text:p>17-02-06 00:51</text:p>
          </table:table-cell>
          <table:table-cell table:formula="of:=([.A274]-[.$A$612])*24*60*60" office:value-type="float" office:value="1014.00000003632" calcext:value-type="float">
            <text:p>1014</text:p>
          </table:table-cell>
          <table:table-cell office:value-type="float" office:value="31.769" calcext:value-type="float">
            <text:p>31,769</text:p>
          </table:table-cell>
          <table:table-cell office:value-type="float" office:value="25.932" calcext:value-type="float">
            <text:p>25,9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21" calcext:value-type="date">
            <text:p>17-02-06 00:51</text:p>
          </table:table-cell>
          <table:table-cell table:formula="of:=([.A275]-[.$A$612])*24*60*60" office:value-type="float" office:value="1010.99999996368" calcext:value-type="float">
            <text:p>1011</text:p>
          </table:table-cell>
          <table:table-cell office:value-type="float" office:value="31.657" calcext:value-type="float">
            <text:p>31,657</text:p>
          </table:table-cell>
          <table:table-cell office:value-type="float" office:value="25.914" calcext:value-type="float">
            <text:p>25,91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18" calcext:value-type="date">
            <text:p>17-02-06 00:51</text:p>
          </table:table-cell>
          <table:table-cell table:formula="of:=([.A276]-[.$A$612])*24*60*60" office:value-type="float" office:value="1007.99999989104" calcext:value-type="float">
            <text:p>100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96" calcext:value-type="float">
            <text:p>25,89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15" calcext:value-type="date">
            <text:p>17-02-06 00:51</text:p>
          </table:table-cell>
          <table:table-cell table:formula="of:=([.A277]-[.$A$612])*24*60*60" office:value-type="float" office:value="1005.00000044703" calcext:value-type="float">
            <text:p>100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78" calcext:value-type="float">
            <text:p>25,8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12" calcext:value-type="date">
            <text:p>17-02-06 00:51</text:p>
          </table:table-cell>
          <table:table-cell table:formula="of:=([.A278]-[.$A$612])*24*60*60" office:value-type="float" office:value="1002.00000037439" calcext:value-type="float">
            <text:p>100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59" calcext:value-type="float">
            <text:p>25,8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09" calcext:value-type="date">
            <text:p>17-02-06 00:51</text:p>
          </table:table-cell>
          <table:table-cell table:formula="of:=([.A279]-[.$A$612])*24*60*60" office:value-type="float" office:value="999.000000301749" calcext:value-type="float">
            <text:p>99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4" calcext:value-type="float">
            <text:p>25,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06" calcext:value-type="date">
            <text:p>17-02-06 00:51</text:p>
          </table:table-cell>
          <table:table-cell table:formula="of:=([.A280]-[.$A$612])*24*60*60" office:value-type="float" office:value="996.000000229105" calcext:value-type="float">
            <text:p>99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21" calcext:value-type="float">
            <text:p>25,8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03" calcext:value-type="date">
            <text:p>17-02-06 00:51</text:p>
          </table:table-cell>
          <table:table-cell table:formula="of:=([.A281]-[.$A$612])*24*60*60" office:value-type="float" office:value="993.000000156462" calcext:value-type="float">
            <text:p>99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02" calcext:value-type="float">
            <text:p>25,8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1:00" calcext:value-type="date">
            <text:p>17-02-06 00:51</text:p>
          </table:table-cell>
          <table:table-cell table:formula="of:=([.A282]-[.$A$612])*24*60*60" office:value-type="float" office:value="990.000000083819" calcext:value-type="float">
            <text:p>99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82" calcext:value-type="float">
            <text:p>25,78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57" calcext:value-type="date">
            <text:p>17-02-06 00:50</text:p>
          </table:table-cell>
          <table:table-cell table:formula="of:=([.A283]-[.$A$612])*24*60*60" office:value-type="float" office:value="987.000000011176" calcext:value-type="float">
            <text:p>98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62" calcext:value-type="float">
            <text:p>25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54" calcext:value-type="date">
            <text:p>17-02-06 00:50</text:p>
          </table:table-cell>
          <table:table-cell table:formula="of:=([.A284]-[.$A$612])*24*60*60" office:value-type="float" office:value="983.999999938533" calcext:value-type="float">
            <text:p>98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42" calcext:value-type="float">
            <text:p>25,74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51" calcext:value-type="date">
            <text:p>17-02-06 00:50</text:p>
          </table:table-cell>
          <table:table-cell table:formula="of:=([.A285]-[.$A$612])*24*60*60" office:value-type="float" office:value="980.99999986589" calcext:value-type="float">
            <text:p>98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21" calcext:value-type="float">
            <text:p>25,7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48" calcext:value-type="date">
            <text:p>17-02-06 00:50</text:p>
          </table:table-cell>
          <table:table-cell table:formula="of:=([.A286]-[.$A$612])*24*60*60" office:value-type="float" office:value="978.000000421889" calcext:value-type="float">
            <text:p>97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01" calcext:value-type="float">
            <text:p>25,70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45" calcext:value-type="date">
            <text:p>17-02-06 00:50</text:p>
          </table:table-cell>
          <table:table-cell table:formula="of:=([.A287]-[.$A$612])*24*60*60" office:value-type="float" office:value="975.000000349246" calcext:value-type="float">
            <text:p>97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8" calcext:value-type="float">
            <text:p>25,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42" calcext:value-type="date">
            <text:p>17-02-06 00:50</text:p>
          </table:table-cell>
          <table:table-cell table:formula="of:=([.A288]-[.$A$612])*24*60*60" office:value-type="float" office:value="972.000000276603" calcext:value-type="float">
            <text:p>97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58" calcext:value-type="float">
            <text:p>25,6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39" calcext:value-type="date">
            <text:p>17-02-06 00:50</text:p>
          </table:table-cell>
          <table:table-cell table:formula="of:=([.A289]-[.$A$612])*24*60*60" office:value-type="float" office:value="969.00000020396" calcext:value-type="float">
            <text:p>96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37" calcext:value-type="float">
            <text:p>25,63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36" calcext:value-type="date">
            <text:p>17-02-06 00:50</text:p>
          </table:table-cell>
          <table:table-cell table:formula="of:=([.A290]-[.$A$612])*24*60*60" office:value-type="float" office:value="966.000000131317" calcext:value-type="float">
            <text:p>96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15" calcext:value-type="float">
            <text:p>25,6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33" calcext:value-type="date">
            <text:p>17-02-06 00:50</text:p>
          </table:table-cell>
          <table:table-cell table:formula="of:=([.A291]-[.$A$612])*24*60*60" office:value-type="float" office:value="963.000000058673" calcext:value-type="float">
            <text:p>96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93" calcext:value-type="float">
            <text:p>25,59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30" calcext:value-type="date">
            <text:p>17-02-06 00:50</text:p>
          </table:table-cell>
          <table:table-cell table:formula="of:=([.A292]-[.$A$612])*24*60*60" office:value-type="float" office:value="959.99999998603" calcext:value-type="float">
            <text:p>96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7" calcext:value-type="float">
            <text:p>25,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27" calcext:value-type="date">
            <text:p>17-02-06 00:50</text:p>
          </table:table-cell>
          <table:table-cell table:formula="of:=([.A293]-[.$A$612])*24*60*60" office:value-type="float" office:value="956.999999913387" calcext:value-type="float">
            <text:p>95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48" calcext:value-type="float">
            <text:p>25,5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24" calcext:value-type="date">
            <text:p>17-02-06 00:50</text:p>
          </table:table-cell>
          <table:table-cell table:formula="of:=([.A294]-[.$A$612])*24*60*60" office:value-type="float" office:value="954.000000469387" calcext:value-type="float">
            <text:p>95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25" calcext:value-type="float">
            <text:p>25,5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21" calcext:value-type="date">
            <text:p>17-02-06 00:50</text:p>
          </table:table-cell>
          <table:table-cell table:formula="of:=([.A295]-[.$A$612])*24*60*60" office:value-type="float" office:value="951.000000396743" calcext:value-type="float">
            <text:p>95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01" calcext:value-type="float">
            <text:p>25,50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18" calcext:value-type="date">
            <text:p>17-02-06 00:50</text:p>
          </table:table-cell>
          <table:table-cell table:formula="of:=([.A296]-[.$A$612])*24*60*60" office:value-type="float" office:value="948.0000003241" calcext:value-type="float">
            <text:p>94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78" calcext:value-type="float">
            <text:p>25,4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15" calcext:value-type="date">
            <text:p>17-02-06 00:50</text:p>
          </table:table-cell>
          <table:table-cell table:formula="of:=([.A297]-[.$A$612])*24*60*60" office:value-type="float" office:value="945.000000251457" calcext:value-type="float">
            <text:p>94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54" calcext:value-type="float">
            <text:p>25,4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12" calcext:value-type="date">
            <text:p>17-02-06 00:50</text:p>
          </table:table-cell>
          <table:table-cell table:formula="of:=([.A298]-[.$A$612])*24*60*60" office:value-type="float" office:value="942.000000178814" calcext:value-type="float">
            <text:p>94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3" calcext:value-type="float">
            <text:p>25,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09" calcext:value-type="date">
            <text:p>17-02-06 00:50</text:p>
          </table:table-cell>
          <table:table-cell table:formula="of:=([.A299]-[.$A$612])*24*60*60" office:value-type="float" office:value="939.000000106171" calcext:value-type="float">
            <text:p>93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05" calcext:value-type="float">
            <text:p>25,4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06" calcext:value-type="date">
            <text:p>17-02-06 00:50</text:p>
          </table:table-cell>
          <table:table-cell table:formula="of:=([.A300]-[.$A$612])*24*60*60" office:value-type="float" office:value="936.000000033528" calcext:value-type="float">
            <text:p>93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8" calcext:value-type="float">
            <text:p>25,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03" calcext:value-type="date">
            <text:p>17-02-06 00:50</text:p>
          </table:table-cell>
          <table:table-cell table:formula="of:=([.A301]-[.$A$612])*24*60*60" office:value-type="float" office:value="932.999999960884" calcext:value-type="float">
            <text:p>93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55" calcext:value-type="float">
            <text:p>25,3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50:00" calcext:value-type="date">
            <text:p>17-02-06 00:50</text:p>
          </table:table-cell>
          <table:table-cell table:formula="of:=([.A302]-[.$A$612])*24*60*60" office:value-type="float" office:value="929.999999888241" calcext:value-type="float">
            <text:p>93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29" calcext:value-type="float">
            <text:p>25,3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57" calcext:value-type="date">
            <text:p>17-02-06 00:49</text:p>
          </table:table-cell>
          <table:table-cell table:formula="of:=([.A303]-[.$A$612])*24*60*60" office:value-type="float" office:value="927.000000444241" calcext:value-type="float">
            <text:p>92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04" calcext:value-type="float">
            <text:p>25,30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54" calcext:value-type="date">
            <text:p>17-02-06 00:49</text:p>
          </table:table-cell>
          <table:table-cell table:formula="of:=([.A304]-[.$A$612])*24*60*60" office:value-type="float" office:value="924.000000371598" calcext:value-type="float">
            <text:p>92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277" calcext:value-type="float">
            <text:p>25,2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51" calcext:value-type="date">
            <text:p>17-02-06 00:49</text:p>
          </table:table-cell>
          <table:table-cell table:formula="of:=([.A305]-[.$A$612])*24*60*60" office:value-type="float" office:value="921.000000298955" calcext:value-type="float">
            <text:p>92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251" calcext:value-type="float">
            <text:p>25,2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48" calcext:value-type="date">
            <text:p>17-02-06 00:49</text:p>
          </table:table-cell>
          <table:table-cell table:formula="of:=([.A306]-[.$A$612])*24*60*60" office:value-type="float" office:value="918.000000226311" calcext:value-type="float">
            <text:p>91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224" calcext:value-type="float">
            <text:p>25,22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45" calcext:value-type="date">
            <text:p>17-02-06 00:49</text:p>
          </table:table-cell>
          <table:table-cell table:formula="of:=([.A307]-[.$A$612])*24*60*60" office:value-type="float" office:value="915.000000153668" calcext:value-type="float">
            <text:p>91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96" calcext:value-type="float">
            <text:p>25,19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42" calcext:value-type="date">
            <text:p>17-02-06 00:49</text:p>
          </table:table-cell>
          <table:table-cell table:formula="of:=([.A308]-[.$A$612])*24*60*60" office:value-type="float" office:value="912.000000081025" calcext:value-type="float">
            <text:p>91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69" calcext:value-type="float">
            <text:p>25,1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39" calcext:value-type="date">
            <text:p>17-02-06 00:49</text:p>
          </table:table-cell>
          <table:table-cell table:formula="of:=([.A309]-[.$A$612])*24*60*60" office:value-type="float" office:value="909.000000008382" calcext:value-type="float">
            <text:p>90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41" calcext:value-type="float">
            <text:p>25,1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36" calcext:value-type="date">
            <text:p>17-02-06 00:49</text:p>
          </table:table-cell>
          <table:table-cell table:formula="of:=([.A310]-[.$A$612])*24*60*60" office:value-type="float" office:value="905.999999935739" calcext:value-type="float">
            <text:p>90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12" calcext:value-type="float">
            <text:p>25,1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33" calcext:value-type="date">
            <text:p>17-02-06 00:49</text:p>
          </table:table-cell>
          <table:table-cell table:formula="of:=([.A311]-[.$A$612])*24*60*60" office:value-type="float" office:value="902.999999863096" calcext:value-type="float">
            <text:p>90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084" calcext:value-type="float">
            <text:p>25,0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30" calcext:value-type="date">
            <text:p>17-02-06 00:49</text:p>
          </table:table-cell>
          <table:table-cell table:formula="of:=([.A312]-[.$A$612])*24*60*60" office:value-type="float" office:value="900.000000419095" calcext:value-type="float">
            <text:p>90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054" calcext:value-type="float">
            <text:p>25,0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27" calcext:value-type="date">
            <text:p>17-02-06 00:49</text:p>
          </table:table-cell>
          <table:table-cell table:formula="of:=([.A313]-[.$A$612])*24*60*60" office:value-type="float" office:value="897.000000346452" calcext:value-type="float">
            <text:p>89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025" calcext:value-type="float">
            <text:p>25,0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24" calcext:value-type="date">
            <text:p>17-02-06 00:49</text:p>
          </table:table-cell>
          <table:table-cell table:formula="of:=([.A314]-[.$A$612])*24*60*60" office:value-type="float" office:value="894.000000273809" calcext:value-type="float">
            <text:p>89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95" calcext:value-type="float">
            <text:p>24,9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21" calcext:value-type="date">
            <text:p>17-02-06 00:49</text:p>
          </table:table-cell>
          <table:table-cell table:formula="of:=([.A315]-[.$A$612])*24*60*60" office:value-type="float" office:value="891.000000201166" calcext:value-type="float">
            <text:p>89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65" calcext:value-type="float">
            <text:p>24,9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18" calcext:value-type="date">
            <text:p>17-02-06 00:49</text:p>
          </table:table-cell>
          <table:table-cell table:formula="of:=([.A316]-[.$A$612])*24*60*60" office:value-type="float" office:value="888.000000128523" calcext:value-type="float">
            <text:p>88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34" calcext:value-type="float">
            <text:p>24,93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15" calcext:value-type="date">
            <text:p>17-02-06 00:49</text:p>
          </table:table-cell>
          <table:table-cell table:formula="of:=([.A317]-[.$A$612])*24*60*60" office:value-type="float" office:value="885.000000055879" calcext:value-type="float">
            <text:p>88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03" calcext:value-type="float">
            <text:p>24,9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12" calcext:value-type="date">
            <text:p>17-02-06 00:49</text:p>
          </table:table-cell>
          <table:table-cell table:formula="of:=([.A318]-[.$A$612])*24*60*60" office:value-type="float" office:value="881.999999983236" calcext:value-type="float">
            <text:p>88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871" calcext:value-type="float">
            <text:p>24,8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09" calcext:value-type="date">
            <text:p>17-02-06 00:49</text:p>
          </table:table-cell>
          <table:table-cell table:formula="of:=([.A319]-[.$A$612])*24*60*60" office:value-type="float" office:value="878.999999910593" calcext:value-type="float">
            <text:p>87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839" calcext:value-type="float">
            <text:p>24,83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06" calcext:value-type="date">
            <text:p>17-02-06 00:49</text:p>
          </table:table-cell>
          <table:table-cell table:formula="of:=([.A320]-[.$A$612])*24*60*60" office:value-type="float" office:value="876.000000466593" calcext:value-type="float">
            <text:p>87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807" calcext:value-type="float">
            <text:p>24,8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03" calcext:value-type="date">
            <text:p>17-02-06 00:49</text:p>
          </table:table-cell>
          <table:table-cell table:formula="of:=([.A321]-[.$A$612])*24*60*60" office:value-type="float" office:value="873.000000393949" calcext:value-type="float">
            <text:p>87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774" calcext:value-type="float">
            <text:p>24,7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9:00" calcext:value-type="date">
            <text:p>17-02-06 00:49</text:p>
          </table:table-cell>
          <table:table-cell table:formula="of:=([.A322]-[.$A$612])*24*60*60" office:value-type="float" office:value="870.000000321306" calcext:value-type="float">
            <text:p>87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741" calcext:value-type="float">
            <text:p>24,7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57" calcext:value-type="date">
            <text:p>17-02-06 00:48</text:p>
          </table:table-cell>
          <table:table-cell table:formula="of:=([.A323]-[.$A$612])*24*60*60" office:value-type="float" office:value="867.000000248663" calcext:value-type="float">
            <text:p>86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707" calcext:value-type="float">
            <text:p>24,7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54" calcext:value-type="date">
            <text:p>17-02-06 00:48</text:p>
          </table:table-cell>
          <table:table-cell table:formula="of:=([.A324]-[.$A$612])*24*60*60" office:value-type="float" office:value="864.00000017602" calcext:value-type="float">
            <text:p>86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673" calcext:value-type="float">
            <text:p>24,67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51" calcext:value-type="date">
            <text:p>17-02-06 00:48</text:p>
          </table:table-cell>
          <table:table-cell table:formula="of:=([.A325]-[.$A$612])*24*60*60" office:value-type="float" office:value="861.000000103377" calcext:value-type="float">
            <text:p>86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638" calcext:value-type="float">
            <text:p>24,6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48" calcext:value-type="date">
            <text:p>17-02-06 00:48</text:p>
          </table:table-cell>
          <table:table-cell table:formula="of:=([.A326]-[.$A$612])*24*60*60" office:value-type="float" office:value="858.000000030734" calcext:value-type="float">
            <text:p>85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603" calcext:value-type="float">
            <text:p>24,6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45" calcext:value-type="date">
            <text:p>17-02-06 00:48</text:p>
          </table:table-cell>
          <table:table-cell table:formula="of:=([.A327]-[.$A$612])*24*60*60" office:value-type="float" office:value="854.999999958091" calcext:value-type="float">
            <text:p>85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567" calcext:value-type="float">
            <text:p>24,5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42" calcext:value-type="date">
            <text:p>17-02-06 00:48</text:p>
          </table:table-cell>
          <table:table-cell table:formula="of:=([.A328]-[.$A$612])*24*60*60" office:value-type="float" office:value="851.999999885447" calcext:value-type="float">
            <text:p>85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531" calcext:value-type="float">
            <text:p>24,5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39" calcext:value-type="date">
            <text:p>17-02-06 00:48</text:p>
          </table:table-cell>
          <table:table-cell table:formula="of:=([.A329]-[.$A$612])*24*60*60" office:value-type="float" office:value="849.000000441447" calcext:value-type="float">
            <text:p>84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495" calcext:value-type="float">
            <text:p>24,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36" calcext:value-type="date">
            <text:p>17-02-06 00:48</text:p>
          </table:table-cell>
          <table:table-cell table:formula="of:=([.A330]-[.$A$612])*24*60*60" office:value-type="float" office:value="846.000000368804" calcext:value-type="float">
            <text:p>84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458" calcext:value-type="float">
            <text:p>24,4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33" calcext:value-type="date">
            <text:p>17-02-06 00:48</text:p>
          </table:table-cell>
          <table:table-cell table:formula="of:=([.A331]-[.$A$612])*24*60*60" office:value-type="float" office:value="843.000000296161" calcext:value-type="float">
            <text:p>84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42" calcext:value-type="float">
            <text:p>24,4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30" calcext:value-type="date">
            <text:p>17-02-06 00:48</text:p>
          </table:table-cell>
          <table:table-cell table:formula="of:=([.A332]-[.$A$612])*24*60*60" office:value-type="float" office:value="840.000000223517" calcext:value-type="float">
            <text:p>84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382" calcext:value-type="float">
            <text:p>24,38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27" calcext:value-type="date">
            <text:p>17-02-06 00:48</text:p>
          </table:table-cell>
          <table:table-cell table:formula="of:=([.A333]-[.$A$612])*24*60*60" office:value-type="float" office:value="837.000000150874" calcext:value-type="float">
            <text:p>83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344" calcext:value-type="float">
            <text:p>24,3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24" calcext:value-type="date">
            <text:p>17-02-06 00:48</text:p>
          </table:table-cell>
          <table:table-cell table:formula="of:=([.A334]-[.$A$612])*24*60*60" office:value-type="float" office:value="834.000000078231" calcext:value-type="float">
            <text:p>83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305" calcext:value-type="float">
            <text:p>24,3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21" calcext:value-type="date">
            <text:p>17-02-06 00:48</text:p>
          </table:table-cell>
          <table:table-cell table:formula="of:=([.A335]-[.$A$612])*24*60*60" office:value-type="float" office:value="831.000000005588" calcext:value-type="float">
            <text:p>83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265" calcext:value-type="float">
            <text:p>24,2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18" calcext:value-type="date">
            <text:p>17-02-06 00:48</text:p>
          </table:table-cell>
          <table:table-cell table:formula="of:=([.A336]-[.$A$612])*24*60*60" office:value-type="float" office:value="827.999999932945" calcext:value-type="float">
            <text:p>82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225" calcext:value-type="float">
            <text:p>24,2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15" calcext:value-type="date">
            <text:p>17-02-06 00:48</text:p>
          </table:table-cell>
          <table:table-cell table:formula="of:=([.A337]-[.$A$612])*24*60*60" office:value-type="float" office:value="824.999999860302" calcext:value-type="float">
            <text:p>82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184" calcext:value-type="float">
            <text:p>24,1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12" calcext:value-type="date">
            <text:p>17-02-06 00:48</text:p>
          </table:table-cell>
          <table:table-cell table:formula="of:=([.A338]-[.$A$612])*24*60*60" office:value-type="float" office:value="822.000000416301" calcext:value-type="float">
            <text:p>82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143" calcext:value-type="float">
            <text:p>24,1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09" calcext:value-type="date">
            <text:p>17-02-06 00:48</text:p>
          </table:table-cell>
          <table:table-cell table:formula="of:=([.A339]-[.$A$612])*24*60*60" office:value-type="float" office:value="819.000000343658" calcext:value-type="float">
            <text:p>81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101" calcext:value-type="float">
            <text:p>24,10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06" calcext:value-type="date">
            <text:p>17-02-06 00:48</text:p>
          </table:table-cell>
          <table:table-cell table:formula="of:=([.A340]-[.$A$612])*24*60*60" office:value-type="float" office:value="816.000000271015" calcext:value-type="float">
            <text:p>81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059" calcext:value-type="float">
            <text:p>24,0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03" calcext:value-type="date">
            <text:p>17-02-06 00:48</text:p>
          </table:table-cell>
          <table:table-cell table:formula="of:=([.A341]-[.$A$612])*24*60*60" office:value-type="float" office:value="813.000000198372" calcext:value-type="float">
            <text:p>81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016" calcext:value-type="float">
            <text:p>24,0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8:00" calcext:value-type="date">
            <text:p>17-02-06 00:48</text:p>
          </table:table-cell>
          <table:table-cell table:formula="of:=([.A342]-[.$A$612])*24*60*60" office:value-type="float" office:value="810.000000125729" calcext:value-type="float">
            <text:p>81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972" calcext:value-type="float">
            <text:p>23,9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57" calcext:value-type="date">
            <text:p>17-02-06 00:47</text:p>
          </table:table-cell>
          <table:table-cell table:formula="of:=([.A343]-[.$A$612])*24*60*60" office:value-type="float" office:value="807.000000053085" calcext:value-type="float">
            <text:p>80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928" calcext:value-type="float">
            <text:p>23,9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54" calcext:value-type="date">
            <text:p>17-02-06 00:47</text:p>
          </table:table-cell>
          <table:table-cell table:formula="of:=([.A344]-[.$A$612])*24*60*60" office:value-type="float" office:value="803.999999980442" calcext:value-type="float">
            <text:p>80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884" calcext:value-type="float">
            <text:p>23,8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51" calcext:value-type="date">
            <text:p>17-02-06 00:47</text:p>
          </table:table-cell>
          <table:table-cell table:formula="of:=([.A345]-[.$A$612])*24*60*60" office:value-type="float" office:value="800.999999907799" calcext:value-type="float">
            <text:p>80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838" calcext:value-type="float">
            <text:p>23,8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48" calcext:value-type="date">
            <text:p>17-02-06 00:47</text:p>
          </table:table-cell>
          <table:table-cell table:formula="of:=([.A346]-[.$A$612])*24*60*60" office:value-type="float" office:value="798.000000463799" calcext:value-type="float">
            <text:p>79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792" calcext:value-type="float">
            <text:p>23,79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45" calcext:value-type="date">
            <text:p>17-02-06 00:47</text:p>
          </table:table-cell>
          <table:table-cell table:formula="of:=([.A347]-[.$A$612])*24*60*60" office:value-type="float" office:value="795.000000391156" calcext:value-type="float">
            <text:p>79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746" calcext:value-type="float">
            <text:p>23,7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42" calcext:value-type="date">
            <text:p>17-02-06 00:47</text:p>
          </table:table-cell>
          <table:table-cell table:formula="of:=([.A348]-[.$A$612])*24*60*60" office:value-type="float" office:value="792.000000318512" calcext:value-type="float">
            <text:p>79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699" calcext:value-type="float">
            <text:p>23,6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39" calcext:value-type="date">
            <text:p>17-02-06 00:47</text:p>
          </table:table-cell>
          <table:table-cell table:formula="of:=([.A349]-[.$A$612])*24*60*60" office:value-type="float" office:value="789.000000245869" calcext:value-type="float">
            <text:p>78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651" calcext:value-type="float">
            <text:p>23,6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36" calcext:value-type="date">
            <text:p>17-02-06 00:47</text:p>
          </table:table-cell>
          <table:table-cell table:formula="of:=([.A350]-[.$A$612])*24*60*60" office:value-type="float" office:value="786.000000173226" calcext:value-type="float">
            <text:p>78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602" calcext:value-type="float">
            <text:p>23,6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33" calcext:value-type="date">
            <text:p>17-02-06 00:47</text:p>
          </table:table-cell>
          <table:table-cell table:formula="of:=([.A351]-[.$A$612])*24*60*60" office:value-type="float" office:value="783.000000100583" calcext:value-type="float">
            <text:p>78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553" calcext:value-type="float">
            <text:p>23,5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30" calcext:value-type="date">
            <text:p>17-02-06 00:47</text:p>
          </table:table-cell>
          <table:table-cell table:formula="of:=([.A352]-[.$A$612])*24*60*60" office:value-type="float" office:value="780.00000002794" calcext:value-type="float">
            <text:p>78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503" calcext:value-type="float">
            <text:p>23,5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27" calcext:value-type="date">
            <text:p>17-02-06 00:47</text:p>
          </table:table-cell>
          <table:table-cell table:formula="of:=([.A353]-[.$A$612])*24*60*60" office:value-type="float" office:value="776.999999955297" calcext:value-type="float">
            <text:p>77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453" calcext:value-type="float">
            <text:p>23,4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24" calcext:value-type="date">
            <text:p>17-02-06 00:47</text:p>
          </table:table-cell>
          <table:table-cell table:formula="of:=([.A354]-[.$A$612])*24*60*60" office:value-type="float" office:value="773.999999882653" calcext:value-type="float">
            <text:p>77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402" calcext:value-type="float">
            <text:p>23,4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21" calcext:value-type="date">
            <text:p>17-02-06 00:47</text:p>
          </table:table-cell>
          <table:table-cell table:formula="of:=([.A355]-[.$A$612])*24*60*60" office:value-type="float" office:value="771.000000438653" calcext:value-type="float">
            <text:p>77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35" calcext:value-type="float">
            <text:p>23,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18" calcext:value-type="date">
            <text:p>17-02-06 00:47</text:p>
          </table:table-cell>
          <table:table-cell table:formula="of:=([.A356]-[.$A$612])*24*60*60" office:value-type="float" office:value="768.00000036601" calcext:value-type="float">
            <text:p>76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297" calcext:value-type="float">
            <text:p>23,2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15" calcext:value-type="date">
            <text:p>17-02-06 00:47</text:p>
          </table:table-cell>
          <table:table-cell table:formula="of:=([.A357]-[.$A$612])*24*60*60" office:value-type="float" office:value="765.000000293367" calcext:value-type="float">
            <text:p>76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244" calcext:value-type="float">
            <text:p>23,2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12" calcext:value-type="date">
            <text:p>17-02-06 00:47</text:p>
          </table:table-cell>
          <table:table-cell table:formula="of:=([.A358]-[.$A$612])*24*60*60" office:value-type="float" office:value="762.000000220723" calcext:value-type="float">
            <text:p>76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19" calcext:value-type="float">
            <text:p>23,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09" calcext:value-type="date">
            <text:p>17-02-06 00:47</text:p>
          </table:table-cell>
          <table:table-cell table:formula="of:=([.A359]-[.$A$612])*24*60*60" office:value-type="float" office:value="759.00000014808" calcext:value-type="float">
            <text:p>75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135" calcext:value-type="float">
            <text:p>23,1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06" calcext:value-type="date">
            <text:p>17-02-06 00:47</text:p>
          </table:table-cell>
          <table:table-cell table:formula="of:=([.A360]-[.$A$612])*24*60*60" office:value-type="float" office:value="756.000000075437" calcext:value-type="float">
            <text:p>75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079" calcext:value-type="float">
            <text:p>23,07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03" calcext:value-type="date">
            <text:p>17-02-06 00:47</text:p>
          </table:table-cell>
          <table:table-cell table:formula="of:=([.A361]-[.$A$612])*24*60*60" office:value-type="float" office:value="753.000000002794" calcext:value-type="float">
            <text:p>75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023" calcext:value-type="float">
            <text:p>23,0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7:00" calcext:value-type="date">
            <text:p>17-02-06 00:47</text:p>
          </table:table-cell>
          <table:table-cell table:formula="of:=([.A362]-[.$A$612])*24*60*60" office:value-type="float" office:value="749.999999930151" calcext:value-type="float">
            <text:p>75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966" calcext:value-type="float">
            <text:p>22,9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57" calcext:value-type="date">
            <text:p>17-02-06 00:46</text:p>
          </table:table-cell>
          <table:table-cell table:formula="of:=([.A363]-[.$A$612])*24*60*60" office:value-type="float" office:value="746.999999857508" calcext:value-type="float">
            <text:p>74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908" calcext:value-type="float">
            <text:p>22,9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54" calcext:value-type="date">
            <text:p>17-02-06 00:46</text:p>
          </table:table-cell>
          <table:table-cell table:formula="of:=([.A364]-[.$A$612])*24*60*60" office:value-type="float" office:value="744.000000413507" calcext:value-type="float">
            <text:p>74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849" calcext:value-type="float">
            <text:p>22,8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51" calcext:value-type="date">
            <text:p>17-02-06 00:46</text:p>
          </table:table-cell>
          <table:table-cell table:formula="of:=([.A365]-[.$A$612])*24*60*60" office:value-type="float" office:value="741.000000340864" calcext:value-type="float">
            <text:p>74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89" calcext:value-type="float">
            <text:p>22,7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48" calcext:value-type="date">
            <text:p>17-02-06 00:46</text:p>
          </table:table-cell>
          <table:table-cell table:formula="of:=([.A366]-[.$A$612])*24*60*60" office:value-type="float" office:value="738.000000268221" calcext:value-type="float">
            <text:p>73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45" calcext:value-type="date">
            <text:p>17-02-06 00:46</text:p>
          </table:table-cell>
          <table:table-cell table:formula="of:=([.A367]-[.$A$612])*24*60*60" office:value-type="float" office:value="735.000000195578" calcext:value-type="float">
            <text:p>73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42" calcext:value-type="date">
            <text:p>17-02-06 00:46</text:p>
          </table:table-cell>
          <table:table-cell table:formula="of:=([.A368]-[.$A$612])*24*60*60" office:value-type="float" office:value="732.000000122935" calcext:value-type="float">
            <text:p>73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39" calcext:value-type="date">
            <text:p>17-02-06 00:46</text:p>
          </table:table-cell>
          <table:table-cell table:formula="of:=([.A369]-[.$A$612])*24*60*60" office:value-type="float" office:value="729.000000050291" calcext:value-type="float">
            <text:p>72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36" calcext:value-type="date">
            <text:p>17-02-06 00:46</text:p>
          </table:table-cell>
          <table:table-cell table:formula="of:=([.A370]-[.$A$612])*24*60*60" office:value-type="float" office:value="725.999999977648" calcext:value-type="float">
            <text:p>72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33" calcext:value-type="date">
            <text:p>17-02-06 00:46</text:p>
          </table:table-cell>
          <table:table-cell table:formula="of:=([.A371]-[.$A$612])*24*60*60" office:value-type="float" office:value="722.999999905005" calcext:value-type="float">
            <text:p>72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30" calcext:value-type="date">
            <text:p>17-02-06 00:46</text:p>
          </table:table-cell>
          <table:table-cell table:formula="of:=([.A372]-[.$A$612])*24*60*60" office:value-type="float" office:value="720.000000461005" calcext:value-type="float">
            <text:p>72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27" calcext:value-type="date">
            <text:p>17-02-06 00:46</text:p>
          </table:table-cell>
          <table:table-cell table:formula="of:=([.A373]-[.$A$612])*24*60*60" office:value-type="float" office:value="717.000000388362" calcext:value-type="float">
            <text:p>71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24" calcext:value-type="date">
            <text:p>17-02-06 00:46</text:p>
          </table:table-cell>
          <table:table-cell table:formula="of:=([.A374]-[.$A$612])*24*60*60" office:value-type="float" office:value="714.000000315718" calcext:value-type="float">
            <text:p>71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21" calcext:value-type="date">
            <text:p>17-02-06 00:46</text:p>
          </table:table-cell>
          <table:table-cell table:formula="of:=([.A375]-[.$A$612])*24*60*60" office:value-type="float" office:value="711.000000243075" calcext:value-type="float">
            <text:p>71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18" calcext:value-type="date">
            <text:p>17-02-06 00:46</text:p>
          </table:table-cell>
          <table:table-cell table:formula="of:=([.A376]-[.$A$612])*24*60*60" office:value-type="float" office:value="708.000000170432" calcext:value-type="float">
            <text:p>70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15" calcext:value-type="date">
            <text:p>17-02-06 00:46</text:p>
          </table:table-cell>
          <table:table-cell table:formula="of:=([.A377]-[.$A$612])*24*60*60" office:value-type="float" office:value="705.000000097789" calcext:value-type="float">
            <text:p>70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12" calcext:value-type="date">
            <text:p>17-02-06 00:46</text:p>
          </table:table-cell>
          <table:table-cell table:formula="of:=([.A378]-[.$A$612])*24*60*60" office:value-type="float" office:value="702.000000025146" calcext:value-type="float">
            <text:p>70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09" calcext:value-type="date">
            <text:p>17-02-06 00:46</text:p>
          </table:table-cell>
          <table:table-cell table:formula="of:=([.A379]-[.$A$612])*24*60*60" office:value-type="float" office:value="698.999999952503" calcext:value-type="float">
            <text:p>69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06" calcext:value-type="date">
            <text:p>17-02-06 00:46</text:p>
          </table:table-cell>
          <table:table-cell table:formula="of:=([.A380]-[.$A$612])*24*60*60" office:value-type="float" office:value="695.999999879859" calcext:value-type="float">
            <text:p>69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03" calcext:value-type="date">
            <text:p>17-02-06 00:46</text:p>
          </table:table-cell>
          <table:table-cell table:formula="of:=([.A381]-[.$A$612])*24*60*60" office:value-type="float" office:value="693.000000435859" calcext:value-type="float">
            <text:p>69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6:00" calcext:value-type="date">
            <text:p>17-02-06 00:46</text:p>
          </table:table-cell>
          <table:table-cell table:formula="of:=([.A382]-[.$A$612])*24*60*60" office:value-type="float" office:value="690.000000363216" calcext:value-type="float">
            <text:p>69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57" calcext:value-type="date">
            <text:p>17-02-06 00:45</text:p>
          </table:table-cell>
          <table:table-cell table:formula="of:=([.A383]-[.$A$612])*24*60*60" office:value-type="float" office:value="687.000000290573" calcext:value-type="float">
            <text:p>68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54" calcext:value-type="date">
            <text:p>17-02-06 00:45</text:p>
          </table:table-cell>
          <table:table-cell table:formula="of:=([.A384]-[.$A$612])*24*60*60" office:value-type="float" office:value="684.00000021793" calcext:value-type="float">
            <text:p>68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51" calcext:value-type="date">
            <text:p>17-02-06 00:45</text:p>
          </table:table-cell>
          <table:table-cell table:formula="of:=([.A385]-[.$A$612])*24*60*60" office:value-type="float" office:value="681.000000145286" calcext:value-type="float">
            <text:p>68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48" calcext:value-type="date">
            <text:p>17-02-06 00:45</text:p>
          </table:table-cell>
          <table:table-cell table:formula="of:=([.A386]-[.$A$612])*24*60*60" office:value-type="float" office:value="678.000000072643" calcext:value-type="float">
            <text:p>67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45" calcext:value-type="date">
            <text:p>17-02-06 00:45</text:p>
          </table:table-cell>
          <table:table-cell table:formula="of:=([.A387]-[.$A$612])*24*60*60" office:value-type="float" office:value="675" calcext:value-type="float">
            <text:p>67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42" calcext:value-type="date">
            <text:p>17-02-06 00:45</text:p>
          </table:table-cell>
          <table:table-cell table:formula="of:=([.A388]-[.$A$612])*24*60*60" office:value-type="float" office:value="671.999999927357" calcext:value-type="float">
            <text:p>67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39" calcext:value-type="date">
            <text:p>17-02-06 00:45</text:p>
          </table:table-cell>
          <table:table-cell table:formula="of:=([.A389]-[.$A$612])*24*60*60" office:value-type="float" office:value="668.999999854714" calcext:value-type="float">
            <text:p>66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36" calcext:value-type="date">
            <text:p>17-02-06 00:45</text:p>
          </table:table-cell>
          <table:table-cell table:formula="of:=([.A390]-[.$A$612])*24*60*60" office:value-type="float" office:value="666.000000410713" calcext:value-type="float">
            <text:p>66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33" calcext:value-type="date">
            <text:p>17-02-06 00:45</text:p>
          </table:table-cell>
          <table:table-cell table:formula="of:=([.A391]-[.$A$612])*24*60*60" office:value-type="float" office:value="663.00000033807" calcext:value-type="float">
            <text:p>66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30" calcext:value-type="date">
            <text:p>17-02-06 00:45</text:p>
          </table:table-cell>
          <table:table-cell table:formula="of:=([.A392]-[.$A$612])*24*60*60" office:value-type="float" office:value="660.000000265427" calcext:value-type="float">
            <text:p>66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27" calcext:value-type="date">
            <text:p>17-02-06 00:45</text:p>
          </table:table-cell>
          <table:table-cell table:formula="of:=([.A393]-[.$A$612])*24*60*60" office:value-type="float" office:value="657.000000192784" calcext:value-type="float">
            <text:p>65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24" calcext:value-type="date">
            <text:p>17-02-06 00:45</text:p>
          </table:table-cell>
          <table:table-cell table:formula="of:=([.A394]-[.$A$612])*24*60*60" office:value-type="float" office:value="654.000000120141" calcext:value-type="float">
            <text:p>65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21" calcext:value-type="date">
            <text:p>17-02-06 00:45</text:p>
          </table:table-cell>
          <table:table-cell table:formula="of:=([.A395]-[.$A$612])*24*60*60" office:value-type="float" office:value="651.000000047497" calcext:value-type="float">
            <text:p>65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18" calcext:value-type="date">
            <text:p>17-02-06 00:45</text:p>
          </table:table-cell>
          <table:table-cell table:formula="of:=([.A396]-[.$A$612])*24*60*60" office:value-type="float" office:value="647.999999974854" calcext:value-type="float">
            <text:p>64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15" calcext:value-type="date">
            <text:p>17-02-06 00:45</text:p>
          </table:table-cell>
          <table:table-cell table:formula="of:=([.A397]-[.$A$612])*24*60*60" office:value-type="float" office:value="644.999999902211" calcext:value-type="float">
            <text:p>64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12" calcext:value-type="date">
            <text:p>17-02-06 00:45</text:p>
          </table:table-cell>
          <table:table-cell table:formula="of:=([.A398]-[.$A$612])*24*60*60" office:value-type="float" office:value="642.000000458211" calcext:value-type="float">
            <text:p>64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09" calcext:value-type="date">
            <text:p>17-02-06 00:45</text:p>
          </table:table-cell>
          <table:table-cell table:formula="of:=([.A399]-[.$A$612])*24*60*60" office:value-type="float" office:value="639.000000385568" calcext:value-type="float">
            <text:p>63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06" calcext:value-type="date">
            <text:p>17-02-06 00:45</text:p>
          </table:table-cell>
          <table:table-cell table:formula="of:=([.A400]-[.$A$612])*24*60*60" office:value-type="float" office:value="636.000000312924" calcext:value-type="float">
            <text:p>63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03" calcext:value-type="date">
            <text:p>17-02-06 00:45</text:p>
          </table:table-cell>
          <table:table-cell table:formula="of:=([.A401]-[.$A$612])*24*60*60" office:value-type="float" office:value="633.000000240281" calcext:value-type="float">
            <text:p>63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5:00" calcext:value-type="date">
            <text:p>17-02-06 00:45</text:p>
          </table:table-cell>
          <table:table-cell table:formula="of:=([.A402]-[.$A$612])*24*60*60" office:value-type="float" office:value="630.000000167638" calcext:value-type="float">
            <text:p>63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57" calcext:value-type="date">
            <text:p>17-02-06 00:44</text:p>
          </table:table-cell>
          <table:table-cell table:formula="of:=([.A403]-[.$A$612])*24*60*60" office:value-type="float" office:value="627.000000094995" calcext:value-type="float">
            <text:p>62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54" calcext:value-type="date">
            <text:p>17-02-06 00:44</text:p>
          </table:table-cell>
          <table:table-cell table:formula="of:=([.A404]-[.$A$612])*24*60*60" office:value-type="float" office:value="624.000000022352" calcext:value-type="float">
            <text:p>62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51" calcext:value-type="date">
            <text:p>17-02-06 00:44</text:p>
          </table:table-cell>
          <table:table-cell table:formula="of:=([.A405]-[.$A$612])*24*60*60" office:value-type="float" office:value="620.999999949709" calcext:value-type="float">
            <text:p>62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48" calcext:value-type="date">
            <text:p>17-02-06 00:44</text:p>
          </table:table-cell>
          <table:table-cell table:formula="of:=([.A406]-[.$A$612])*24*60*60" office:value-type="float" office:value="617.999999877065" calcext:value-type="float">
            <text:p>61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45" calcext:value-type="date">
            <text:p>17-02-06 00:44</text:p>
          </table:table-cell>
          <table:table-cell table:formula="of:=([.A407]-[.$A$612])*24*60*60" office:value-type="float" office:value="615.000000433065" calcext:value-type="float">
            <text:p>61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42" calcext:value-type="date">
            <text:p>17-02-06 00:44</text:p>
          </table:table-cell>
          <table:table-cell table:formula="of:=([.A408]-[.$A$612])*24*60*60" office:value-type="float" office:value="612.000000360422" calcext:value-type="float">
            <text:p>61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39" calcext:value-type="date">
            <text:p>17-02-06 00:44</text:p>
          </table:table-cell>
          <table:table-cell table:formula="of:=([.A409]-[.$A$612])*24*60*60" office:value-type="float" office:value="609.000000287779" calcext:value-type="float">
            <text:p>60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36" calcext:value-type="date">
            <text:p>17-02-06 00:44</text:p>
          </table:table-cell>
          <table:table-cell table:formula="of:=([.A410]-[.$A$612])*24*60*60" office:value-type="float" office:value="606.000000215136" calcext:value-type="float">
            <text:p>60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33" calcext:value-type="date">
            <text:p>17-02-06 00:44</text:p>
          </table:table-cell>
          <table:table-cell table:formula="of:=([.A411]-[.$A$612])*24*60*60" office:value-type="float" office:value="603.000000142492" calcext:value-type="float">
            <text:p>60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30" calcext:value-type="date">
            <text:p>17-02-06 00:44</text:p>
          </table:table-cell>
          <table:table-cell table:formula="of:=([.A412]-[.$A$612])*24*60*60" office:value-type="float" office:value="600.000000069849" calcext:value-type="float">
            <text:p>60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27" calcext:value-type="date">
            <text:p>17-02-06 00:44</text:p>
          </table:table-cell>
          <table:table-cell table:formula="of:=([.A413]-[.$A$612])*24*60*60" office:value-type="float" office:value="596.999999997206" calcext:value-type="float">
            <text:p>59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24" calcext:value-type="date">
            <text:p>17-02-06 00:44</text:p>
          </table:table-cell>
          <table:table-cell table:formula="of:=([.A414]-[.$A$612])*24*60*60" office:value-type="float" office:value="593.999999924563" calcext:value-type="float">
            <text:p>59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21" calcext:value-type="date">
            <text:p>17-02-06 00:44</text:p>
          </table:table-cell>
          <table:table-cell table:formula="of:=([.A415]-[.$A$612])*24*60*60" office:value-type="float" office:value="591.000000480562" calcext:value-type="float">
            <text:p>59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18" calcext:value-type="date">
            <text:p>17-02-06 00:44</text:p>
          </table:table-cell>
          <table:table-cell table:formula="of:=([.A416]-[.$A$612])*24*60*60" office:value-type="float" office:value="588.000000407919" calcext:value-type="float">
            <text:p>58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15" calcext:value-type="date">
            <text:p>17-02-06 00:44</text:p>
          </table:table-cell>
          <table:table-cell table:formula="of:=([.A417]-[.$A$612])*24*60*60" office:value-type="float" office:value="585.000000335276" calcext:value-type="float">
            <text:p>58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12" calcext:value-type="date">
            <text:p>17-02-06 00:44</text:p>
          </table:table-cell>
          <table:table-cell table:formula="of:=([.A418]-[.$A$612])*24*60*60" office:value-type="float" office:value="582.000000262633" calcext:value-type="float">
            <text:p>58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09" calcext:value-type="date">
            <text:p>17-02-06 00:44</text:p>
          </table:table-cell>
          <table:table-cell table:formula="of:=([.A419]-[.$A$612])*24*60*60" office:value-type="float" office:value="579.00000018999" calcext:value-type="float">
            <text:p>57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06" calcext:value-type="date">
            <text:p>17-02-06 00:44</text:p>
          </table:table-cell>
          <table:table-cell table:formula="of:=([.A420]-[.$A$612])*24*60*60" office:value-type="float" office:value="576.000000117347" calcext:value-type="float">
            <text:p>57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8" calcext:value-type="float">
            <text:p>22,7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03" calcext:value-type="date">
            <text:p>17-02-06 00:44</text:p>
          </table:table-cell>
          <table:table-cell table:formula="of:=([.A421]-[.$A$612])*24*60*60" office:value-type="float" office:value="573.000000044704" calcext:value-type="float">
            <text:p>57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8" calcext:value-type="float">
            <text:p>22,7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4:00" calcext:value-type="date">
            <text:p>17-02-06 00:44</text:p>
          </table:table-cell>
          <table:table-cell table:formula="of:=([.A422]-[.$A$612])*24*60*60" office:value-type="float" office:value="569.99999997206" calcext:value-type="float">
            <text:p>57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8" calcext:value-type="float">
            <text:p>22,7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57" calcext:value-type="date">
            <text:p>17-02-06 00:43</text:p>
          </table:table-cell>
          <table:table-cell table:formula="of:=([.A423]-[.$A$612])*24*60*60" office:value-type="float" office:value="566.999999899417" calcext:value-type="float">
            <text:p>56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7" calcext:value-type="float">
            <text:p>22,7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54" calcext:value-type="date">
            <text:p>17-02-06 00:43</text:p>
          </table:table-cell>
          <table:table-cell table:formula="of:=([.A424]-[.$A$612])*24*60*60" office:value-type="float" office:value="564.000000455417" calcext:value-type="float">
            <text:p>56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7" calcext:value-type="float">
            <text:p>22,7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51" calcext:value-type="date">
            <text:p>17-02-06 00:43</text:p>
          </table:table-cell>
          <table:table-cell table:formula="of:=([.A425]-[.$A$612])*24*60*60" office:value-type="float" office:value="561.000000382774" calcext:value-type="float">
            <text:p>56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7" calcext:value-type="float">
            <text:p>22,7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48" calcext:value-type="date">
            <text:p>17-02-06 00:43</text:p>
          </table:table-cell>
          <table:table-cell table:formula="of:=([.A426]-[.$A$612])*24*60*60" office:value-type="float" office:value="558.00000031013" calcext:value-type="float">
            <text:p>55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45" calcext:value-type="date">
            <text:p>17-02-06 00:43</text:p>
          </table:table-cell>
          <table:table-cell table:formula="of:=([.A427]-[.$A$612])*24*60*60" office:value-type="float" office:value="555.000000237487" calcext:value-type="float">
            <text:p>55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42" calcext:value-type="date">
            <text:p>17-02-06 00:43</text:p>
          </table:table-cell>
          <table:table-cell table:formula="of:=([.A428]-[.$A$612])*24*60*60" office:value-type="float" office:value="552.000000164844" calcext:value-type="float">
            <text:p>55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39" calcext:value-type="date">
            <text:p>17-02-06 00:43</text:p>
          </table:table-cell>
          <table:table-cell table:formula="of:=([.A429]-[.$A$612])*24*60*60" office:value-type="float" office:value="549.000000092201" calcext:value-type="float">
            <text:p>54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36" calcext:value-type="date">
            <text:p>17-02-06 00:43</text:p>
          </table:table-cell>
          <table:table-cell table:formula="of:=([.A430]-[.$A$612])*24*60*60" office:value-type="float" office:value="546.000000019558" calcext:value-type="float">
            <text:p>54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5" calcext:value-type="float">
            <text:p>22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33" calcext:value-type="date">
            <text:p>17-02-06 00:43</text:p>
          </table:table-cell>
          <table:table-cell table:formula="of:=([.A431]-[.$A$612])*24*60*60" office:value-type="float" office:value="542.999999946915" calcext:value-type="float">
            <text:p>54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5" calcext:value-type="float">
            <text:p>22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30" calcext:value-type="date">
            <text:p>17-02-06 00:43</text:p>
          </table:table-cell>
          <table:table-cell table:formula="of:=([.A432]-[.$A$612])*24*60*60" office:value-type="float" office:value="539.999999874271" calcext:value-type="float">
            <text:p>54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5" calcext:value-type="float">
            <text:p>22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27" calcext:value-type="date">
            <text:p>17-02-06 00:43</text:p>
          </table:table-cell>
          <table:table-cell table:formula="of:=([.A433]-[.$A$612])*24*60*60" office:value-type="float" office:value="537.000000430271" calcext:value-type="float">
            <text:p>53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4" calcext:value-type="float">
            <text:p>22,7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24" calcext:value-type="date">
            <text:p>17-02-06 00:43</text:p>
          </table:table-cell>
          <table:table-cell table:formula="of:=([.A434]-[.$A$612])*24*60*60" office:value-type="float" office:value="534.000000357628" calcext:value-type="float">
            <text:p>53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4" calcext:value-type="float">
            <text:p>22,7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21" calcext:value-type="date">
            <text:p>17-02-06 00:43</text:p>
          </table:table-cell>
          <table:table-cell table:formula="of:=([.A435]-[.$A$612])*24*60*60" office:value-type="float" office:value="531.000000284985" calcext:value-type="float">
            <text:p>53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3" calcext:value-type="float">
            <text:p>22,7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18" calcext:value-type="date">
            <text:p>17-02-06 00:43</text:p>
          </table:table-cell>
          <table:table-cell table:formula="of:=([.A436]-[.$A$612])*24*60*60" office:value-type="float" office:value="528.000000212342" calcext:value-type="float">
            <text:p>52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3" calcext:value-type="float">
            <text:p>22,7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15" calcext:value-type="date">
            <text:p>17-02-06 00:43</text:p>
          </table:table-cell>
          <table:table-cell table:formula="of:=([.A437]-[.$A$612])*24*60*60" office:value-type="float" office:value="525.000000139698" calcext:value-type="float">
            <text:p>52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3" calcext:value-type="float">
            <text:p>22,7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12" calcext:value-type="date">
            <text:p>17-02-06 00:43</text:p>
          </table:table-cell>
          <table:table-cell table:formula="of:=([.A438]-[.$A$612])*24*60*60" office:value-type="float" office:value="522.000000067055" calcext:value-type="float">
            <text:p>52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2" calcext:value-type="float">
            <text:p>22,7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09" calcext:value-type="date">
            <text:p>17-02-06 00:43</text:p>
          </table:table-cell>
          <table:table-cell table:formula="of:=([.A439]-[.$A$612])*24*60*60" office:value-type="float" office:value="518.999999994412" calcext:value-type="float">
            <text:p>51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2" calcext:value-type="float">
            <text:p>22,7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06" calcext:value-type="date">
            <text:p>17-02-06 00:43</text:p>
          </table:table-cell>
          <table:table-cell table:formula="of:=([.A440]-[.$A$612])*24*60*60" office:value-type="float" office:value="515.999999921769" calcext:value-type="float">
            <text:p>51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2" calcext:value-type="float">
            <text:p>22,7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03" calcext:value-type="date">
            <text:p>17-02-06 00:43</text:p>
          </table:table-cell>
          <table:table-cell table:formula="of:=([.A441]-[.$A$612])*24*60*60" office:value-type="float" office:value="513.000000477769" calcext:value-type="float">
            <text:p>51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1" calcext:value-type="float">
            <text:p>22,7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7-02-06T00:43:00" calcext:value-type="date">
            <text:p>17-02-06 00:43</text:p>
          </table:table-cell>
          <table:table-cell table:formula="of:=([.A442]-[.$A$612])*24*60*60" office:value-type="float" office:value="510.000000405125" calcext:value-type="float">
            <text:p>51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1" calcext:value-type="float">
            <text:p>22,75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57" calcext:value-type="date">
            <text:p>17-02-06 00:42</text:p>
          </table:table-cell>
          <table:table-cell table:formula="of:=([.A443]-[.$A$612])*24*60*60" office:value-type="float" office:value="507.000000332482" calcext:value-type="float">
            <text:p>50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1" calcext:value-type="float">
            <text:p>22,75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54" calcext:value-type="date">
            <text:p>17-02-06 00:42</text:p>
          </table:table-cell>
          <table:table-cell table:formula="of:=([.A444]-[.$A$612])*24*60*60" office:value-type="float" office:value="504.000000259839" calcext:value-type="float">
            <text:p>50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" calcext:value-type="float">
            <text:p>22,7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51" calcext:value-type="date">
            <text:p>17-02-06 00:42</text:p>
          </table:table-cell>
          <table:table-cell table:formula="of:=([.A445]-[.$A$612])*24*60*60" office:value-type="float" office:value="501.000000187196" calcext:value-type="float">
            <text:p>50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" calcext:value-type="float">
            <text:p>22,7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48" calcext:value-type="date">
            <text:p>17-02-06 00:42</text:p>
          </table:table-cell>
          <table:table-cell table:formula="of:=([.A446]-[.$A$612])*24*60*60" office:value-type="float" office:value="498.000000114553" calcext:value-type="float">
            <text:p>49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9" calcext:value-type="float">
            <text:p>22,74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45" calcext:value-type="date">
            <text:p>17-02-06 00:42</text:p>
          </table:table-cell>
          <table:table-cell table:formula="of:=([.A447]-[.$A$612])*24*60*60" office:value-type="float" office:value="495.00000004191" calcext:value-type="float">
            <text:p>49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9" calcext:value-type="float">
            <text:p>22,74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42" calcext:value-type="date">
            <text:p>17-02-06 00:42</text:p>
          </table:table-cell>
          <table:table-cell table:formula="of:=([.A448]-[.$A$612])*24*60*60" office:value-type="float" office:value="491.999999969266" calcext:value-type="float">
            <text:p>49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8" calcext:value-type="float">
            <text:p>22,7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39" calcext:value-type="date">
            <text:p>17-02-06 00:42</text:p>
          </table:table-cell>
          <table:table-cell table:formula="of:=([.A449]-[.$A$612])*24*60*60" office:value-type="float" office:value="488.999999896623" calcext:value-type="float">
            <text:p>48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8" calcext:value-type="float">
            <text:p>22,7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36" calcext:value-type="date">
            <text:p>17-02-06 00:42</text:p>
          </table:table-cell>
          <table:table-cell table:formula="of:=([.A450]-[.$A$612])*24*60*60" office:value-type="float" office:value="486.000000452623" calcext:value-type="float">
            <text:p>48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8" calcext:value-type="float">
            <text:p>22,7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33" calcext:value-type="date">
            <text:p>17-02-06 00:42</text:p>
          </table:table-cell>
          <table:table-cell table:formula="of:=([.A451]-[.$A$612])*24*60*60" office:value-type="float" office:value="483.00000037998" calcext:value-type="float">
            <text:p>48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7" calcext:value-type="float">
            <text:p>22,74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30" calcext:value-type="date">
            <text:p>17-02-06 00:42</text:p>
          </table:table-cell>
          <table:table-cell table:formula="of:=([.A452]-[.$A$612])*24*60*60" office:value-type="float" office:value="480.000000307336" calcext:value-type="float">
            <text:p>48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7" calcext:value-type="float">
            <text:p>22,74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2-06T00:42:27" calcext:value-type="date">
            <text:p>17-02-06 00:42</text:p>
          </table:table-cell>
          <table:table-cell table:formula="of:=([.A453]-[.$A$612])*24*60*60" office:value-type="float" office:value="477.000000234693" calcext:value-type="float">
            <text:p>47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6" calcext:value-type="float">
            <text:p>22,74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24" calcext:value-type="date">
            <text:p>17-02-06 00:42</text:p>
          </table:table-cell>
          <table:table-cell table:formula="of:=([.A454]-[.$A$612])*24*60*60" office:value-type="float" office:value="474.00000016205" calcext:value-type="float">
            <text:p>47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6" calcext:value-type="float">
            <text:p>22,74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21" calcext:value-type="date">
            <text:p>17-02-06 00:42</text:p>
          </table:table-cell>
          <table:table-cell table:formula="of:=([.A455]-[.$A$612])*24*60*60" office:value-type="float" office:value="471.000000089407" calcext:value-type="float">
            <text:p>47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5" calcext:value-type="float">
            <text:p>22,7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18" calcext:value-type="date">
            <text:p>17-02-06 00:42</text:p>
          </table:table-cell>
          <table:table-cell table:formula="of:=([.A456]-[.$A$612])*24*60*60" office:value-type="float" office:value="468.000000016764" calcext:value-type="float">
            <text:p>46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5" calcext:value-type="float">
            <text:p>22,7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15" calcext:value-type="date">
            <text:p>17-02-06 00:42</text:p>
          </table:table-cell>
          <table:table-cell table:formula="of:=([.A457]-[.$A$612])*24*60*60" office:value-type="float" office:value="464.999999944121" calcext:value-type="float">
            <text:p>46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4" calcext:value-type="float">
            <text:p>22,74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12" calcext:value-type="date">
            <text:p>17-02-06 00:42</text:p>
          </table:table-cell>
          <table:table-cell table:formula="of:=([.A458]-[.$A$612])*24*60*60" office:value-type="float" office:value="461.999999871478" calcext:value-type="float">
            <text:p>46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4" calcext:value-type="float">
            <text:p>22,74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09" calcext:value-type="date">
            <text:p>17-02-06 00:42</text:p>
          </table:table-cell>
          <table:table-cell table:formula="of:=([.A459]-[.$A$612])*24*60*60" office:value-type="float" office:value="459.000000427477" calcext:value-type="float">
            <text:p>45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3" calcext:value-type="float">
            <text:p>22,74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06" calcext:value-type="date">
            <text:p>17-02-06 00:42</text:p>
          </table:table-cell>
          <table:table-cell table:formula="of:=([.A460]-[.$A$612])*24*60*60" office:value-type="float" office:value="456.000000354834" calcext:value-type="float">
            <text:p>45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3" calcext:value-type="float">
            <text:p>22,74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03" calcext:value-type="date">
            <text:p>17-02-06 00:42</text:p>
          </table:table-cell>
          <table:table-cell table:formula="of:=([.A461]-[.$A$612])*24*60*60" office:value-type="float" office:value="453.000000282191" calcext:value-type="float">
            <text:p>45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2" calcext:value-type="float">
            <text:p>22,74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2:00" calcext:value-type="date">
            <text:p>17-02-06 00:42</text:p>
          </table:table-cell>
          <table:table-cell table:formula="of:=([.A462]-[.$A$612])*24*60*60" office:value-type="float" office:value="450.000000209548" calcext:value-type="float">
            <text:p>45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2" calcext:value-type="float">
            <text:p>22,74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57" calcext:value-type="date">
            <text:p>17-02-06 00:41</text:p>
          </table:table-cell>
          <table:table-cell table:formula="of:=([.A463]-[.$A$612])*24*60*60" office:value-type="float" office:value="447.000000136904" calcext:value-type="float">
            <text:p>44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1" calcext:value-type="float">
            <text:p>22,74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54" calcext:value-type="date">
            <text:p>17-02-06 00:41</text:p>
          </table:table-cell>
          <table:table-cell table:formula="of:=([.A464]-[.$A$612])*24*60*60" office:value-type="float" office:value="444.000000064261" calcext:value-type="float">
            <text:p>44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1" calcext:value-type="float">
            <text:p>22,74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51" calcext:value-type="date">
            <text:p>17-02-06 00:41</text:p>
          </table:table-cell>
          <table:table-cell table:formula="of:=([.A465]-[.$A$612])*24*60*60" office:value-type="float" office:value="440.999999991618" calcext:value-type="float">
            <text:p>44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" calcext:value-type="float">
            <text:p>22,7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48" calcext:value-type="date">
            <text:p>17-02-06 00:41</text:p>
          </table:table-cell>
          <table:table-cell table:formula="of:=([.A466]-[.$A$612])*24*60*60" office:value-type="float" office:value="437.999999918975" calcext:value-type="float">
            <text:p>43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" calcext:value-type="float">
            <text:p>22,7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45" calcext:value-type="date">
            <text:p>17-02-06 00:41</text:p>
          </table:table-cell>
          <table:table-cell table:formula="of:=([.A467]-[.$A$612])*24*60*60" office:value-type="float" office:value="435.000000474975" calcext:value-type="float">
            <text:p>43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9" calcext:value-type="float">
            <text:p>22,73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42" calcext:value-type="date">
            <text:p>17-02-06 00:41</text:p>
          </table:table-cell>
          <table:table-cell table:formula="of:=([.A468]-[.$A$612])*24*60*60" office:value-type="float" office:value="432.000000402331" calcext:value-type="float">
            <text:p>43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9" calcext:value-type="float">
            <text:p>22,73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39" calcext:value-type="date">
            <text:p>17-02-06 00:41</text:p>
          </table:table-cell>
          <table:table-cell table:formula="of:=([.A469]-[.$A$612])*24*60*60" office:value-type="float" office:value="429.000000329688" calcext:value-type="float">
            <text:p>42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8" calcext:value-type="float">
            <text:p>22,73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36" calcext:value-type="date">
            <text:p>17-02-06 00:41</text:p>
          </table:table-cell>
          <table:table-cell table:formula="of:=([.A470]-[.$A$612])*24*60*60" office:value-type="float" office:value="426.000000257045" calcext:value-type="float">
            <text:p>42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8" calcext:value-type="float">
            <text:p>22,73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33" calcext:value-type="date">
            <text:p>17-02-06 00:41</text:p>
          </table:table-cell>
          <table:table-cell table:formula="of:=([.A471]-[.$A$612])*24*60*60" office:value-type="float" office:value="423.000000184402" calcext:value-type="float">
            <text:p>42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7" calcext:value-type="float">
            <text:p>22,7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30" calcext:value-type="date">
            <text:p>17-02-06 00:41</text:p>
          </table:table-cell>
          <table:table-cell table:formula="of:=([.A472]-[.$A$612])*24*60*60" office:value-type="float" office:value="420.000000111759" calcext:value-type="float">
            <text:p>420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6" calcext:value-type="float">
            <text:p>22,73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27" calcext:value-type="date">
            <text:p>17-02-06 00:41</text:p>
          </table:table-cell>
          <table:table-cell table:formula="of:=([.A473]-[.$A$612])*24*60*60" office:value-type="float" office:value="417.000000039116" calcext:value-type="float">
            <text:p>417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6" calcext:value-type="float">
            <text:p>22,73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24" calcext:value-type="date">
            <text:p>17-02-06 00:41</text:p>
          </table:table-cell>
          <table:table-cell table:formula="of:=([.A474]-[.$A$612])*24*60*60" office:value-type="float" office:value="413.999999966472" calcext:value-type="float">
            <text:p>414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5" calcext:value-type="float">
            <text:p>22,7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21" calcext:value-type="date">
            <text:p>17-02-06 00:41</text:p>
          </table:table-cell>
          <table:table-cell table:formula="of:=([.A475]-[.$A$612])*24*60*60" office:value-type="float" office:value="410.999999893829" calcext:value-type="float">
            <text:p>411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5" calcext:value-type="float">
            <text:p>22,7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18" calcext:value-type="date">
            <text:p>17-02-06 00:41</text:p>
          </table:table-cell>
          <table:table-cell table:formula="of:=([.A476]-[.$A$612])*24*60*60" office:value-type="float" office:value="408.000000449829" calcext:value-type="float">
            <text:p>408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4" calcext:value-type="float">
            <text:p>22,73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15" calcext:value-type="date">
            <text:p>17-02-06 00:41</text:p>
          </table:table-cell>
          <table:table-cell table:formula="of:=([.A477]-[.$A$612])*24*60*60" office:value-type="float" office:value="405.000000377186" calcext:value-type="float">
            <text:p>405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3" calcext:value-type="float">
            <text:p>22,7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12" calcext:value-type="date">
            <text:p>17-02-06 00:41</text:p>
          </table:table-cell>
          <table:table-cell table:formula="of:=([.A478]-[.$A$612])*24*60*60" office:value-type="float" office:value="402.000000304543" calcext:value-type="float">
            <text:p>402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3" calcext:value-type="float">
            <text:p>22,7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09" calcext:value-type="date">
            <text:p>17-02-06 00:41</text:p>
          </table:table-cell>
          <table:table-cell table:formula="of:=([.A479]-[.$A$612])*24*60*60" office:value-type="float" office:value="399.000000231899" calcext:value-type="float">
            <text:p>399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2" calcext:value-type="float">
            <text:p>22,73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06" calcext:value-type="date">
            <text:p>17-02-06 00:41</text:p>
          </table:table-cell>
          <table:table-cell table:formula="of:=([.A480]-[.$A$612])*24*60*60" office:value-type="float" office:value="396.000000159256" calcext:value-type="float">
            <text:p>396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1" calcext:value-type="float">
            <text:p>22,7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03" calcext:value-type="date">
            <text:p>17-02-06 00:41</text:p>
          </table:table-cell>
          <table:table-cell table:formula="of:=([.A481]-[.$A$612])*24*60*60" office:value-type="float" office:value="393.000000086613" calcext:value-type="float">
            <text:p>393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1" calcext:value-type="float">
            <text:p>22,7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1:00" calcext:value-type="date">
            <text:p>17-02-06 00:41</text:p>
          </table:table-cell>
          <table:table-cell table:formula="of:=([.A482]-[.$A$612])*24*60*60" office:value-type="float" office:value="390.00000001397" calcext:value-type="float">
            <text:p>390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" calcext:value-type="float">
            <text:p>22,7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57" calcext:value-type="date">
            <text:p>17-02-06 00:40</text:p>
          </table:table-cell>
          <table:table-cell table:formula="of:=([.A483]-[.$A$612])*24*60*60" office:value-type="float" office:value="386.999999941327" calcext:value-type="float">
            <text:p>387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9" calcext:value-type="float">
            <text:p>22,72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54" calcext:value-type="date">
            <text:p>17-02-06 00:40</text:p>
          </table:table-cell>
          <table:table-cell table:formula="of:=([.A484]-[.$A$612])*24*60*60" office:value-type="float" office:value="383.999999868684" calcext:value-type="float">
            <text:p>384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9" calcext:value-type="float">
            <text:p>22,72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51" calcext:value-type="date">
            <text:p>17-02-06 00:40</text:p>
          </table:table-cell>
          <table:table-cell table:formula="of:=([.A485]-[.$A$612])*24*60*60" office:value-type="float" office:value="381.000000424683" calcext:value-type="float">
            <text:p>381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8" calcext:value-type="float">
            <text:p>22,72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48" calcext:value-type="date">
            <text:p>17-02-06 00:40</text:p>
          </table:table-cell>
          <table:table-cell table:formula="of:=([.A486]-[.$A$612])*24*60*60" office:value-type="float" office:value="378.00000035204" calcext:value-type="float">
            <text:p>378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7" calcext:value-type="float">
            <text:p>22,72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45" calcext:value-type="date">
            <text:p>17-02-06 00:40</text:p>
          </table:table-cell>
          <table:table-cell table:formula="of:=([.A487]-[.$A$612])*24*60*60" office:value-type="float" office:value="375.000000279397" calcext:value-type="float">
            <text:p>375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7" calcext:value-type="float">
            <text:p>22,72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42" calcext:value-type="date">
            <text:p>17-02-06 00:40</text:p>
          </table:table-cell>
          <table:table-cell table:formula="of:=([.A488]-[.$A$612])*24*60*60" office:value-type="float" office:value="372.000000206754" calcext:value-type="float">
            <text:p>372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6" calcext:value-type="float">
            <text:p>22,72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39" calcext:value-type="date">
            <text:p>17-02-06 00:40</text:p>
          </table:table-cell>
          <table:table-cell table:formula="of:=([.A489]-[.$A$612])*24*60*60" office:value-type="float" office:value="369.00000013411" calcext:value-type="float">
            <text:p>369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5" calcext:value-type="float">
            <text:p>22,72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36" calcext:value-type="date">
            <text:p>17-02-06 00:40</text:p>
          </table:table-cell>
          <table:table-cell table:formula="of:=([.A490]-[.$A$612])*24*60*60" office:value-type="float" office:value="366.000000061467" calcext:value-type="float">
            <text:p>366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4" calcext:value-type="float">
            <text:p>22,7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33" calcext:value-type="date">
            <text:p>17-02-06 00:40</text:p>
          </table:table-cell>
          <table:table-cell table:formula="of:=([.A491]-[.$A$612])*24*60*60" office:value-type="float" office:value="362.999999988824" calcext:value-type="float">
            <text:p>363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4" calcext:value-type="float">
            <text:p>22,7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30" calcext:value-type="date">
            <text:p>17-02-06 00:40</text:p>
          </table:table-cell>
          <table:table-cell table:formula="of:=([.A492]-[.$A$612])*24*60*60" office:value-type="float" office:value="359.999999916181" calcext:value-type="float">
            <text:p>360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3" calcext:value-type="float">
            <text:p>22,72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27" calcext:value-type="date">
            <text:p>17-02-06 00:40</text:p>
          </table:table-cell>
          <table:table-cell table:formula="of:=([.A493]-[.$A$612])*24*60*60" office:value-type="float" office:value="357.000000472181" calcext:value-type="float">
            <text:p>357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2" calcext:value-type="float">
            <text:p>22,72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24" calcext:value-type="date">
            <text:p>17-02-06 00:40</text:p>
          </table:table-cell>
          <table:table-cell table:formula="of:=([.A494]-[.$A$612])*24*60*60" office:value-type="float" office:value="354.000000399537" calcext:value-type="float">
            <text:p>354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1" calcext:value-type="float">
            <text:p>22,72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21" calcext:value-type="date">
            <text:p>17-02-06 00:40</text:p>
          </table:table-cell>
          <table:table-cell table:formula="of:=([.A495]-[.$A$612])*24*60*60" office:value-type="float" office:value="351.000000326894" calcext:value-type="float">
            <text:p>351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" calcext:value-type="float">
            <text:p>22,7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18" calcext:value-type="date">
            <text:p>17-02-06 00:40</text:p>
          </table:table-cell>
          <table:table-cell table:formula="of:=([.A496]-[.$A$612])*24*60*60" office:value-type="float" office:value="348.000000254251" calcext:value-type="float">
            <text:p>348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" calcext:value-type="float">
            <text:p>22,7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15" calcext:value-type="date">
            <text:p>17-02-06 00:40</text:p>
          </table:table-cell>
          <table:table-cell table:formula="of:=([.A497]-[.$A$612])*24*60*60" office:value-type="float" office:value="345.000000181608" calcext:value-type="float">
            <text:p>345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9" calcext:value-type="float">
            <text:p>22,71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12" calcext:value-type="date">
            <text:p>17-02-06 00:40</text:p>
          </table:table-cell>
          <table:table-cell table:formula="of:=([.A498]-[.$A$612])*24*60*60" office:value-type="float" office:value="342.000000108965" calcext:value-type="float">
            <text:p>342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8" calcext:value-type="float">
            <text:p>22,71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09" calcext:value-type="date">
            <text:p>17-02-06 00:40</text:p>
          </table:table-cell>
          <table:table-cell table:formula="of:=([.A499]-[.$A$612])*24*60*60" office:value-type="float" office:value="339.000000036322" calcext:value-type="float">
            <text:p>339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7" calcext:value-type="float">
            <text:p>22,71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06" calcext:value-type="date">
            <text:p>17-02-06 00:40</text:p>
          </table:table-cell>
          <table:table-cell table:formula="of:=([.A500]-[.$A$612])*24*60*60" office:value-type="float" office:value="335.999999963678" calcext:value-type="float">
            <text:p>336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6" calcext:value-type="float">
            <text:p>22,7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03" calcext:value-type="date">
            <text:p>17-02-06 00:40</text:p>
          </table:table-cell>
          <table:table-cell table:formula="of:=([.A501]-[.$A$612])*24*60*60" office:value-type="float" office:value="332.999999891035" calcext:value-type="float">
            <text:p>333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5" calcext:value-type="float">
            <text:p>22,71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40:00" calcext:value-type="date">
            <text:p>17-02-06 00:40</text:p>
          </table:table-cell>
          <table:table-cell table:formula="of:=([.A502]-[.$A$612])*24*60*60" office:value-type="float" office:value="330.000000447035" calcext:value-type="float">
            <text:p>330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5" calcext:value-type="float">
            <text:p>22,71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57" calcext:value-type="date">
            <text:p>17-02-06 00:39</text:p>
          </table:table-cell>
          <table:table-cell table:formula="of:=([.A503]-[.$A$612])*24*60*60" office:value-type="float" office:value="327.000000374392" calcext:value-type="float">
            <text:p>327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4" calcext:value-type="float">
            <text:p>22,7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54" calcext:value-type="date">
            <text:p>17-02-06 00:39</text:p>
          </table:table-cell>
          <table:table-cell table:formula="of:=([.A504]-[.$A$612])*24*60*60" office:value-type="float" office:value="324.000000301749" calcext:value-type="float">
            <text:p>324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3" calcext:value-type="float">
            <text:p>22,71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51" calcext:value-type="date">
            <text:p>17-02-06 00:39</text:p>
          </table:table-cell>
          <table:table-cell table:formula="of:=([.A505]-[.$A$612])*24*60*60" office:value-type="float" office:value="321.000000229105" calcext:value-type="float">
            <text:p>321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2" calcext:value-type="float">
            <text:p>22,71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48" calcext:value-type="date">
            <text:p>17-02-06 00:39</text:p>
          </table:table-cell>
          <table:table-cell table:formula="of:=([.A506]-[.$A$612])*24*60*60" office:value-type="float" office:value="318.000000156462" calcext:value-type="float">
            <text:p>318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1" calcext:value-type="float">
            <text:p>22,71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45" calcext:value-type="date">
            <text:p>17-02-06 00:39</text:p>
          </table:table-cell>
          <table:table-cell table:formula="of:=([.A507]-[.$A$612])*24*60*60" office:value-type="float" office:value="315.000000083819" calcext:value-type="float">
            <text:p>315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" calcext:value-type="float">
            <text:p>22,7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42" calcext:value-type="date">
            <text:p>17-02-06 00:39</text:p>
          </table:table-cell>
          <table:table-cell table:formula="of:=([.A508]-[.$A$612])*24*60*60" office:value-type="float" office:value="312.000000011176" calcext:value-type="float">
            <text:p>312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9" calcext:value-type="float">
            <text:p>22,70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39" calcext:value-type="date">
            <text:p>17-02-06 00:39</text:p>
          </table:table-cell>
          <table:table-cell table:formula="of:=([.A509]-[.$A$612])*24*60*60" office:value-type="float" office:value="308.999999938533" calcext:value-type="float">
            <text:p>309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8" calcext:value-type="float">
            <text:p>22,70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36" calcext:value-type="date">
            <text:p>17-02-06 00:39</text:p>
          </table:table-cell>
          <table:table-cell table:formula="of:=([.A510]-[.$A$612])*24*60*60" office:value-type="float" office:value="305.99999986589" calcext:value-type="float">
            <text:p>306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7" calcext:value-type="float">
            <text:p>22,70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33" calcext:value-type="date">
            <text:p>17-02-06 00:39</text:p>
          </table:table-cell>
          <table:table-cell table:formula="of:=([.A511]-[.$A$612])*24*60*60" office:value-type="float" office:value="303.000000421889" calcext:value-type="float">
            <text:p>303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6" calcext:value-type="float">
            <text:p>22,70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30" calcext:value-type="date">
            <text:p>17-02-06 00:39</text:p>
          </table:table-cell>
          <table:table-cell table:formula="of:=([.A512]-[.$A$612])*24*60*60" office:value-type="float" office:value="300.000000349246" calcext:value-type="float">
            <text:p>300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5" calcext:value-type="float">
            <text:p>22,70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27" calcext:value-type="date">
            <text:p>17-02-06 00:39</text:p>
          </table:table-cell>
          <table:table-cell table:formula="of:=([.A513]-[.$A$612])*24*60*60" office:value-type="float" office:value="297.000000276603" calcext:value-type="float">
            <text:p>297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4" calcext:value-type="float">
            <text:p>22,70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24" calcext:value-type="date">
            <text:p>17-02-06 00:39</text:p>
          </table:table-cell>
          <table:table-cell table:formula="of:=([.A514]-[.$A$612])*24*60*60" office:value-type="float" office:value="294.00000020396" calcext:value-type="float">
            <text:p>294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3" calcext:value-type="float">
            <text:p>22,70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21" calcext:value-type="date">
            <text:p>17-02-06 00:39</text:p>
          </table:table-cell>
          <table:table-cell table:formula="of:=([.A515]-[.$A$612])*24*60*60" office:value-type="float" office:value="291.000000131316" calcext:value-type="float">
            <text:p>291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2" calcext:value-type="float">
            <text:p>22,7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18" calcext:value-type="date">
            <text:p>17-02-06 00:39</text:p>
          </table:table-cell>
          <table:table-cell table:formula="of:=([.A516]-[.$A$612])*24*60*60" office:value-type="float" office:value="288.000000058673" calcext:value-type="float">
            <text:p>288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1" calcext:value-type="float">
            <text:p>22,70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15" calcext:value-type="date">
            <text:p>17-02-06 00:39</text:p>
          </table:table-cell>
          <table:table-cell table:formula="of:=([.A517]-[.$A$612])*24*60*60" office:value-type="float" office:value="284.99999998603" calcext:value-type="float">
            <text:p>285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" calcext:value-type="float">
            <text:p>22,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12" calcext:value-type="date">
            <text:p>17-02-06 00:39</text:p>
          </table:table-cell>
          <table:table-cell table:formula="of:=([.A518]-[.$A$612])*24*60*60" office:value-type="float" office:value="281.999999913387" calcext:value-type="float">
            <text:p>282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699" calcext:value-type="float">
            <text:p>22,69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09" calcext:value-type="date">
            <text:p>17-02-06 00:39</text:p>
          </table:table-cell>
          <table:table-cell table:formula="of:=([.A519]-[.$A$612])*24*60*60" office:value-type="float" office:value="279.000000469387" calcext:value-type="float">
            <text:p>279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7" calcext:value-type="float">
            <text:p>22,69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06" calcext:value-type="date">
            <text:p>17-02-06 00:39</text:p>
          </table:table-cell>
          <table:table-cell table:formula="of:=([.A520]-[.$A$612])*24*60*60" office:value-type="float" office:value="276.000000396743" calcext:value-type="float">
            <text:p>276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6" calcext:value-type="float">
            <text:p>22,69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03" calcext:value-type="date">
            <text:p>17-02-06 00:39</text:p>
          </table:table-cell>
          <table:table-cell table:formula="of:=([.A521]-[.$A$612])*24*60*60" office:value-type="float" office:value="273.0000003241" calcext:value-type="float">
            <text:p>273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5" calcext:value-type="float">
            <text:p>22,69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9:00" calcext:value-type="date">
            <text:p>17-02-06 00:39</text:p>
          </table:table-cell>
          <table:table-cell table:formula="of:=([.A522]-[.$A$612])*24*60*60" office:value-type="float" office:value="270.000000251457" calcext:value-type="float">
            <text:p>270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4" calcext:value-type="float">
            <text:p>22,69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57" calcext:value-type="date">
            <text:p>17-02-06 00:38</text:p>
          </table:table-cell>
          <table:table-cell table:formula="of:=([.A523]-[.$A$612])*24*60*60" office:value-type="float" office:value="267.000000178814" calcext:value-type="float">
            <text:p>267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3" calcext:value-type="float">
            <text:p>22,69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54" calcext:value-type="date">
            <text:p>17-02-06 00:38</text:p>
          </table:table-cell>
          <table:table-cell table:formula="of:=([.A524]-[.$A$612])*24*60*60" office:value-type="float" office:value="264.000000106171" calcext:value-type="float">
            <text:p>264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2" calcext:value-type="float">
            <text:p>22,69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51" calcext:value-type="date">
            <text:p>17-02-06 00:38</text:p>
          </table:table-cell>
          <table:table-cell table:formula="of:=([.A525]-[.$A$612])*24*60*60" office:value-type="float" office:value="261.000000033528" calcext:value-type="float">
            <text:p>261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9" calcext:value-type="float">
            <text:p>22,6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48" calcext:value-type="date">
            <text:p>17-02-06 00:38</text:p>
          </table:table-cell>
          <table:table-cell table:formula="of:=([.A526]-[.$A$612])*24*60*60" office:value-type="float" office:value="257.999999960884" calcext:value-type="float">
            <text:p>258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9" calcext:value-type="float">
            <text:p>22,68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45" calcext:value-type="date">
            <text:p>17-02-06 00:38</text:p>
          </table:table-cell>
          <table:table-cell table:formula="of:=([.A527]-[.$A$612])*24*60*60" office:value-type="float" office:value="254.999999888241" calcext:value-type="float">
            <text:p>255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8" calcext:value-type="float">
            <text:p>22,68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42" calcext:value-type="date">
            <text:p>17-02-06 00:38</text:p>
          </table:table-cell>
          <table:table-cell table:formula="of:=([.A528]-[.$A$612])*24*60*60" office:value-type="float" office:value="252.000000444241" calcext:value-type="float">
            <text:p>252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7" calcext:value-type="float">
            <text:p>22,68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39" calcext:value-type="date">
            <text:p>17-02-06 00:38</text:p>
          </table:table-cell>
          <table:table-cell table:formula="of:=([.A529]-[.$A$612])*24*60*60" office:value-type="float" office:value="249.000000371598" calcext:value-type="float">
            <text:p>249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5" calcext:value-type="float">
            <text:p>22,68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36" calcext:value-type="date">
            <text:p>17-02-06 00:38</text:p>
          </table:table-cell>
          <table:table-cell table:formula="of:=([.A530]-[.$A$612])*24*60*60" office:value-type="float" office:value="246.000000298955" calcext:value-type="float">
            <text:p>246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4" calcext:value-type="float">
            <text:p>22,68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33" calcext:value-type="date">
            <text:p>17-02-06 00:38</text:p>
          </table:table-cell>
          <table:table-cell table:formula="of:=([.A531]-[.$A$612])*24*60*60" office:value-type="float" office:value="243.000000226311" calcext:value-type="float">
            <text:p>243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3" calcext:value-type="float">
            <text:p>22,68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30" calcext:value-type="date">
            <text:p>17-02-06 00:38</text:p>
          </table:table-cell>
          <table:table-cell table:formula="of:=([.A532]-[.$A$612])*24*60*60" office:value-type="float" office:value="240.000000153668" calcext:value-type="float">
            <text:p>240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1" calcext:value-type="float">
            <text:p>22,6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27" calcext:value-type="date">
            <text:p>17-02-06 00:38</text:p>
          </table:table-cell>
          <table:table-cell table:formula="of:=([.A533]-[.$A$612])*24*60*60" office:value-type="float" office:value="237.000000081025" calcext:value-type="float">
            <text:p>237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" calcext:value-type="float">
            <text:p>22,6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24" calcext:value-type="date">
            <text:p>17-02-06 00:38</text:p>
          </table:table-cell>
          <table:table-cell table:formula="of:=([.A534]-[.$A$612])*24*60*60" office:value-type="float" office:value="234.000000008382" calcext:value-type="float">
            <text:p>234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9" calcext:value-type="float">
            <text:p>22,67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21" calcext:value-type="date">
            <text:p>17-02-06 00:38</text:p>
          </table:table-cell>
          <table:table-cell table:formula="of:=([.A535]-[.$A$612])*24*60*60" office:value-type="float" office:value="230.999999935739" calcext:value-type="float">
            <text:p>231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7" calcext:value-type="float">
            <text:p>22,67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18" calcext:value-type="date">
            <text:p>17-02-06 00:38</text:p>
          </table:table-cell>
          <table:table-cell table:formula="of:=([.A536]-[.$A$612])*24*60*60" office:value-type="float" office:value="227.999999863096" calcext:value-type="float">
            <text:p>228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6" calcext:value-type="float">
            <text:p>22,67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15" calcext:value-type="date">
            <text:p>17-02-06 00:38</text:p>
          </table:table-cell>
          <table:table-cell table:formula="of:=([.A537]-[.$A$612])*24*60*60" office:value-type="float" office:value="225.000000419095" calcext:value-type="float">
            <text:p>225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4" calcext:value-type="float">
            <text:p>22,67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12" calcext:value-type="date">
            <text:p>17-02-06 00:38</text:p>
          </table:table-cell>
          <table:table-cell table:formula="of:=([.A538]-[.$A$612])*24*60*60" office:value-type="float" office:value="222.000000346452" calcext:value-type="float">
            <text:p>222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3" calcext:value-type="float">
            <text:p>22,67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09" calcext:value-type="date">
            <text:p>17-02-06 00:38</text:p>
          </table:table-cell>
          <table:table-cell table:formula="of:=([.A539]-[.$A$612])*24*60*60" office:value-type="float" office:value="219.000000273809" calcext:value-type="float">
            <text:p>219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1" calcext:value-type="float">
            <text:p>22,67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06" calcext:value-type="date">
            <text:p>17-02-06 00:38</text:p>
          </table:table-cell>
          <table:table-cell table:formula="of:=([.A540]-[.$A$612])*24*60*60" office:value-type="float" office:value="216.000000201166" calcext:value-type="float">
            <text:p>216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" calcext:value-type="float">
            <text:p>22,6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03" calcext:value-type="date">
            <text:p>17-02-06 00:38</text:p>
          </table:table-cell>
          <table:table-cell table:formula="of:=([.A541]-[.$A$612])*24*60*60" office:value-type="float" office:value="213.000000128523" calcext:value-type="float">
            <text:p>213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68" calcext:value-type="float">
            <text:p>22,66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8:00" calcext:value-type="date">
            <text:p>17-02-06 00:38</text:p>
          </table:table-cell>
          <table:table-cell table:formula="of:=([.A542]-[.$A$612])*24*60*60" office:value-type="float" office:value="210.000000055879" calcext:value-type="float">
            <text:p>210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7" calcext:value-type="float">
            <text:p>22,66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57" calcext:value-type="date">
            <text:p>17-02-06 00:37</text:p>
          </table:table-cell>
          <table:table-cell table:formula="of:=([.A543]-[.$A$612])*24*60*60" office:value-type="float" office:value="206.999999983236" calcext:value-type="float">
            <text:p>207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5" calcext:value-type="float">
            <text:p>22,66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54" calcext:value-type="date">
            <text:p>17-02-06 00:37</text:p>
          </table:table-cell>
          <table:table-cell table:formula="of:=([.A544]-[.$A$612])*24*60*60" office:value-type="float" office:value="203.999999910593" calcext:value-type="float">
            <text:p>204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4" calcext:value-type="float">
            <text:p>22,66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51" calcext:value-type="date">
            <text:p>17-02-06 00:37</text:p>
          </table:table-cell>
          <table:table-cell table:formula="of:=([.A545]-[.$A$612])*24*60*60" office:value-type="float" office:value="201.000000466593" calcext:value-type="float">
            <text:p>201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2" calcext:value-type="float">
            <text:p>22,66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48" calcext:value-type="date">
            <text:p>17-02-06 00:37</text:p>
          </table:table-cell>
          <table:table-cell table:formula="of:=([.A546]-[.$A$612])*24*60*60" office:value-type="float" office:value="198.000000393949" calcext:value-type="float">
            <text:p>198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" calcext:value-type="float">
            <text:p>22,6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45" calcext:value-type="date">
            <text:p>17-02-06 00:37</text:p>
          </table:table-cell>
          <table:table-cell table:formula="of:=([.A547]-[.$A$612])*24*60*60" office:value-type="float" office:value="195.000000321306" calcext:value-type="float">
            <text:p>195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59" calcext:value-type="float">
            <text:p>22,65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42" calcext:value-type="date">
            <text:p>17-02-06 00:37</text:p>
          </table:table-cell>
          <table:table-cell table:formula="of:=([.A548]-[.$A$612])*24*60*60" office:value-type="float" office:value="192.000000248663" calcext:value-type="float">
            <text:p>192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7" calcext:value-type="float">
            <text:p>22,65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39" calcext:value-type="date">
            <text:p>17-02-06 00:37</text:p>
          </table:table-cell>
          <table:table-cell table:formula="of:=([.A549]-[.$A$612])*24*60*60" office:value-type="float" office:value="189.00000017602" calcext:value-type="float">
            <text:p>189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5" calcext:value-type="float">
            <text:p>22,65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36" calcext:value-type="date">
            <text:p>17-02-06 00:37</text:p>
          </table:table-cell>
          <table:table-cell table:formula="of:=([.A550]-[.$A$612])*24*60*60" office:value-type="float" office:value="186.000000103377" calcext:value-type="float">
            <text:p>186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4" calcext:value-type="float">
            <text:p>22,65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33" calcext:value-type="date">
            <text:p>17-02-06 00:37</text:p>
          </table:table-cell>
          <table:table-cell table:formula="of:=([.A551]-[.$A$612])*24*60*60" office:value-type="float" office:value="183.000000030734" calcext:value-type="float">
            <text:p>183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2" calcext:value-type="float">
            <text:p>22,65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30" calcext:value-type="date">
            <text:p>17-02-06 00:37</text:p>
          </table:table-cell>
          <table:table-cell table:formula="of:=([.A552]-[.$A$612])*24*60*60" office:value-type="float" office:value="179.99999995809" calcext:value-type="float">
            <text:p>180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" calcext:value-type="float">
            <text:p>22,6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27" calcext:value-type="date">
            <text:p>17-02-06 00:37</text:p>
          </table:table-cell>
          <table:table-cell table:formula="of:=([.A553]-[.$A$612])*24*60*60" office:value-type="float" office:value="176.999999885447" calcext:value-type="float">
            <text:p>177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8" calcext:value-type="float">
            <text:p>22,64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24" calcext:value-type="date">
            <text:p>17-02-06 00:37</text:p>
          </table:table-cell>
          <table:table-cell table:formula="of:=([.A554]-[.$A$612])*24*60*60" office:value-type="float" office:value="174.000000441447" calcext:value-type="float">
            <text:p>174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6" calcext:value-type="float">
            <text:p>22,64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21" calcext:value-type="date">
            <text:p>17-02-06 00:37</text:p>
          </table:table-cell>
          <table:table-cell table:formula="of:=([.A555]-[.$A$612])*24*60*60" office:value-type="float" office:value="171.000000368804" calcext:value-type="float">
            <text:p>171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5" calcext:value-type="float">
            <text:p>22,6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18" calcext:value-type="date">
            <text:p>17-02-06 00:37</text:p>
          </table:table-cell>
          <table:table-cell table:formula="of:=([.A556]-[.$A$612])*24*60*60" office:value-type="float" office:value="168.000000296161" calcext:value-type="float">
            <text:p>168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3" calcext:value-type="float">
            <text:p>22,64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15" calcext:value-type="date">
            <text:p>17-02-06 00:37</text:p>
          </table:table-cell>
          <table:table-cell table:formula="of:=([.A557]-[.$A$612])*24*60*60" office:value-type="float" office:value="165.000000223517" calcext:value-type="float">
            <text:p>165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1" calcext:value-type="float">
            <text:p>22,64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12" calcext:value-type="date">
            <text:p>17-02-06 00:37</text:p>
          </table:table-cell>
          <table:table-cell table:formula="of:=([.A558]-[.$A$612])*24*60*60" office:value-type="float" office:value="162.000000150874" calcext:value-type="float">
            <text:p>162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9" calcext:value-type="float">
            <text:p>22,63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09" calcext:value-type="date">
            <text:p>17-02-06 00:37</text:p>
          </table:table-cell>
          <table:table-cell table:formula="of:=([.A559]-[.$A$612])*24*60*60" office:value-type="float" office:value="159.000000078231" calcext:value-type="float">
            <text:p>159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7" calcext:value-type="float">
            <text:p>22,63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06" calcext:value-type="date">
            <text:p>17-02-06 00:37</text:p>
          </table:table-cell>
          <table:table-cell table:formula="of:=([.A560]-[.$A$612])*24*60*60" office:value-type="float" office:value="156.000000005588" calcext:value-type="float">
            <text:p>156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5" calcext:value-type="float">
            <text:p>22,6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03" calcext:value-type="date">
            <text:p>17-02-06 00:37</text:p>
          </table:table-cell>
          <table:table-cell table:formula="of:=([.A561]-[.$A$612])*24*60*60" office:value-type="float" office:value="152.999999932945" calcext:value-type="float">
            <text:p>153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3" calcext:value-type="float">
            <text:p>22,6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7:00" calcext:value-type="date">
            <text:p>17-02-06 00:37</text:p>
          </table:table-cell>
          <table:table-cell table:formula="of:=([.A562]-[.$A$612])*24*60*60" office:value-type="float" office:value="149.999999860302" calcext:value-type="float">
            <text:p>150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31" calcext:value-type="float">
            <text:p>22,6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57" calcext:value-type="date">
            <text:p>17-02-06 00:36</text:p>
          </table:table-cell>
          <table:table-cell table:formula="of:=([.A563]-[.$A$612])*24*60*60" office:value-type="float" office:value="147.000000416301" calcext:value-type="float">
            <text:p>147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29" calcext:value-type="float">
            <text:p>22,62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54" calcext:value-type="date">
            <text:p>17-02-06 00:36</text:p>
          </table:table-cell>
          <table:table-cell table:formula="of:=([.A564]-[.$A$612])*24*60*60" office:value-type="float" office:value="144.000000343658" calcext:value-type="float">
            <text:p>144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7" calcext:value-type="float">
            <text:p>22,62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51" calcext:value-type="date">
            <text:p>17-02-06 00:36</text:p>
          </table:table-cell>
          <table:table-cell table:formula="of:=([.A565]-[.$A$612])*24*60*60" office:value-type="float" office:value="141.000000271015" calcext:value-type="float">
            <text:p>141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5" calcext:value-type="float">
            <text:p>22,62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48" calcext:value-type="date">
            <text:p>17-02-06 00:36</text:p>
          </table:table-cell>
          <table:table-cell table:formula="of:=([.A566]-[.$A$612])*24*60*60" office:value-type="float" office:value="138.000000198372" calcext:value-type="float">
            <text:p>138</text:p>
          </table:table-cell>
          <table:table-cell office:value-type="float" office:value="31.64" calcext:value-type="float">
            <text:p>31,64</text:p>
          </table:table-cell>
          <table:table-cell office:value-type="float" office:value="22.622" calcext:value-type="float">
            <text:p>22,62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45" calcext:value-type="date">
            <text:p>17-02-06 00:36</text:p>
          </table:table-cell>
          <table:table-cell table:formula="of:=([.A567]-[.$A$612])*24*60*60" office:value-type="float" office:value="135.000000125729" calcext:value-type="float">
            <text:p>135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2" calcext:value-type="float">
            <text:p>22,6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42" calcext:value-type="date">
            <text:p>17-02-06 00:36</text:p>
          </table:table-cell>
          <table:table-cell table:formula="of:=([.A568]-[.$A$612])*24*60*60" office:value-type="float" office:value="132.000000053085" calcext:value-type="float">
            <text:p>132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18" calcext:value-type="float">
            <text:p>22,61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39" calcext:value-type="date">
            <text:p>17-02-06 00:36</text:p>
          </table:table-cell>
          <table:table-cell table:formula="of:=([.A569]-[.$A$612])*24*60*60" office:value-type="float" office:value="128.999999980442" calcext:value-type="float">
            <text:p>129</text:p>
          </table:table-cell>
          <table:table-cell office:value-type="float" office:value="31.642" calcext:value-type="float">
            <text:p>31,642</text:p>
          </table:table-cell>
          <table:table-cell office:value-type="float" office:value="22.616" calcext:value-type="float">
            <text:p>22,6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36" calcext:value-type="date">
            <text:p>17-02-06 00:36</text:p>
          </table:table-cell>
          <table:table-cell table:formula="of:=([.A570]-[.$A$612])*24*60*60" office:value-type="float" office:value="125.999999907799" calcext:value-type="float">
            <text:p>126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3" calcext:value-type="float">
            <text:p>22,61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33" calcext:value-type="date">
            <text:p>17-02-06 00:36</text:p>
          </table:table-cell>
          <table:table-cell table:formula="of:=([.A571]-[.$A$612])*24*60*60" office:value-type="float" office:value="123.000000463799" calcext:value-type="float">
            <text:p>123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1" calcext:value-type="float">
            <text:p>22,61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30" calcext:value-type="date">
            <text:p>17-02-06 00:36</text:p>
          </table:table-cell>
          <table:table-cell table:formula="of:=([.A572]-[.$A$612])*24*60*60" office:value-type="float" office:value="120.000000391155" calcext:value-type="float">
            <text:p>120</text:p>
          </table:table-cell>
          <table:table-cell office:value-type="float" office:value="31.644" calcext:value-type="float">
            <text:p>31,644</text:p>
          </table:table-cell>
          <table:table-cell office:value-type="float" office:value="22.609" calcext:value-type="float">
            <text:p>22,60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27" calcext:value-type="date">
            <text:p>17-02-06 00:36</text:p>
          </table:table-cell>
          <table:table-cell table:formula="of:=([.A573]-[.$A$612])*24*60*60" office:value-type="float" office:value="117.000000318512" calcext:value-type="float">
            <text:p>117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6" calcext:value-type="float">
            <text:p>22,60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24" calcext:value-type="date">
            <text:p>17-02-06 00:36</text:p>
          </table:table-cell>
          <table:table-cell table:formula="of:=([.A574]-[.$A$612])*24*60*60" office:value-type="float" office:value="114.000000245869" calcext:value-type="float">
            <text:p>114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4" calcext:value-type="float">
            <text:p>22,60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21" calcext:value-type="date">
            <text:p>17-02-06 00:36</text:p>
          </table:table-cell>
          <table:table-cell table:formula="of:=([.A575]-[.$A$612])*24*60*60" office:value-type="float" office:value="111.000000173226" calcext:value-type="float">
            <text:p>111</text:p>
          </table:table-cell>
          <table:table-cell office:value-type="float" office:value="31.646" calcext:value-type="float">
            <text:p>31,646</text:p>
          </table:table-cell>
          <table:table-cell office:value-type="float" office:value="22.602" calcext:value-type="float">
            <text:p>22,6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18" calcext:value-type="date">
            <text:p>17-02-06 00:36</text:p>
          </table:table-cell>
          <table:table-cell table:formula="of:=([.A576]-[.$A$612])*24*60*60" office:value-type="float" office:value="108.000000100583" calcext:value-type="float">
            <text:p>108</text:p>
          </table:table-cell>
          <table:table-cell office:value-type="float" office:value="31.647" calcext:value-type="float">
            <text:p>31,647</text:p>
          </table:table-cell>
          <table:table-cell office:value-type="float" office:value="22.599" calcext:value-type="float">
            <text:p>22,59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15" calcext:value-type="date">
            <text:p>17-02-06 00:36</text:p>
          </table:table-cell>
          <table:table-cell table:formula="of:=([.A577]-[.$A$612])*24*60*60" office:value-type="float" office:value="105.00000002794" calcext:value-type="float">
            <text:p>105</text:p>
          </table:table-cell>
          <table:table-cell office:value-type="float" office:value="31.648" calcext:value-type="float">
            <text:p>31,648</text:p>
          </table:table-cell>
          <table:table-cell office:value-type="float" office:value="22.597" calcext:value-type="float">
            <text:p>22,59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12" calcext:value-type="date">
            <text:p>17-02-06 00:36</text:p>
          </table:table-cell>
          <table:table-cell table:formula="of:=([.A578]-[.$A$612])*24*60*60" office:value-type="float" office:value="101.999999955297" calcext:value-type="float">
            <text:p>102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4" calcext:value-type="float">
            <text:p>22,59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09" calcext:value-type="date">
            <text:p>17-02-06 00:36</text:p>
          </table:table-cell>
          <table:table-cell table:formula="of:=([.A579]-[.$A$612])*24*60*60" office:value-type="float" office:value="98.9999998826534" calcext:value-type="float">
            <text:p>99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1" calcext:value-type="float">
            <text:p>22,59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06" calcext:value-type="date">
            <text:p>17-02-06 00:36</text:p>
          </table:table-cell>
          <table:table-cell table:formula="of:=([.A580]-[.$A$612])*24*60*60" office:value-type="float" office:value="96.0000004386529" calcext:value-type="float">
            <text:p>96</text:p>
          </table:table-cell>
          <table:table-cell office:value-type="float" office:value="31.65" calcext:value-type="float">
            <text:p>31,65</text:p>
          </table:table-cell>
          <table:table-cell office:value-type="float" office:value="22.589" calcext:value-type="float">
            <text:p>22,58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03" calcext:value-type="date">
            <text:p>17-02-06 00:36</text:p>
          </table:table-cell>
          <table:table-cell table:formula="of:=([.A581]-[.$A$612])*24*60*60" office:value-type="float" office:value="93.0000003660098" calcext:value-type="float">
            <text:p>93</text:p>
          </table:table-cell>
          <table:table-cell office:value-type="float" office:value="31.651" calcext:value-type="float">
            <text:p>31,651</text:p>
          </table:table-cell>
          <table:table-cell office:value-type="float" office:value="22.586" calcext:value-type="float">
            <text:p>22,58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6:00" calcext:value-type="date">
            <text:p>17-02-06 00:36</text:p>
          </table:table-cell>
          <table:table-cell table:formula="of:=([.A582]-[.$A$612])*24*60*60" office:value-type="float" office:value="90.0000002933666" calcext:value-type="float">
            <text:p>90</text:p>
          </table:table-cell>
          <table:table-cell office:value-type="float" office:value="31.652" calcext:value-type="float">
            <text:p>31,652</text:p>
          </table:table-cell>
          <table:table-cell office:value-type="float" office:value="22.583" calcext:value-type="float">
            <text:p>22,58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57" calcext:value-type="date">
            <text:p>17-02-06 00:35</text:p>
          </table:table-cell>
          <table:table-cell table:formula="of:=([.A583]-[.$A$612])*24*60*60" office:value-type="float" office:value="87.0000002207235" calcext:value-type="float">
            <text:p>87</text:p>
          </table:table-cell>
          <table:table-cell office:value-type="float" office:value="31.653" calcext:value-type="float">
            <text:p>31,653</text:p>
          </table:table-cell>
          <table:table-cell office:value-type="float" office:value="22.581" calcext:value-type="float">
            <text:p>22,5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54" calcext:value-type="date">
            <text:p>17-02-06 00:35</text:p>
          </table:table-cell>
          <table:table-cell table:formula="of:=([.A584]-[.$A$612])*24*60*60" office:value-type="float" office:value="84.0000001480803" calcext:value-type="float">
            <text:p>84</text:p>
          </table:table-cell>
          <table:table-cell office:value-type="float" office:value="31.654" calcext:value-type="float">
            <text:p>31,654</text:p>
          </table:table-cell>
          <table:table-cell office:value-type="float" office:value="22.578" calcext:value-type="float">
            <text:p>22,57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51" calcext:value-type="date">
            <text:p>17-02-06 00:35</text:p>
          </table:table-cell>
          <table:table-cell table:formula="of:=([.A585]-[.$A$612])*24*60*60" office:value-type="float" office:value="81.0000000754371" calcext:value-type="float">
            <text:p>81</text:p>
          </table:table-cell>
          <table:table-cell office:value-type="float" office:value="31.655" calcext:value-type="float">
            <text:p>31,655</text:p>
          </table:table-cell>
          <table:table-cell office:value-type="float" office:value="22.575" calcext:value-type="float">
            <text:p>22,57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48" calcext:value-type="date">
            <text:p>17-02-06 00:35</text:p>
          </table:table-cell>
          <table:table-cell table:formula="of:=([.A586]-[.$A$612])*24*60*60" office:value-type="float" office:value="78.000000002794" calcext:value-type="float">
            <text:p>78</text:p>
          </table:table-cell>
          <table:table-cell office:value-type="float" office:value="31.656" calcext:value-type="float">
            <text:p>31,656</text:p>
          </table:table-cell>
          <table:table-cell office:value-type="float" office:value="22.572" calcext:value-type="float">
            <text:p>22,57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45" calcext:value-type="date">
            <text:p>17-02-06 00:35</text:p>
          </table:table-cell>
          <table:table-cell table:formula="of:=([.A587]-[.$A$612])*24*60*60" office:value-type="float" office:value="74.9999999301508" calcext:value-type="float">
            <text:p>75</text:p>
          </table:table-cell>
          <table:table-cell office:value-type="float" office:value="31.657" calcext:value-type="float">
            <text:p>31,657</text:p>
          </table:table-cell>
          <table:table-cell office:value-type="float" office:value="22.569" calcext:value-type="float">
            <text:p>22,56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42" calcext:value-type="date">
            <text:p>17-02-06 00:35</text:p>
          </table:table-cell>
          <table:table-cell table:formula="of:=([.A588]-[.$A$612])*24*60*60" office:value-type="float" office:value="71.9999998575076" calcext:value-type="float">
            <text:p>72</text:p>
          </table:table-cell>
          <table:table-cell office:value-type="float" office:value="31.658" calcext:value-type="float">
            <text:p>31,658</text:p>
          </table:table-cell>
          <table:table-cell office:value-type="float" office:value="22.566" calcext:value-type="float">
            <text:p>22,56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39" calcext:value-type="date">
            <text:p>17-02-06 00:35</text:p>
          </table:table-cell>
          <table:table-cell table:formula="of:=([.A589]-[.$A$612])*24*60*60" office:value-type="float" office:value="69.0000004135072" calcext:value-type="float">
            <text:p>69</text:p>
          </table:table-cell>
          <table:table-cell office:value-type="float" office:value="31.66" calcext:value-type="float">
            <text:p>31,66</text:p>
          </table:table-cell>
          <table:table-cell office:value-type="float" office:value="22.564" calcext:value-type="float">
            <text:p>22,56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36" calcext:value-type="date">
            <text:p>17-02-06 00:35</text:p>
          </table:table-cell>
          <table:table-cell table:formula="of:=([.A590]-[.$A$612])*24*60*60" office:value-type="float" office:value="66.0000003408641" calcext:value-type="float">
            <text:p>66</text:p>
          </table:table-cell>
          <table:table-cell office:value-type="float" office:value="31.661" calcext:value-type="float">
            <text:p>31,661</text:p>
          </table:table-cell>
          <table:table-cell office:value-type="float" office:value="22.56" calcext:value-type="float">
            <text:p>22,5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33" calcext:value-type="date">
            <text:p>17-02-06 00:35</text:p>
          </table:table-cell>
          <table:table-cell table:formula="of:=([.A591]-[.$A$612])*24*60*60" office:value-type="float" office:value="63.0000002682209" calcext:value-type="float">
            <text:p>63</text:p>
          </table:table-cell>
          <table:table-cell office:value-type="float" office:value="31.662" calcext:value-type="float">
            <text:p>31,662</text:p>
          </table:table-cell>
          <table:table-cell office:value-type="float" office:value="22.557" calcext:value-type="float">
            <text:p>22,55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30" calcext:value-type="date">
            <text:p>17-02-06 00:35</text:p>
          </table:table-cell>
          <table:table-cell table:formula="of:=([.A592]-[.$A$612])*24*60*60" office:value-type="float" office:value="60.0000001955777" calcext:value-type="float">
            <text:p>60</text:p>
          </table:table-cell>
          <table:table-cell office:value-type="float" office:value="31.663" calcext:value-type="float">
            <text:p>31,663</text:p>
          </table:table-cell>
          <table:table-cell office:value-type="float" office:value="22.554" calcext:value-type="float">
            <text:p>22,55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27" calcext:value-type="date">
            <text:p>17-02-06 00:35</text:p>
          </table:table-cell>
          <table:table-cell table:formula="of:=([.A593]-[.$A$612])*24*60*60" office:value-type="float" office:value="57.0000001229346" calcext:value-type="float">
            <text:p>57</text:p>
          </table:table-cell>
          <table:table-cell office:value-type="float" office:value="31.665" calcext:value-type="float">
            <text:p>31,665</text:p>
          </table:table-cell>
          <table:table-cell office:value-type="float" office:value="22.551" calcext:value-type="float">
            <text:p>22,55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24" calcext:value-type="date">
            <text:p>17-02-06 00:35</text:p>
          </table:table-cell>
          <table:table-cell table:formula="of:=([.A594]-[.$A$612])*24*60*60" office:value-type="float" office:value="54.0000000502914" calcext:value-type="float">
            <text:p>54</text:p>
          </table:table-cell>
          <table:table-cell office:value-type="float" office:value="31.666" calcext:value-type="float">
            <text:p>31,666</text:p>
          </table:table-cell>
          <table:table-cell office:value-type="float" office:value="22.548" calcext:value-type="float">
            <text:p>22,54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21" calcext:value-type="date">
            <text:p>17-02-06 00:35</text:p>
          </table:table-cell>
          <table:table-cell table:formula="of:=([.A595]-[.$A$612])*24*60*60" office:value-type="float" office:value="50.9999999776483" calcext:value-type="float">
            <text:p>51</text:p>
          </table:table-cell>
          <table:table-cell office:value-type="float" office:value="31.667" calcext:value-type="float">
            <text:p>31,667</text:p>
          </table:table-cell>
          <table:table-cell office:value-type="float" office:value="22.545" calcext:value-type="float">
            <text:p>22,5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18" calcext:value-type="date">
            <text:p>17-02-06 00:35</text:p>
          </table:table-cell>
          <table:table-cell table:formula="of:=([.A596]-[.$A$612])*24*60*60" office:value-type="float" office:value="47.9999999050051" calcext:value-type="float">
            <text:p>48</text:p>
          </table:table-cell>
          <table:table-cell office:value-type="float" office:value="31.669" calcext:value-type="float">
            <text:p>31,669</text:p>
          </table:table-cell>
          <table:table-cell office:value-type="float" office:value="22.542" calcext:value-type="float">
            <text:p>22,54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15" calcext:value-type="date">
            <text:p>17-02-06 00:35</text:p>
          </table:table-cell>
          <table:table-cell table:formula="of:=([.A597]-[.$A$612])*24*60*60" office:value-type="float" office:value="45.0000004610047" calcext:value-type="float">
            <text:p>45</text:p>
          </table:table-cell>
          <table:table-cell office:value-type="float" office:value="31.67" calcext:value-type="float">
            <text:p>31,67</text:p>
          </table:table-cell>
          <table:table-cell office:value-type="float" office:value="22.538" calcext:value-type="float">
            <text:p>22,53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12" calcext:value-type="date">
            <text:p>17-02-06 00:35</text:p>
          </table:table-cell>
          <table:table-cell table:formula="of:=([.A598]-[.$A$612])*24*60*60" office:value-type="float" office:value="42.0000003883615" calcext:value-type="float">
            <text:p>42</text:p>
          </table:table-cell>
          <table:table-cell office:value-type="float" office:value="31.672" calcext:value-type="float">
            <text:p>31,672</text:p>
          </table:table-cell>
          <table:table-cell office:value-type="float" office:value="22.535" calcext:value-type="float">
            <text:p>22,53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09" calcext:value-type="date">
            <text:p>17-02-06 00:35</text:p>
          </table:table-cell>
          <table:table-cell table:formula="of:=([.A599]-[.$A$612])*24*60*60" office:value-type="float" office:value="39.0000003157184" calcext:value-type="float">
            <text:p>39</text:p>
          </table:table-cell>
          <table:table-cell office:value-type="float" office:value="31.673" calcext:value-type="float">
            <text:p>31,673</text:p>
          </table:table-cell>
          <table:table-cell office:value-type="float" office:value="22.531" calcext:value-type="float">
            <text:p>22,5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06" calcext:value-type="date">
            <text:p>17-02-06 00:35</text:p>
          </table:table-cell>
          <table:table-cell table:formula="of:=([.A600]-[.$A$612])*24*60*60" office:value-type="float" office:value="36.0000002430752" calcext:value-type="float">
            <text:p>36</text:p>
          </table:table-cell>
          <table:table-cell office:value-type="float" office:value="31.675" calcext:value-type="float">
            <text:p>31,675</text:p>
          </table:table-cell>
          <table:table-cell office:value-type="float" office:value="22.528" calcext:value-type="float">
            <text:p>22,52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03" calcext:value-type="date">
            <text:p>17-02-06 00:35</text:p>
          </table:table-cell>
          <table:table-cell table:formula="of:=([.A601]-[.$A$612])*24*60*60" office:value-type="float" office:value="33.000000170432" calcext:value-type="float">
            <text:p>33</text:p>
          </table:table-cell>
          <table:table-cell office:value-type="float" office:value="31.676" calcext:value-type="float">
            <text:p>31,676</text:p>
          </table:table-cell>
          <table:table-cell office:value-type="float" office:value="22.524" calcext:value-type="float">
            <text:p>22,52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5:00" calcext:value-type="date">
            <text:p>17-02-06 00:35</text:p>
          </table:table-cell>
          <table:table-cell table:formula="of:=([.A602]-[.$A$612])*24*60*60" office:value-type="float" office:value="30.0000000977889" calcext:value-type="float">
            <text:p>30</text:p>
          </table:table-cell>
          <table:table-cell office:value-type="float" office:value="31.678" calcext:value-type="float">
            <text:p>31,678</text:p>
          </table:table-cell>
          <table:table-cell office:value-type="float" office:value="22.521" calcext:value-type="float">
            <text:p>22,52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57" calcext:value-type="date">
            <text:p>17-02-06 00:34</text:p>
          </table:table-cell>
          <table:table-cell table:formula="of:=([.A603]-[.$A$612])*24*60*60" office:value-type="float" office:value="27.0000000251457" calcext:value-type="float">
            <text:p>27</text:p>
          </table:table-cell>
          <table:table-cell office:value-type="float" office:value="31.68" calcext:value-type="float">
            <text:p>31,68</text:p>
          </table:table-cell>
          <table:table-cell office:value-type="float" office:value="22.517" calcext:value-type="float">
            <text:p>22,51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54" calcext:value-type="date">
            <text:p>17-02-06 00:34</text:p>
          </table:table-cell>
          <table:table-cell table:formula="of:=([.A604]-[.$A$612])*24*60*60" office:value-type="float" office:value="23.9999999525025" calcext:value-type="float">
            <text:p>24</text:p>
          </table:table-cell>
          <table:table-cell office:value-type="float" office:value="31.682" calcext:value-type="float">
            <text:p>31,682</text:p>
          </table:table-cell>
          <table:table-cell office:value-type="float" office:value="22.514" calcext:value-type="float">
            <text:p>22,51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51" calcext:value-type="date">
            <text:p>17-02-06 00:34</text:p>
          </table:table-cell>
          <table:table-cell table:formula="of:=([.A605]-[.$A$612])*24*60*60" office:value-type="float" office:value="20.9999998798594" calcext:value-type="float">
            <text:p>21</text:p>
          </table:table-cell>
          <table:table-cell office:value-type="float" office:value="31.683" calcext:value-type="float">
            <text:p>31,683</text:p>
          </table:table-cell>
          <table:table-cell office:value-type="float" office:value="22.51" calcext:value-type="float">
            <text:p>22,5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48" calcext:value-type="date">
            <text:p>17-02-06 00:34</text:p>
          </table:table-cell>
          <table:table-cell table:formula="of:=([.A606]-[.$A$612])*24*60*60" office:value-type="float" office:value="18.000000435859" calcext:value-type="float">
            <text:p>18</text:p>
          </table:table-cell>
          <table:table-cell office:value-type="float" office:value="31.685" calcext:value-type="float">
            <text:p>31,685</text:p>
          </table:table-cell>
          <table:table-cell office:value-type="float" office:value="22.506" calcext:value-type="float">
            <text:p>22,50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45" calcext:value-type="date">
            <text:p>17-02-06 00:34</text:p>
          </table:table-cell>
          <table:table-cell table:formula="of:=([.A607]-[.$A$612])*24*60*60" office:value-type="float" office:value="15.0000003632158" calcext:value-type="float">
            <text:p>15</text:p>
          </table:table-cell>
          <table:table-cell office:value-type="float" office:value="31.687" calcext:value-type="float">
            <text:p>31,687</text:p>
          </table:table-cell>
          <table:table-cell office:value-type="float" office:value="22.502" calcext:value-type="float">
            <text:p>22,50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42" calcext:value-type="date">
            <text:p>17-02-06 00:34</text:p>
          </table:table-cell>
          <table:table-cell table:formula="of:=([.A608]-[.$A$612])*24*60*60" office:value-type="float" office:value="12.0000002905726" calcext:value-type="float">
            <text:p>12</text:p>
          </table:table-cell>
          <table:table-cell office:value-type="float" office:value="31.689" calcext:value-type="float">
            <text:p>31,689</text:p>
          </table:table-cell>
          <table:table-cell office:value-type="float" office:value="22.498" calcext:value-type="float">
            <text:p>22,49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39" calcext:value-type="date">
            <text:p>17-02-06 00:34</text:p>
          </table:table-cell>
          <table:table-cell table:formula="of:=([.A609]-[.$A$612])*24*60*60" office:value-type="float" office:value="9.00000021792948" calcext:value-type="float">
            <text:p>9</text:p>
          </table:table-cell>
          <table:table-cell office:value-type="float" office:value="31.691" calcext:value-type="float">
            <text:p>31,691</text:p>
          </table:table-cell>
          <table:table-cell office:value-type="float" office:value="22.494" calcext:value-type="float">
            <text:p>22,49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36" calcext:value-type="date">
            <text:p>17-02-06 00:34</text:p>
          </table:table-cell>
          <table:table-cell table:formula="of:=([.A610]-[.$A$612])*24*60*60" office:value-type="float" office:value="6.00000014528632" calcext:value-type="float">
            <text:p>6</text:p>
          </table:table-cell>
          <table:table-cell office:value-type="float" office:value="31.693" calcext:value-type="float">
            <text:p>31,693</text:p>
          </table:table-cell>
          <table:table-cell office:value-type="float" office:value="22.491" calcext:value-type="float">
            <text:p>22,49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33" calcext:value-type="date">
            <text:p>17-02-06 00:34</text:p>
          </table:table-cell>
          <table:table-cell table:formula="of:=([.A611]-[.$A$612])*24*60*60" office:value-type="float" office:value="3.00000007264316" calcext:value-type="float">
            <text:p>3</text:p>
          </table:table-cell>
          <table:table-cell office:value-type="float" office:value="31.696" calcext:value-type="float">
            <text:p>31,696</text:p>
          </table:table-cell>
          <table:table-cell office:value-type="float" office:value="22.486" calcext:value-type="float">
            <text:p>22,48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7-02-06T00:34:30" calcext:value-type="date">
            <text:p>17-02-06 00:34</text:p>
          </table:table-cell>
          <table:table-cell table:formula="of:=([.A612]-[.$A$612])*24*60*60" office:value-type="float" office:value="0" calcext:value-type="float">
            <text:p>0</text:p>
          </table:table-cell>
          <table:table-cell office:value-type="float" office:value="31.698" calcext:value-type="float">
            <text:p>31,698</text:p>
          </table:table-cell>
          <table:table-cell office:value-type="float" office:value="22.482" calcext:value-type="float">
            <text:p>22,48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</table:table>
      <table:table table:name="Sheet2" table:style-name="ta1">
        <table:table-column table:style-name="co10" table:default-cell-style-name="ce2"/>
        <table:table-column table:style-name="co10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698" calcext:value-type="float">
            <text:p>31,698</text:p>
          </table:table-cell>
          <table:table-cell office:value-type="float" office:value="22.482" calcext:value-type="float">
            <text:p>22,48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00000007264316" calcext:value-type="float">
            <text:p>3</text:p>
          </table:table-cell>
          <table:table-cell office:value-type="float" office:value="31.696" calcext:value-type="float">
            <text:p>31,696</text:p>
          </table:table-cell>
          <table:table-cell office:value-type="float" office:value="22.486" calcext:value-type="float">
            <text:p>22,48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00000014528632" calcext:value-type="float">
            <text:p>6</text:p>
          </table:table-cell>
          <table:table-cell office:value-type="float" office:value="31.693" calcext:value-type="float">
            <text:p>31,693</text:p>
          </table:table-cell>
          <table:table-cell office:value-type="float" office:value="22.491" calcext:value-type="float">
            <text:p>22,49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.00000021792948" calcext:value-type="float">
            <text:p>9</text:p>
          </table:table-cell>
          <table:table-cell office:value-type="float" office:value="31.691" calcext:value-type="float">
            <text:p>31,691</text:p>
          </table:table-cell>
          <table:table-cell office:value-type="float" office:value="22.494" calcext:value-type="float">
            <text:p>22,49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.0000002905726" calcext:value-type="float">
            <text:p>12</text:p>
          </table:table-cell>
          <table:table-cell office:value-type="float" office:value="31.689" calcext:value-type="float">
            <text:p>31,689</text:p>
          </table:table-cell>
          <table:table-cell office:value-type="float" office:value="22.498" calcext:value-type="float">
            <text:p>22,49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.0000003632158" calcext:value-type="float">
            <text:p>15</text:p>
          </table:table-cell>
          <table:table-cell office:value-type="float" office:value="31.687" calcext:value-type="float">
            <text:p>31,687</text:p>
          </table:table-cell>
          <table:table-cell office:value-type="float" office:value="22.502" calcext:value-type="float">
            <text:p>22,50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000000435859" calcext:value-type="float">
            <text:p>18</text:p>
          </table:table-cell>
          <table:table-cell office:value-type="float" office:value="31.685" calcext:value-type="float">
            <text:p>31,685</text:p>
          </table:table-cell>
          <table:table-cell office:value-type="float" office:value="22.506" calcext:value-type="float">
            <text:p>22,50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.9999998798594" calcext:value-type="float">
            <text:p>21</text:p>
          </table:table-cell>
          <table:table-cell office:value-type="float" office:value="31.683" calcext:value-type="float">
            <text:p>31,683</text:p>
          </table:table-cell>
          <table:table-cell office:value-type="float" office:value="22.51" calcext:value-type="float">
            <text:p>22,5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.9999999525025" calcext:value-type="float">
            <text:p>24</text:p>
          </table:table-cell>
          <table:table-cell office:value-type="float" office:value="31.682" calcext:value-type="float">
            <text:p>31,682</text:p>
          </table:table-cell>
          <table:table-cell office:value-type="float" office:value="22.514" calcext:value-type="float">
            <text:p>22,51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.0000000251457" calcext:value-type="float">
            <text:p>27</text:p>
          </table:table-cell>
          <table:table-cell office:value-type="float" office:value="31.68" calcext:value-type="float">
            <text:p>31,68</text:p>
          </table:table-cell>
          <table:table-cell office:value-type="float" office:value="22.517" calcext:value-type="float">
            <text:p>22,51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.0000000977889" calcext:value-type="float">
            <text:p>30</text:p>
          </table:table-cell>
          <table:table-cell office:value-type="float" office:value="31.678" calcext:value-type="float">
            <text:p>31,678</text:p>
          </table:table-cell>
          <table:table-cell office:value-type="float" office:value="22.521" calcext:value-type="float">
            <text:p>22,52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.000000170432" calcext:value-type="float">
            <text:p>33</text:p>
          </table:table-cell>
          <table:table-cell office:value-type="float" office:value="31.676" calcext:value-type="float">
            <text:p>31,676</text:p>
          </table:table-cell>
          <table:table-cell office:value-type="float" office:value="22.524" calcext:value-type="float">
            <text:p>22,5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.0000002430752" calcext:value-type="float">
            <text:p>36</text:p>
          </table:table-cell>
          <table:table-cell office:value-type="float" office:value="31.675" calcext:value-type="float">
            <text:p>31,675</text:p>
          </table:table-cell>
          <table:table-cell office:value-type="float" office:value="22.528" calcext:value-type="float">
            <text:p>22,52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.0000003157184" calcext:value-type="float">
            <text:p>39</text:p>
          </table:table-cell>
          <table:table-cell office:value-type="float" office:value="31.673" calcext:value-type="float">
            <text:p>31,673</text:p>
          </table:table-cell>
          <table:table-cell office:value-type="float" office:value="22.531" calcext:value-type="float">
            <text:p>22,53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.0000003883615" calcext:value-type="float">
            <text:p>42</text:p>
          </table:table-cell>
          <table:table-cell office:value-type="float" office:value="31.672" calcext:value-type="float">
            <text:p>31,672</text:p>
          </table:table-cell>
          <table:table-cell office:value-type="float" office:value="22.535" calcext:value-type="float">
            <text:p>22,53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.0000004610047" calcext:value-type="float">
            <text:p>45</text:p>
          </table:table-cell>
          <table:table-cell office:value-type="float" office:value="31.67" calcext:value-type="float">
            <text:p>31,67</text:p>
          </table:table-cell>
          <table:table-cell office:value-type="float" office:value="22.538" calcext:value-type="float">
            <text:p>22,53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.9999999050051" calcext:value-type="float">
            <text:p>48</text:p>
          </table:table-cell>
          <table:table-cell office:value-type="float" office:value="31.669" calcext:value-type="float">
            <text:p>31,669</text:p>
          </table:table-cell>
          <table:table-cell office:value-type="float" office:value="22.542" calcext:value-type="float">
            <text:p>22,5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.9999999776483" calcext:value-type="float">
            <text:p>51</text:p>
          </table:table-cell>
          <table:table-cell office:value-type="float" office:value="31.667" calcext:value-type="float">
            <text:p>31,667</text:p>
          </table:table-cell>
          <table:table-cell office:value-type="float" office:value="22.545" calcext:value-type="float">
            <text:p>22,54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.0000000502914" calcext:value-type="float">
            <text:p>54</text:p>
          </table:table-cell>
          <table:table-cell office:value-type="float" office:value="31.666" calcext:value-type="float">
            <text:p>31,666</text:p>
          </table:table-cell>
          <table:table-cell office:value-type="float" office:value="22.548" calcext:value-type="float">
            <text:p>22,5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.0000001229346" calcext:value-type="float">
            <text:p>57</text:p>
          </table:table-cell>
          <table:table-cell office:value-type="float" office:value="31.665" calcext:value-type="float">
            <text:p>31,665</text:p>
          </table:table-cell>
          <table:table-cell office:value-type="float" office:value="22.551" calcext:value-type="float">
            <text:p>22,55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.0000001955777" calcext:value-type="float">
            <text:p>60</text:p>
          </table:table-cell>
          <table:table-cell office:value-type="float" office:value="31.663" calcext:value-type="float">
            <text:p>31,663</text:p>
          </table:table-cell>
          <table:table-cell office:value-type="float" office:value="22.554" calcext:value-type="float">
            <text:p>22,55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.0000002682209" calcext:value-type="float">
            <text:p>63</text:p>
          </table:table-cell>
          <table:table-cell office:value-type="float" office:value="31.662" calcext:value-type="float">
            <text:p>31,662</text:p>
          </table:table-cell>
          <table:table-cell office:value-type="float" office:value="22.557" calcext:value-type="float">
            <text:p>22,55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.0000003408641" calcext:value-type="float">
            <text:p>66</text:p>
          </table:table-cell>
          <table:table-cell office:value-type="float" office:value="31.661" calcext:value-type="float">
            <text:p>31,661</text:p>
          </table:table-cell>
          <table:table-cell office:value-type="float" office:value="22.56" calcext:value-type="float">
            <text:p>22,5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.0000004135072" calcext:value-type="float">
            <text:p>69</text:p>
          </table:table-cell>
          <table:table-cell office:value-type="float" office:value="31.66" calcext:value-type="float">
            <text:p>31,66</text:p>
          </table:table-cell>
          <table:table-cell office:value-type="float" office:value="22.564" calcext:value-type="float">
            <text:p>22,56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9999998575076" calcext:value-type="float">
            <text:p>72</text:p>
          </table:table-cell>
          <table:table-cell office:value-type="float" office:value="31.658" calcext:value-type="float">
            <text:p>31,658</text:p>
          </table:table-cell>
          <table:table-cell office:value-type="float" office:value="22.566" calcext:value-type="float">
            <text:p>22,56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.9999999301508" calcext:value-type="float">
            <text:p>75</text:p>
          </table:table-cell>
          <table:table-cell office:value-type="float" office:value="31.657" calcext:value-type="float">
            <text:p>31,657</text:p>
          </table:table-cell>
          <table:table-cell office:value-type="float" office:value="22.569" calcext:value-type="float">
            <text:p>22,56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.000000002794" calcext:value-type="float">
            <text:p>78</text:p>
          </table:table-cell>
          <table:table-cell office:value-type="float" office:value="31.656" calcext:value-type="float">
            <text:p>31,656</text:p>
          </table:table-cell>
          <table:table-cell office:value-type="float" office:value="22.572" calcext:value-type="float">
            <text:p>22,57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.0000000754371" calcext:value-type="float">
            <text:p>81</text:p>
          </table:table-cell>
          <table:table-cell office:value-type="float" office:value="31.655" calcext:value-type="float">
            <text:p>31,655</text:p>
          </table:table-cell>
          <table:table-cell office:value-type="float" office:value="22.575" calcext:value-type="float">
            <text:p>22,57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.0000001480803" calcext:value-type="float">
            <text:p>84</text:p>
          </table:table-cell>
          <table:table-cell office:value-type="float" office:value="31.654" calcext:value-type="float">
            <text:p>31,654</text:p>
          </table:table-cell>
          <table:table-cell office:value-type="float" office:value="22.578" calcext:value-type="float">
            <text:p>22,57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.0000002207235" calcext:value-type="float">
            <text:p>87</text:p>
          </table:table-cell>
          <table:table-cell office:value-type="float" office:value="31.653" calcext:value-type="float">
            <text:p>31,653</text:p>
          </table:table-cell>
          <table:table-cell office:value-type="float" office:value="22.581" calcext:value-type="float">
            <text:p>22,58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.0000002933666" calcext:value-type="float">
            <text:p>90</text:p>
          </table:table-cell>
          <table:table-cell office:value-type="float" office:value="31.652" calcext:value-type="float">
            <text:p>31,652</text:p>
          </table:table-cell>
          <table:table-cell office:value-type="float" office:value="22.583" calcext:value-type="float">
            <text:p>22,58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.0000003660098" calcext:value-type="float">
            <text:p>93</text:p>
          </table:table-cell>
          <table:table-cell office:value-type="float" office:value="31.651" calcext:value-type="float">
            <text:p>31,651</text:p>
          </table:table-cell>
          <table:table-cell office:value-type="float" office:value="22.586" calcext:value-type="float">
            <text:p>22,58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.0000004386529" calcext:value-type="float">
            <text:p>96</text:p>
          </table:table-cell>
          <table:table-cell office:value-type="float" office:value="31.65" calcext:value-type="float">
            <text:p>31,65</text:p>
          </table:table-cell>
          <table:table-cell office:value-type="float" office:value="22.589" calcext:value-type="float">
            <text:p>22,58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.9999998826534" calcext:value-type="float">
            <text:p>99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1" calcext:value-type="float">
            <text:p>22,59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.999999955297" calcext:value-type="float">
            <text:p>102</text:p>
          </table:table-cell>
          <table:table-cell office:value-type="float" office:value="31.649" calcext:value-type="float">
            <text:p>31,649</text:p>
          </table:table-cell>
          <table:table-cell office:value-type="float" office:value="22.594" calcext:value-type="float">
            <text:p>22,59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00000002794" calcext:value-type="float">
            <text:p>105</text:p>
          </table:table-cell>
          <table:table-cell office:value-type="float" office:value="31.648" calcext:value-type="float">
            <text:p>31,648</text:p>
          </table:table-cell>
          <table:table-cell office:value-type="float" office:value="22.597" calcext:value-type="float">
            <text:p>22,59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.000000100583" calcext:value-type="float">
            <text:p>108</text:p>
          </table:table-cell>
          <table:table-cell office:value-type="float" office:value="31.647" calcext:value-type="float">
            <text:p>31,647</text:p>
          </table:table-cell>
          <table:table-cell office:value-type="float" office:value="22.599" calcext:value-type="float">
            <text:p>22,59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.000000173226" calcext:value-type="float">
            <text:p>111</text:p>
          </table:table-cell>
          <table:table-cell office:value-type="float" office:value="31.646" calcext:value-type="float">
            <text:p>31,646</text:p>
          </table:table-cell>
          <table:table-cell office:value-type="float" office:value="22.602" calcext:value-type="float">
            <text:p>22,60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.000000245869" calcext:value-type="float">
            <text:p>114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4" calcext:value-type="float">
            <text:p>22,60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.000000318512" calcext:value-type="float">
            <text:p>117</text:p>
          </table:table-cell>
          <table:table-cell office:value-type="float" office:value="31.645" calcext:value-type="float">
            <text:p>31,645</text:p>
          </table:table-cell>
          <table:table-cell office:value-type="float" office:value="22.606" calcext:value-type="float">
            <text:p>22,60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.000000391155" calcext:value-type="float">
            <text:p>120</text:p>
          </table:table-cell>
          <table:table-cell office:value-type="float" office:value="31.644" calcext:value-type="float">
            <text:p>31,644</text:p>
          </table:table-cell>
          <table:table-cell office:value-type="float" office:value="22.609" calcext:value-type="float">
            <text:p>22,60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.000000463799" calcext:value-type="float">
            <text:p>123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1" calcext:value-type="float">
            <text:p>22,6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5.999999907799" calcext:value-type="float">
            <text:p>126</text:p>
          </table:table-cell>
          <table:table-cell office:value-type="float" office:value="31.643" calcext:value-type="float">
            <text:p>31,643</text:p>
          </table:table-cell>
          <table:table-cell office:value-type="float" office:value="22.613" calcext:value-type="float">
            <text:p>22,6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.999999980442" calcext:value-type="float">
            <text:p>129</text:p>
          </table:table-cell>
          <table:table-cell office:value-type="float" office:value="31.642" calcext:value-type="float">
            <text:p>31,642</text:p>
          </table:table-cell>
          <table:table-cell office:value-type="float" office:value="22.616" calcext:value-type="float">
            <text:p>22,61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2.000000053085" calcext:value-type="float">
            <text:p>132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18" calcext:value-type="float">
            <text:p>22,6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.000000125729" calcext:value-type="float">
            <text:p>135</text:p>
          </table:table-cell>
          <table:table-cell office:value-type="float" office:value="31.641" calcext:value-type="float">
            <text:p>31,641</text:p>
          </table:table-cell>
          <table:table-cell office:value-type="float" office:value="22.62" calcext:value-type="float">
            <text:p>22,6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8.000000198372" calcext:value-type="float">
            <text:p>138</text:p>
          </table:table-cell>
          <table:table-cell office:value-type="float" office:value="31.64" calcext:value-type="float">
            <text:p>31,64</text:p>
          </table:table-cell>
          <table:table-cell office:value-type="float" office:value="22.622" calcext:value-type="float">
            <text:p>22,62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1.000000271015" calcext:value-type="float">
            <text:p>141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5" calcext:value-type="float">
            <text:p>22,6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4.000000343658" calcext:value-type="float">
            <text:p>144</text:p>
          </table:table-cell>
          <table:table-cell office:value-type="float" office:value="31.639" calcext:value-type="float">
            <text:p>31,639</text:p>
          </table:table-cell>
          <table:table-cell office:value-type="float" office:value="22.627" calcext:value-type="float">
            <text:p>22,62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7.000000416301" calcext:value-type="float">
            <text:p>147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29" calcext:value-type="float">
            <text:p>22,62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.999999860302" calcext:value-type="float">
            <text:p>150</text:p>
          </table:table-cell>
          <table:table-cell office:value-type="float" office:value="31.638" calcext:value-type="float">
            <text:p>31,638</text:p>
          </table:table-cell>
          <table:table-cell office:value-type="float" office:value="22.631" calcext:value-type="float">
            <text:p>22,63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.999999932945" calcext:value-type="float">
            <text:p>153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3" calcext:value-type="float">
            <text:p>22,63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.000000005588" calcext:value-type="float">
            <text:p>156</text:p>
          </table:table-cell>
          <table:table-cell office:value-type="float" office:value="31.637" calcext:value-type="float">
            <text:p>31,637</text:p>
          </table:table-cell>
          <table:table-cell office:value-type="float" office:value="22.635" calcext:value-type="float">
            <text:p>22,63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.000000078231" calcext:value-type="float">
            <text:p>159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7" calcext:value-type="float">
            <text:p>22,63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.000000150874" calcext:value-type="float">
            <text:p>162</text:p>
          </table:table-cell>
          <table:table-cell office:value-type="float" office:value="31.636" calcext:value-type="float">
            <text:p>31,636</text:p>
          </table:table-cell>
          <table:table-cell office:value-type="float" office:value="22.639" calcext:value-type="float">
            <text:p>22,63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.000000223517" calcext:value-type="float">
            <text:p>165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1" calcext:value-type="float">
            <text:p>22,64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.000000296161" calcext:value-type="float">
            <text:p>168</text:p>
          </table:table-cell>
          <table:table-cell office:value-type="float" office:value="31.635" calcext:value-type="float">
            <text:p>31,635</text:p>
          </table:table-cell>
          <table:table-cell office:value-type="float" office:value="22.643" calcext:value-type="float">
            <text:p>22,64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1.000000368804" calcext:value-type="float">
            <text:p>171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5" calcext:value-type="float">
            <text:p>22,64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.000000441447" calcext:value-type="float">
            <text:p>174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6" calcext:value-type="float">
            <text:p>22,64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.999999885447" calcext:value-type="float">
            <text:p>177</text:p>
          </table:table-cell>
          <table:table-cell office:value-type="float" office:value="31.634" calcext:value-type="float">
            <text:p>31,634</text:p>
          </table:table-cell>
          <table:table-cell office:value-type="float" office:value="22.648" calcext:value-type="float">
            <text:p>22,6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9.99999995809" calcext:value-type="float">
            <text:p>180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" calcext:value-type="float">
            <text:p>22,6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3.000000030734" calcext:value-type="float">
            <text:p>183</text:p>
          </table:table-cell>
          <table:table-cell office:value-type="float" office:value="31.633" calcext:value-type="float">
            <text:p>31,633</text:p>
          </table:table-cell>
          <table:table-cell office:value-type="float" office:value="22.652" calcext:value-type="float">
            <text:p>22,65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6.000000103377" calcext:value-type="float">
            <text:p>186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4" calcext:value-type="float">
            <text:p>22,65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9.00000017602" calcext:value-type="float">
            <text:p>189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5" calcext:value-type="float">
            <text:p>22,65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2.000000248663" calcext:value-type="float">
            <text:p>192</text:p>
          </table:table-cell>
          <table:table-cell office:value-type="float" office:value="31.632" calcext:value-type="float">
            <text:p>31,632</text:p>
          </table:table-cell>
          <table:table-cell office:value-type="float" office:value="22.657" calcext:value-type="float">
            <text:p>22,65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5.000000321306" calcext:value-type="float">
            <text:p>195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59" calcext:value-type="float">
            <text:p>22,65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8.000000393949" calcext:value-type="float">
            <text:p>198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" calcext:value-type="float">
            <text:p>22,6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.000000466593" calcext:value-type="float">
            <text:p>201</text:p>
          </table:table-cell>
          <table:table-cell office:value-type="float" office:value="31.631" calcext:value-type="float">
            <text:p>31,631</text:p>
          </table:table-cell>
          <table:table-cell office:value-type="float" office:value="22.662" calcext:value-type="float">
            <text:p>22,66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3.999999910593" calcext:value-type="float">
            <text:p>204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4" calcext:value-type="float">
            <text:p>22,66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6.999999983236" calcext:value-type="float">
            <text:p>207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5" calcext:value-type="float">
            <text:p>22,66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0.000000055879" calcext:value-type="float">
            <text:p>210</text:p>
          </table:table-cell>
          <table:table-cell office:value-type="float" office:value="31.63" calcext:value-type="float">
            <text:p>31,63</text:p>
          </table:table-cell>
          <table:table-cell office:value-type="float" office:value="22.667" calcext:value-type="float">
            <text:p>22,66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3.000000128523" calcext:value-type="float">
            <text:p>213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68" calcext:value-type="float">
            <text:p>22,66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6.000000201166" calcext:value-type="float">
            <text:p>216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" calcext:value-type="float">
            <text:p>22,6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.000000273809" calcext:value-type="float">
            <text:p>219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1" calcext:value-type="float">
            <text:p>22,67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2.000000346452" calcext:value-type="float">
            <text:p>222</text:p>
          </table:table-cell>
          <table:table-cell office:value-type="float" office:value="31.629" calcext:value-type="float">
            <text:p>31,629</text:p>
          </table:table-cell>
          <table:table-cell office:value-type="float" office:value="22.673" calcext:value-type="float">
            <text:p>22,67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5.000000419095" calcext:value-type="float">
            <text:p>225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4" calcext:value-type="float">
            <text:p>22,67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7.999999863096" calcext:value-type="float">
            <text:p>228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6" calcext:value-type="float">
            <text:p>22,67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.999999935739" calcext:value-type="float">
            <text:p>231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7" calcext:value-type="float">
            <text:p>22,67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4.000000008382" calcext:value-type="float">
            <text:p>234</text:p>
          </table:table-cell>
          <table:table-cell office:value-type="float" office:value="31.628" calcext:value-type="float">
            <text:p>31,628</text:p>
          </table:table-cell>
          <table:table-cell office:value-type="float" office:value="22.679" calcext:value-type="float">
            <text:p>22,67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7.000000081025" calcext:value-type="float">
            <text:p>237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" calcext:value-type="float">
            <text:p>22,6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.000000153668" calcext:value-type="float">
            <text:p>240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1" calcext:value-type="float">
            <text:p>22,68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.000000226311" calcext:value-type="float">
            <text:p>243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3" calcext:value-type="float">
            <text:p>22,68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.000000298955" calcext:value-type="float">
            <text:p>246</text:p>
          </table:table-cell>
          <table:table-cell office:value-type="float" office:value="31.627" calcext:value-type="float">
            <text:p>31,627</text:p>
          </table:table-cell>
          <table:table-cell office:value-type="float" office:value="22.684" calcext:value-type="float">
            <text:p>22,68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9.000000371598" calcext:value-type="float">
            <text:p>249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5" calcext:value-type="float">
            <text:p>22,6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2.000000444241" calcext:value-type="float">
            <text:p>252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7" calcext:value-type="float">
            <text:p>22,68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.999999888241" calcext:value-type="float">
            <text:p>255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8" calcext:value-type="float">
            <text:p>22,68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.999999960884" calcext:value-type="float">
            <text:p>258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89" calcext:value-type="float">
            <text:p>22,68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.000000033528" calcext:value-type="float">
            <text:p>261</text:p>
          </table:table-cell>
          <table:table-cell office:value-type="float" office:value="31.626" calcext:value-type="float">
            <text:p>31,626</text:p>
          </table:table-cell>
          <table:table-cell office:value-type="float" office:value="22.69" calcext:value-type="float">
            <text:p>22,6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4.000000106171" calcext:value-type="float">
            <text:p>264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2" calcext:value-type="float">
            <text:p>22,69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.000000178814" calcext:value-type="float">
            <text:p>267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3" calcext:value-type="float">
            <text:p>22,69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.000000251457" calcext:value-type="float">
            <text:p>270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4" calcext:value-type="float">
            <text:p>22,69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3.0000003241" calcext:value-type="float">
            <text:p>273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5" calcext:value-type="float">
            <text:p>22,69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6.000000396743" calcext:value-type="float">
            <text:p>276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6" calcext:value-type="float">
            <text:p>22,69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9.000000469387" calcext:value-type="float">
            <text:p>279</text:p>
          </table:table-cell>
          <table:table-cell office:value-type="float" office:value="31.625" calcext:value-type="float">
            <text:p>31,625</text:p>
          </table:table-cell>
          <table:table-cell office:value-type="float" office:value="22.697" calcext:value-type="float">
            <text:p>22,69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1.999999913387" calcext:value-type="float">
            <text:p>282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699" calcext:value-type="float">
            <text:p>22,69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4.99999998603" calcext:value-type="float">
            <text:p>285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" calcext:value-type="float">
            <text:p>22,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8.000000058673" calcext:value-type="float">
            <text:p>288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1" calcext:value-type="float">
            <text:p>22,70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.000000131316" calcext:value-type="float">
            <text:p>291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2" calcext:value-type="float">
            <text:p>22,70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4.00000020396" calcext:value-type="float">
            <text:p>294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3" calcext:value-type="float">
            <text:p>22,70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7.000000276603" calcext:value-type="float">
            <text:p>297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4" calcext:value-type="float">
            <text:p>22,70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.000000349246" calcext:value-type="float">
            <text:p>300</text:p>
          </table:table-cell>
          <table:table-cell office:value-type="float" office:value="31.624" calcext:value-type="float">
            <text:p>31,624</text:p>
          </table:table-cell>
          <table:table-cell office:value-type="float" office:value="22.705" calcext:value-type="float">
            <text:p>22,70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3.000000421889" calcext:value-type="float">
            <text:p>303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6" calcext:value-type="float">
            <text:p>22,70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5.99999986589" calcext:value-type="float">
            <text:p>306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7" calcext:value-type="float">
            <text:p>22,70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.999999938533" calcext:value-type="float">
            <text:p>309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8" calcext:value-type="float">
            <text:p>22,70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000000011176" calcext:value-type="float">
            <text:p>312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09" calcext:value-type="float">
            <text:p>22,70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5.000000083819" calcext:value-type="float">
            <text:p>315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" calcext:value-type="float">
            <text:p>22,7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000000156462" calcext:value-type="float">
            <text:p>318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1" calcext:value-type="float">
            <text:p>22,7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.000000229105" calcext:value-type="float">
            <text:p>321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2" calcext:value-type="float">
            <text:p>22,71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4.000000301749" calcext:value-type="float">
            <text:p>324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3" calcext:value-type="float">
            <text:p>22,7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.000000374392" calcext:value-type="float">
            <text:p>327</text:p>
          </table:table-cell>
          <table:table-cell office:value-type="float" office:value="31.623" calcext:value-type="float">
            <text:p>31,623</text:p>
          </table:table-cell>
          <table:table-cell office:value-type="float" office:value="22.714" calcext:value-type="float">
            <text:p>22,71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.000000447035" calcext:value-type="float">
            <text:p>330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5" calcext:value-type="float">
            <text:p>22,71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.999999891035" calcext:value-type="float">
            <text:p>333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5" calcext:value-type="float">
            <text:p>22,71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.999999963678" calcext:value-type="float">
            <text:p>336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6" calcext:value-type="float">
            <text:p>22,71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9.000000036322" calcext:value-type="float">
            <text:p>339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7" calcext:value-type="float">
            <text:p>22,71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.000000108965" calcext:value-type="float">
            <text:p>342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8" calcext:value-type="float">
            <text:p>22,7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.000000181608" calcext:value-type="float">
            <text:p>345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19" calcext:value-type="float">
            <text:p>22,71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.000000254251" calcext:value-type="float">
            <text:p>348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" calcext:value-type="float">
            <text:p>22,7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1.000000326894" calcext:value-type="float">
            <text:p>351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" calcext:value-type="float">
            <text:p>22,7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4.000000399537" calcext:value-type="float">
            <text:p>354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1" calcext:value-type="float">
            <text:p>22,72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7.000000472181" calcext:value-type="float">
            <text:p>357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2" calcext:value-type="float">
            <text:p>22,72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9.999999916181" calcext:value-type="float">
            <text:p>360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3" calcext:value-type="float">
            <text:p>22,72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2.999999988824" calcext:value-type="float">
            <text:p>363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4" calcext:value-type="float">
            <text:p>22,7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6.000000061467" calcext:value-type="float">
            <text:p>366</text:p>
          </table:table-cell>
          <table:table-cell office:value-type="float" office:value="31.622" calcext:value-type="float">
            <text:p>31,622</text:p>
          </table:table-cell>
          <table:table-cell office:value-type="float" office:value="22.724" calcext:value-type="float">
            <text:p>22,7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9.00000013411" calcext:value-type="float">
            <text:p>369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5" calcext:value-type="float">
            <text:p>22,7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2.000000206754" calcext:value-type="float">
            <text:p>372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6" calcext:value-type="float">
            <text:p>22,72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5.000000279397" calcext:value-type="float">
            <text:p>375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7" calcext:value-type="float">
            <text:p>22,72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8.00000035204" calcext:value-type="float">
            <text:p>378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7" calcext:value-type="float">
            <text:p>22,72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1.000000424683" calcext:value-type="float">
            <text:p>381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8" calcext:value-type="float">
            <text:p>22,72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3.999999868684" calcext:value-type="float">
            <text:p>384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9" calcext:value-type="float">
            <text:p>22,72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6.999999941327" calcext:value-type="float">
            <text:p>387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29" calcext:value-type="float">
            <text:p>22,72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0.00000001397" calcext:value-type="float">
            <text:p>390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" calcext:value-type="float">
            <text:p>22,7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3.000000086613" calcext:value-type="float">
            <text:p>393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1" calcext:value-type="float">
            <text:p>22,73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6.000000159256" calcext:value-type="float">
            <text:p>396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1" calcext:value-type="float">
            <text:p>22,73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9.000000231899" calcext:value-type="float">
            <text:p>399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2" calcext:value-type="float">
            <text:p>22,7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.000000304543" calcext:value-type="float">
            <text:p>402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3" calcext:value-type="float">
            <text:p>22,73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.000000377186" calcext:value-type="float">
            <text:p>405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3" calcext:value-type="float">
            <text:p>22,73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8.000000449829" calcext:value-type="float">
            <text:p>408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4" calcext:value-type="float">
            <text:p>22,73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0.999999893829" calcext:value-type="float">
            <text:p>411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5" calcext:value-type="float">
            <text:p>22,73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3.999999966472" calcext:value-type="float">
            <text:p>414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5" calcext:value-type="float">
            <text:p>22,73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7.000000039116" calcext:value-type="float">
            <text:p>417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6" calcext:value-type="float">
            <text:p>22,73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.000000111759" calcext:value-type="float">
            <text:p>420</text:p>
          </table:table-cell>
          <table:table-cell office:value-type="float" office:value="31.621" calcext:value-type="float">
            <text:p>31,621</text:p>
          </table:table-cell>
          <table:table-cell office:value-type="float" office:value="22.736" calcext:value-type="float">
            <text:p>22,73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3.000000184402" calcext:value-type="float">
            <text:p>42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7" calcext:value-type="float">
            <text:p>22,73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6.000000257045" calcext:value-type="float">
            <text:p>42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8" calcext:value-type="float">
            <text:p>22,73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9.000000329688" calcext:value-type="float">
            <text:p>42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8" calcext:value-type="float">
            <text:p>22,73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2.000000402331" calcext:value-type="float">
            <text:p>43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9" calcext:value-type="float">
            <text:p>22,73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.000000474975" calcext:value-type="float">
            <text:p>43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39" calcext:value-type="float">
            <text:p>22,73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.999999918975" calcext:value-type="float">
            <text:p>43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" calcext:value-type="float">
            <text:p>22,7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.999999991618" calcext:value-type="float">
            <text:p>44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" calcext:value-type="float">
            <text:p>22,7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4.000000064261" calcext:value-type="float">
            <text:p>44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1" calcext:value-type="float">
            <text:p>22,74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.000000136904" calcext:value-type="float">
            <text:p>44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1" calcext:value-type="float">
            <text:p>22,74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.000000209548" calcext:value-type="float">
            <text:p>45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2" calcext:value-type="float">
            <text:p>22,7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3.000000282191" calcext:value-type="float">
            <text:p>45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2" calcext:value-type="float">
            <text:p>22,7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6.000000354834" calcext:value-type="float">
            <text:p>45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3" calcext:value-type="float">
            <text:p>22,74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9.000000427477" calcext:value-type="float">
            <text:p>45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3" calcext:value-type="float">
            <text:p>22,74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.999999871478" calcext:value-type="float">
            <text:p>46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4" calcext:value-type="float">
            <text:p>22,74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4.999999944121" calcext:value-type="float">
            <text:p>46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4" calcext:value-type="float">
            <text:p>22,74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8.000000016764" calcext:value-type="float">
            <text:p>46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5" calcext:value-type="float">
            <text:p>22,74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1.000000089407" calcext:value-type="float">
            <text:p>47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5" calcext:value-type="float">
            <text:p>22,74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4.00000016205" calcext:value-type="float">
            <text:p>47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6" calcext:value-type="float">
            <text:p>22,74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7.000000234693" calcext:value-type="float">
            <text:p>47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6" calcext:value-type="float">
            <text:p>22,74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.000000307336" calcext:value-type="float">
            <text:p>48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7" calcext:value-type="float">
            <text:p>22,74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3.00000037998" calcext:value-type="float">
            <text:p>48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7" calcext:value-type="float">
            <text:p>22,74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6.000000452623" calcext:value-type="float">
            <text:p>48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8" calcext:value-type="float">
            <text:p>22,7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8.999999896623" calcext:value-type="float">
            <text:p>48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8" calcext:value-type="float">
            <text:p>22,7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1.999999969266" calcext:value-type="float">
            <text:p>49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8" calcext:value-type="float">
            <text:p>22,74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5.00000004191" calcext:value-type="float">
            <text:p>49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9" calcext:value-type="float">
            <text:p>22,74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8.000000114553" calcext:value-type="float">
            <text:p>49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49" calcext:value-type="float">
            <text:p>22,74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.000000187196" calcext:value-type="float">
            <text:p>50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" calcext:value-type="float">
            <text:p>22,7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4.000000259839" calcext:value-type="float">
            <text:p>50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" calcext:value-type="float">
            <text:p>22,7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7.000000332482" calcext:value-type="float">
            <text:p>50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1" calcext:value-type="float">
            <text:p>22,75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0.000000405125" calcext:value-type="float">
            <text:p>51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1" calcext:value-type="float">
            <text:p>22,75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3.000000477769" calcext:value-type="float">
            <text:p>51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1" calcext:value-type="float">
            <text:p>22,7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5.999999921769" calcext:value-type="float">
            <text:p>51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2" calcext:value-type="float">
            <text:p>22,7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8.999999994412" calcext:value-type="float">
            <text:p>51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2" calcext:value-type="float">
            <text:p>22,7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2.000000067055" calcext:value-type="float">
            <text:p>522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2" calcext:value-type="float">
            <text:p>22,7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5.000000139698" calcext:value-type="float">
            <text:p>525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3" calcext:value-type="float">
            <text:p>22,7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8.000000212342" calcext:value-type="float">
            <text:p>528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3" calcext:value-type="float">
            <text:p>22,7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1.000000284985" calcext:value-type="float">
            <text:p>531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3" calcext:value-type="float">
            <text:p>22,7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4.000000357628" calcext:value-type="float">
            <text:p>534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4" calcext:value-type="float">
            <text:p>22,7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7.000000430271" calcext:value-type="float">
            <text:p>537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4" calcext:value-type="float">
            <text:p>22,7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9.999999874271" calcext:value-type="float">
            <text:p>540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5" calcext:value-type="float">
            <text:p>22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2.999999946915" calcext:value-type="float">
            <text:p>543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5" calcext:value-type="float">
            <text:p>22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6.000000019558" calcext:value-type="float">
            <text:p>546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5" calcext:value-type="float">
            <text:p>22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9.000000092201" calcext:value-type="float">
            <text:p>549</text:p>
          </table:table-cell>
          <table:table-cell office:value-type="float" office:value="31.62" calcext:value-type="float">
            <text:p>31,62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2.000000164844" calcext:value-type="float">
            <text:p>55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5.000000237487" calcext:value-type="float">
            <text:p>55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8.00000031013" calcext:value-type="float">
            <text:p>55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6" calcext:value-type="float">
            <text:p>22,7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1.000000382774" calcext:value-type="float">
            <text:p>56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7" calcext:value-type="float">
            <text:p>22,7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4.000000455417" calcext:value-type="float">
            <text:p>56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7" calcext:value-type="float">
            <text:p>22,7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6.999999899417" calcext:value-type="float">
            <text:p>56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7" calcext:value-type="float">
            <text:p>22,7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9.99999997206" calcext:value-type="float">
            <text:p>57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8" calcext:value-type="float">
            <text:p>22,7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3.000000044704" calcext:value-type="float">
            <text:p>57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8" calcext:value-type="float">
            <text:p>22,7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6.000000117347" calcext:value-type="float">
            <text:p>57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8" calcext:value-type="float">
            <text:p>22,7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9.00000018999" calcext:value-type="float">
            <text:p>57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2.000000262633" calcext:value-type="float">
            <text:p>58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5.000000335276" calcext:value-type="float">
            <text:p>58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8.000000407919" calcext:value-type="float">
            <text:p>58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59" calcext:value-type="float">
            <text:p>22,7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1.000000480562" calcext:value-type="float">
            <text:p>59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3.999999924563" calcext:value-type="float">
            <text:p>59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6.999999997206" calcext:value-type="float">
            <text:p>59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0.000000069849" calcext:value-type="float">
            <text:p>60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" calcext:value-type="float">
            <text:p>22,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3.000000142492" calcext:value-type="float">
            <text:p>60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6.000000215136" calcext:value-type="float">
            <text:p>60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9.000000287779" calcext:value-type="float">
            <text:p>60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2.000000360422" calcext:value-type="float">
            <text:p>61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1" calcext:value-type="float">
            <text:p>22,7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5.000000433065" calcext:value-type="float">
            <text:p>61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7.999999877065" calcext:value-type="float">
            <text:p>61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0.999999949709" calcext:value-type="float">
            <text:p>62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4.000000022352" calcext:value-type="float">
            <text:p>62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2" calcext:value-type="float">
            <text:p>22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7.000000094995" calcext:value-type="float">
            <text:p>62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0.000000167638" calcext:value-type="float">
            <text:p>63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3.000000240281" calcext:value-type="float">
            <text:p>63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6.000000312924" calcext:value-type="float">
            <text:p>63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9.000000385568" calcext:value-type="float">
            <text:p>63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3" calcext:value-type="float">
            <text:p>22,7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2.000000458211" calcext:value-type="float">
            <text:p>64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4.999999902211" calcext:value-type="float">
            <text:p>64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7.999999974854" calcext:value-type="float">
            <text:p>64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1.000000047497" calcext:value-type="float">
            <text:p>65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4" calcext:value-type="float">
            <text:p>22,7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4.000000120141" calcext:value-type="float">
            <text:p>65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7.000000192784" calcext:value-type="float">
            <text:p>65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.000000265427" calcext:value-type="float">
            <text:p>66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3.00000033807" calcext:value-type="float">
            <text:p>66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6.000000410713" calcext:value-type="float">
            <text:p>66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8.999999854714" calcext:value-type="float">
            <text:p>66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5" calcext:value-type="float">
            <text:p>22,7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1.999999927357" calcext:value-type="float">
            <text:p>67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8.000000072643" calcext:value-type="float">
            <text:p>67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1.000000145286" calcext:value-type="float">
            <text:p>68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4.00000021793" calcext:value-type="float">
            <text:p>68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6" calcext:value-type="float">
            <text:p>22,7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7.000000290573" calcext:value-type="float">
            <text:p>68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0.000000363216" calcext:value-type="float">
            <text:p>69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3.000000435859" calcext:value-type="float">
            <text:p>69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5.999999879859" calcext:value-type="float">
            <text:p>69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8.999999952503" calcext:value-type="float">
            <text:p>69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2.000000025146" calcext:value-type="float">
            <text:p>70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7" calcext:value-type="float">
            <text:p>22,7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5.000000097789" calcext:value-type="float">
            <text:p>70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8.000000170432" calcext:value-type="float">
            <text:p>70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1.000000243075" calcext:value-type="float">
            <text:p>71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4.000000315718" calcext:value-type="float">
            <text:p>71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7.000000388362" calcext:value-type="float">
            <text:p>71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0.000000461005" calcext:value-type="float">
            <text:p>72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2.999999905005" calcext:value-type="float">
            <text:p>72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8" calcext:value-type="float">
            <text:p>22,7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5.999999977648" calcext:value-type="float">
            <text:p>72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9.000000050291" calcext:value-type="float">
            <text:p>72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2.000000122935" calcext:value-type="float">
            <text:p>73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5.000000195578" calcext:value-type="float">
            <text:p>73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8.000000268221" calcext:value-type="float">
            <text:p>73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69" calcext:value-type="float">
            <text:p>22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1.000000340864" calcext:value-type="float">
            <text:p>74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789" calcext:value-type="float">
            <text:p>22,7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4.000000413507" calcext:value-type="float">
            <text:p>74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849" calcext:value-type="float">
            <text:p>22,8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6.999999857508" calcext:value-type="float">
            <text:p>74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908" calcext:value-type="float">
            <text:p>22,9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9.999999930151" calcext:value-type="float">
            <text:p>75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2.966" calcext:value-type="float">
            <text:p>22,9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3.000000002794" calcext:value-type="float">
            <text:p>75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023" calcext:value-type="float">
            <text:p>23,0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6.000000075437" calcext:value-type="float">
            <text:p>75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079" calcext:value-type="float">
            <text:p>23,07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9.00000014808" calcext:value-type="float">
            <text:p>75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135" calcext:value-type="float">
            <text:p>23,1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2.000000220723" calcext:value-type="float">
            <text:p>76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19" calcext:value-type="float">
            <text:p>23,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5.000000293367" calcext:value-type="float">
            <text:p>76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244" calcext:value-type="float">
            <text:p>23,2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8.00000036601" calcext:value-type="float">
            <text:p>76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297" calcext:value-type="float">
            <text:p>23,2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1.000000438653" calcext:value-type="float">
            <text:p>77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35" calcext:value-type="float">
            <text:p>23,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3.999999882653" calcext:value-type="float">
            <text:p>77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402" calcext:value-type="float">
            <text:p>23,4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6.999999955297" calcext:value-type="float">
            <text:p>77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453" calcext:value-type="float">
            <text:p>23,4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0.00000002794" calcext:value-type="float">
            <text:p>78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503" calcext:value-type="float">
            <text:p>23,5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3.000000100583" calcext:value-type="float">
            <text:p>78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553" calcext:value-type="float">
            <text:p>23,5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.000000173226" calcext:value-type="float">
            <text:p>78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602" calcext:value-type="float">
            <text:p>23,6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9.000000245869" calcext:value-type="float">
            <text:p>78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651" calcext:value-type="float">
            <text:p>23,6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2.000000318512" calcext:value-type="float">
            <text:p>79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699" calcext:value-type="float">
            <text:p>23,6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5.000000391156" calcext:value-type="float">
            <text:p>79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746" calcext:value-type="float">
            <text:p>23,7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8.000000463799" calcext:value-type="float">
            <text:p>79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792" calcext:value-type="float">
            <text:p>23,79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0.999999907799" calcext:value-type="float">
            <text:p>80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838" calcext:value-type="float">
            <text:p>23,8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3.999999980442" calcext:value-type="float">
            <text:p>80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884" calcext:value-type="float">
            <text:p>23,8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7.000000053085" calcext:value-type="float">
            <text:p>80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928" calcext:value-type="float">
            <text:p>23,9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0.000000125729" calcext:value-type="float">
            <text:p>81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3.972" calcext:value-type="float">
            <text:p>23,9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3.000000198372" calcext:value-type="float">
            <text:p>81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016" calcext:value-type="float">
            <text:p>24,0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6.000000271015" calcext:value-type="float">
            <text:p>81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059" calcext:value-type="float">
            <text:p>24,0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9.000000343658" calcext:value-type="float">
            <text:p>81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101" calcext:value-type="float">
            <text:p>24,10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2.000000416301" calcext:value-type="float">
            <text:p>82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143" calcext:value-type="float">
            <text:p>24,1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4.999999860302" calcext:value-type="float">
            <text:p>82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184" calcext:value-type="float">
            <text:p>24,1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7.999999932945" calcext:value-type="float">
            <text:p>82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225" calcext:value-type="float">
            <text:p>24,2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1.000000005588" calcext:value-type="float">
            <text:p>83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265" calcext:value-type="float">
            <text:p>24,2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4.000000078231" calcext:value-type="float">
            <text:p>83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305" calcext:value-type="float">
            <text:p>24,3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7.000000150874" calcext:value-type="float">
            <text:p>83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344" calcext:value-type="float">
            <text:p>24,3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0.000000223517" calcext:value-type="float">
            <text:p>84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382" calcext:value-type="float">
            <text:p>24,38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3.000000296161" calcext:value-type="float">
            <text:p>84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42" calcext:value-type="float">
            <text:p>24,4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6.000000368804" calcext:value-type="float">
            <text:p>84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458" calcext:value-type="float">
            <text:p>24,4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9.000000441447" calcext:value-type="float">
            <text:p>84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495" calcext:value-type="float">
            <text:p>24,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1.999999885447" calcext:value-type="float">
            <text:p>85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531" calcext:value-type="float">
            <text:p>24,5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4.999999958091" calcext:value-type="float">
            <text:p>85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567" calcext:value-type="float">
            <text:p>24,5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8.000000030734" calcext:value-type="float">
            <text:p>85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603" calcext:value-type="float">
            <text:p>24,6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1.000000103377" calcext:value-type="float">
            <text:p>86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638" calcext:value-type="float">
            <text:p>24,6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4.00000017602" calcext:value-type="float">
            <text:p>86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673" calcext:value-type="float">
            <text:p>24,67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7.000000248663" calcext:value-type="float">
            <text:p>86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707" calcext:value-type="float">
            <text:p>24,7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0.000000321306" calcext:value-type="float">
            <text:p>87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741" calcext:value-type="float">
            <text:p>24,7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3.000000393949" calcext:value-type="float">
            <text:p>87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774" calcext:value-type="float">
            <text:p>24,7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6.000000466593" calcext:value-type="float">
            <text:p>87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807" calcext:value-type="float">
            <text:p>24,8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8.999999910593" calcext:value-type="float">
            <text:p>87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839" calcext:value-type="float">
            <text:p>24,83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1.999999983236" calcext:value-type="float">
            <text:p>88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871" calcext:value-type="float">
            <text:p>24,8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5.000000055879" calcext:value-type="float">
            <text:p>88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03" calcext:value-type="float">
            <text:p>24,9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8.000000128523" calcext:value-type="float">
            <text:p>88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34" calcext:value-type="float">
            <text:p>24,93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1.000000201166" calcext:value-type="float">
            <text:p>89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65" calcext:value-type="float">
            <text:p>24,9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4.000000273809" calcext:value-type="float">
            <text:p>89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4.995" calcext:value-type="float">
            <text:p>24,9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7.000000346452" calcext:value-type="float">
            <text:p>89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025" calcext:value-type="float">
            <text:p>25,0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0.000000419095" calcext:value-type="float">
            <text:p>90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054" calcext:value-type="float">
            <text:p>25,0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2.999999863096" calcext:value-type="float">
            <text:p>90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084" calcext:value-type="float">
            <text:p>25,0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5.999999935739" calcext:value-type="float">
            <text:p>90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12" calcext:value-type="float">
            <text:p>25,1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9.000000008382" calcext:value-type="float">
            <text:p>90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41" calcext:value-type="float">
            <text:p>25,1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2.000000081025" calcext:value-type="float">
            <text:p>91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69" calcext:value-type="float">
            <text:p>25,1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5.000000153668" calcext:value-type="float">
            <text:p>91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196" calcext:value-type="float">
            <text:p>25,19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8.000000226311" calcext:value-type="float">
            <text:p>91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224" calcext:value-type="float">
            <text:p>25,22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1.000000298955" calcext:value-type="float">
            <text:p>92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251" calcext:value-type="float">
            <text:p>25,2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4.000000371598" calcext:value-type="float">
            <text:p>92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277" calcext:value-type="float">
            <text:p>25,2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7.000000444241" calcext:value-type="float">
            <text:p>92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04" calcext:value-type="float">
            <text:p>25,30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9.999999888241" calcext:value-type="float">
            <text:p>93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29" calcext:value-type="float">
            <text:p>25,3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2.999999960884" calcext:value-type="float">
            <text:p>93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55" calcext:value-type="float">
            <text:p>25,3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6.000000033528" calcext:value-type="float">
            <text:p>93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38" calcext:value-type="float">
            <text:p>25,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9.000000106171" calcext:value-type="float">
            <text:p>93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05" calcext:value-type="float">
            <text:p>25,4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2.000000178814" calcext:value-type="float">
            <text:p>94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3" calcext:value-type="float">
            <text:p>25,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5.000000251457" calcext:value-type="float">
            <text:p>94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54" calcext:value-type="float">
            <text:p>25,4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8.0000003241" calcext:value-type="float">
            <text:p>94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478" calcext:value-type="float">
            <text:p>25,4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1.000000396743" calcext:value-type="float">
            <text:p>95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01" calcext:value-type="float">
            <text:p>25,50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4.000000469387" calcext:value-type="float">
            <text:p>95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25" calcext:value-type="float">
            <text:p>25,5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6.999999913387" calcext:value-type="float">
            <text:p>95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48" calcext:value-type="float">
            <text:p>25,5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9.99999998603" calcext:value-type="float">
            <text:p>96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7" calcext:value-type="float">
            <text:p>25,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3.000000058673" calcext:value-type="float">
            <text:p>96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593" calcext:value-type="float">
            <text:p>25,59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6.000000131317" calcext:value-type="float">
            <text:p>96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15" calcext:value-type="float">
            <text:p>25,6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9.00000020396" calcext:value-type="float">
            <text:p>96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37" calcext:value-type="float">
            <text:p>25,63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2.000000276603" calcext:value-type="float">
            <text:p>97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58" calcext:value-type="float">
            <text:p>25,6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5.000000349246" calcext:value-type="float">
            <text:p>97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68" calcext:value-type="float">
            <text:p>25,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8.000000421889" calcext:value-type="float">
            <text:p>97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01" calcext:value-type="float">
            <text:p>25,70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0.99999986589" calcext:value-type="float">
            <text:p>981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21" calcext:value-type="float">
            <text:p>25,7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3.999999938533" calcext:value-type="float">
            <text:p>98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42" calcext:value-type="float">
            <text:p>25,74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7.000000011176" calcext:value-type="float">
            <text:p>987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62" calcext:value-type="float">
            <text:p>25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0.000000083819" calcext:value-type="float">
            <text:p>990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782" calcext:value-type="float">
            <text:p>25,78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3.000000156462" calcext:value-type="float">
            <text:p>993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02" calcext:value-type="float">
            <text:p>25,8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6.000000229105" calcext:value-type="float">
            <text:p>996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21" calcext:value-type="float">
            <text:p>25,8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9.000000301749" calcext:value-type="float">
            <text:p>999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4" calcext:value-type="float">
            <text:p>25,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2.00000037439" calcext:value-type="float">
            <text:p>1002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59" calcext:value-type="float">
            <text:p>25,8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5.00000044703" calcext:value-type="float">
            <text:p>1005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78" calcext:value-type="float">
            <text:p>25,8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7.99999989104" calcext:value-type="float">
            <text:p>1008</text:p>
          </table:table-cell>
          <table:table-cell office:value-type="float" office:value="31.619" calcext:value-type="float">
            <text:p>31,619</text:p>
          </table:table-cell>
          <table:table-cell office:value-type="float" office:value="25.896" calcext:value-type="float">
            <text:p>25,89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0.99999996368" calcext:value-type="float">
            <text:p>1011</text:p>
          </table:table-cell>
          <table:table-cell office:value-type="float" office:value="31.657" calcext:value-type="float">
            <text:p>31,657</text:p>
          </table:table-cell>
          <table:table-cell office:value-type="float" office:value="25.914" calcext:value-type="float">
            <text:p>25,91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4.00000003632" calcext:value-type="float">
            <text:p>1014</text:p>
          </table:table-cell>
          <table:table-cell office:value-type="float" office:value="31.769" calcext:value-type="float">
            <text:p>31,769</text:p>
          </table:table-cell>
          <table:table-cell office:value-type="float" office:value="25.932" calcext:value-type="float">
            <text:p>25,9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7.00000010896" calcext:value-type="float">
            <text:p>1017</text:p>
          </table:table-cell>
          <table:table-cell office:value-type="float" office:value="31.877" calcext:value-type="float">
            <text:p>31,877</text:p>
          </table:table-cell>
          <table:table-cell office:value-type="float" office:value="25.95" calcext:value-type="float">
            <text:p>25,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0.00000018161" calcext:value-type="float">
            <text:p>1020</text:p>
          </table:table-cell>
          <table:table-cell office:value-type="float" office:value="31.982" calcext:value-type="float">
            <text:p>31,982</text:p>
          </table:table-cell>
          <table:table-cell office:value-type="float" office:value="25.968" calcext:value-type="float">
            <text:p>25,9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3.00000025425" calcext:value-type="float">
            <text:p>1023</text:p>
          </table:table-cell>
          <table:table-cell office:value-type="float" office:value="32.083" calcext:value-type="float">
            <text:p>32,083</text:p>
          </table:table-cell>
          <table:table-cell office:value-type="float" office:value="25.985" calcext:value-type="float">
            <text:p>25,98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6.00000032689" calcext:value-type="float">
            <text:p>1026</text:p>
          </table:table-cell>
          <table:table-cell office:value-type="float" office:value="32.181" calcext:value-type="float">
            <text:p>32,181</text:p>
          </table:table-cell>
          <table:table-cell office:value-type="float" office:value="26.002" calcext:value-type="float">
            <text:p>26,0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9.00000039954" calcext:value-type="float">
            <text:p>1029</text:p>
          </table:table-cell>
          <table:table-cell office:value-type="float" office:value="32.276" calcext:value-type="float">
            <text:p>32,276</text:p>
          </table:table-cell>
          <table:table-cell office:value-type="float" office:value="26.019" calcext:value-type="float">
            <text:p>26,0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2.00000047218" calcext:value-type="float">
            <text:p>1032</text:p>
          </table:table-cell>
          <table:table-cell office:value-type="float" office:value="32.368" calcext:value-type="float">
            <text:p>32,368</text:p>
          </table:table-cell>
          <table:table-cell office:value-type="float" office:value="26.035" calcext:value-type="float">
            <text:p>26,0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4.99999991618" calcext:value-type="float">
            <text:p>1035</text:p>
          </table:table-cell>
          <table:table-cell office:value-type="float" office:value="32.457" calcext:value-type="float">
            <text:p>32,457</text:p>
          </table:table-cell>
          <table:table-cell office:value-type="float" office:value="26.052" calcext:value-type="float">
            <text:p>26,0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7.99999998882" calcext:value-type="float">
            <text:p>1038</text:p>
          </table:table-cell>
          <table:table-cell office:value-type="float" office:value="32.543" calcext:value-type="float">
            <text:p>32,543</text:p>
          </table:table-cell>
          <table:table-cell office:value-type="float" office:value="26.068" calcext:value-type="float">
            <text:p>26,0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1.00000006147" calcext:value-type="float">
            <text:p>1041</text:p>
          </table:table-cell>
          <table:table-cell office:value-type="float" office:value="32.626" calcext:value-type="float">
            <text:p>32,626</text:p>
          </table:table-cell>
          <table:table-cell office:value-type="float" office:value="26.084" calcext:value-type="float">
            <text:p>26,0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4.00000013411" calcext:value-type="float">
            <text:p>1044</text:p>
          </table:table-cell>
          <table:table-cell office:value-type="float" office:value="32.707" calcext:value-type="float">
            <text:p>32,707</text:p>
          </table:table-cell>
          <table:table-cell office:value-type="float" office:value="26.1" calcext:value-type="float">
            <text:p>26,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7.00000020675" calcext:value-type="float">
            <text:p>1047</text:p>
          </table:table-cell>
          <table:table-cell office:value-type="float" office:value="32.785" calcext:value-type="float">
            <text:p>32,785</text:p>
          </table:table-cell>
          <table:table-cell office:value-type="float" office:value="26.115" calcext:value-type="float">
            <text:p>26,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0.0000002794" calcext:value-type="float">
            <text:p>1050</text:p>
          </table:table-cell>
          <table:table-cell office:value-type="float" office:value="32.861" calcext:value-type="float">
            <text:p>32,861</text:p>
          </table:table-cell>
          <table:table-cell office:value-type="float" office:value="26.131" calcext:value-type="float">
            <text:p>26,1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3.00000035204" calcext:value-type="float">
            <text:p>1053</text:p>
          </table:table-cell>
          <table:table-cell office:value-type="float" office:value="32.934" calcext:value-type="float">
            <text:p>32,934</text:p>
          </table:table-cell>
          <table:table-cell office:value-type="float" office:value="26.146" calcext:value-type="float">
            <text:p>26,1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6.00000042468" calcext:value-type="float">
            <text:p>1056</text:p>
          </table:table-cell>
          <table:table-cell office:value-type="float" office:value="33.006" calcext:value-type="float">
            <text:p>33,006</text:p>
          </table:table-cell>
          <table:table-cell office:value-type="float" office:value="26.161" calcext:value-type="float">
            <text:p>26,1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8.99999986868" calcext:value-type="float">
            <text:p>1059</text:p>
          </table:table-cell>
          <table:table-cell office:value-type="float" office:value="33.075" calcext:value-type="float">
            <text:p>33,075</text:p>
          </table:table-cell>
          <table:table-cell office:value-type="float" office:value="26.176" calcext:value-type="float">
            <text:p>26,1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1.99999994133" calcext:value-type="float">
            <text:p>1062</text:p>
          </table:table-cell>
          <table:table-cell office:value-type="float" office:value="33.141" calcext:value-type="float">
            <text:p>33,141</text:p>
          </table:table-cell>
          <table:table-cell office:value-type="float" office:value="26.19" calcext:value-type="float">
            <text:p>26,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5.00000001397" calcext:value-type="float">
            <text:p>1065</text:p>
          </table:table-cell>
          <table:table-cell office:value-type="float" office:value="33.206" calcext:value-type="float">
            <text:p>33,206</text:p>
          </table:table-cell>
          <table:table-cell office:value-type="float" office:value="26.205" calcext:value-type="float">
            <text:p>26,2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8.00000008661" calcext:value-type="float">
            <text:p>1068</text:p>
          </table:table-cell>
          <table:table-cell office:value-type="float" office:value="33.269" calcext:value-type="float">
            <text:p>33,269</text:p>
          </table:table-cell>
          <table:table-cell office:value-type="float" office:value="26.219" calcext:value-type="float">
            <text:p>26,2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1.00000015926" calcext:value-type="float">
            <text:p>1071</text:p>
          </table:table-cell>
          <table:table-cell office:value-type="float" office:value="33.33" calcext:value-type="float">
            <text:p>33,33</text:p>
          </table:table-cell>
          <table:table-cell office:value-type="float" office:value="26.233" calcext:value-type="float">
            <text:p>26,23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4.0000002319" calcext:value-type="float">
            <text:p>1074</text:p>
          </table:table-cell>
          <table:table-cell office:value-type="float" office:value="33.389" calcext:value-type="float">
            <text:p>33,389</text:p>
          </table:table-cell>
          <table:table-cell office:value-type="float" office:value="26.247" calcext:value-type="float">
            <text:p>26,2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7.00000030454" calcext:value-type="float">
            <text:p>1077</text:p>
          </table:table-cell>
          <table:table-cell office:value-type="float" office:value="33.446" calcext:value-type="float">
            <text:p>33,446</text:p>
          </table:table-cell>
          <table:table-cell office:value-type="float" office:value="26.26" calcext:value-type="float">
            <text:p>26,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0.00000037719" calcext:value-type="float">
            <text:p>1080</text:p>
          </table:table-cell>
          <table:table-cell office:value-type="float" office:value="33.502" calcext:value-type="float">
            <text:p>33,502</text:p>
          </table:table-cell>
          <table:table-cell office:value-type="float" office:value="26.274" calcext:value-type="float">
            <text:p>26,2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3.00000044983" calcext:value-type="float">
            <text:p>1083</text:p>
          </table:table-cell>
          <table:table-cell office:value-type="float" office:value="33.555" calcext:value-type="float">
            <text:p>33,555</text:p>
          </table:table-cell>
          <table:table-cell office:value-type="float" office:value="26.287" calcext:value-type="float">
            <text:p>26,28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5.99999989383" calcext:value-type="float">
            <text:p>1086</text:p>
          </table:table-cell>
          <table:table-cell office:value-type="float" office:value="33.608" calcext:value-type="float">
            <text:p>33,608</text:p>
          </table:table-cell>
          <table:table-cell office:value-type="float" office:value="26.3" calcext:value-type="float">
            <text:p>26,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8.99999996647" calcext:value-type="float">
            <text:p>1089</text:p>
          </table:table-cell>
          <table:table-cell office:value-type="float" office:value="33.658" calcext:value-type="float">
            <text:p>33,658</text:p>
          </table:table-cell>
          <table:table-cell office:value-type="float" office:value="26.313" calcext:value-type="float">
            <text:p>26,31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2.00000003912" calcext:value-type="float">
            <text:p>1092</text:p>
          </table:table-cell>
          <table:table-cell office:value-type="float" office:value="33.707" calcext:value-type="float">
            <text:p>33,707</text:p>
          </table:table-cell>
          <table:table-cell office:value-type="float" office:value="26.326" calcext:value-type="float">
            <text:p>26,3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5.00000011176" calcext:value-type="float">
            <text:p>1095</text:p>
          </table:table-cell>
          <table:table-cell office:value-type="float" office:value="33.755" calcext:value-type="float">
            <text:p>33,755</text:p>
          </table:table-cell>
          <table:table-cell office:value-type="float" office:value="26.339" calcext:value-type="float">
            <text:p>26,33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8.0000001844" calcext:value-type="float">
            <text:p>1098</text:p>
          </table:table-cell>
          <table:table-cell office:value-type="float" office:value="33.801" calcext:value-type="float">
            <text:p>33,801</text:p>
          </table:table-cell>
          <table:table-cell office:value-type="float" office:value="26.351" calcext:value-type="float">
            <text:p>26,3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1.00000025705" calcext:value-type="float">
            <text:p>1101</text:p>
          </table:table-cell>
          <table:table-cell office:value-type="float" office:value="33.846" calcext:value-type="float">
            <text:p>33,846</text:p>
          </table:table-cell>
          <table:table-cell office:value-type="float" office:value="26.364" calcext:value-type="float">
            <text:p>26,3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4.00000032969" calcext:value-type="float">
            <text:p>1104</text:p>
          </table:table-cell>
          <table:table-cell office:value-type="float" office:value="33.889" calcext:value-type="float">
            <text:p>33,889</text:p>
          </table:table-cell>
          <table:table-cell office:value-type="float" office:value="26.376" calcext:value-type="float">
            <text:p>26,3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7.00000040233" calcext:value-type="float">
            <text:p>1107</text:p>
          </table:table-cell>
          <table:table-cell office:value-type="float" office:value="33.932" calcext:value-type="float">
            <text:p>33,932</text:p>
          </table:table-cell>
          <table:table-cell office:value-type="float" office:value="26.388" calcext:value-type="float">
            <text:p>26,38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0.00000047497" calcext:value-type="float">
            <text:p>1110</text:p>
          </table:table-cell>
          <table:table-cell office:value-type="float" office:value="33.973" calcext:value-type="float">
            <text:p>33,973</text:p>
          </table:table-cell>
          <table:table-cell office:value-type="float" office:value="26.4" calcext:value-type="float">
            <text:p>26,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2.99999991898" calcext:value-type="float">
            <text:p>1113</text:p>
          </table:table-cell>
          <table:table-cell office:value-type="float" office:value="34.012" calcext:value-type="float">
            <text:p>34,012</text:p>
          </table:table-cell>
          <table:table-cell office:value-type="float" office:value="26.412" calcext:value-type="float">
            <text:p>26,4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5.99999999162" calcext:value-type="float">
            <text:p>1116</text:p>
          </table:table-cell>
          <table:table-cell office:value-type="float" office:value="34.051" calcext:value-type="float">
            <text:p>34,051</text:p>
          </table:table-cell>
          <table:table-cell office:value-type="float" office:value="26.423" calcext:value-type="float">
            <text:p>26,4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9.00000006426" calcext:value-type="float">
            <text:p>1119</text:p>
          </table:table-cell>
          <table:table-cell office:value-type="float" office:value="34.088" calcext:value-type="float">
            <text:p>34,088</text:p>
          </table:table-cell>
          <table:table-cell office:value-type="float" office:value="26.435" calcext:value-type="float">
            <text:p>26,4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2.0000001369" calcext:value-type="float">
            <text:p>1122</text:p>
          </table:table-cell>
          <table:table-cell office:value-type="float" office:value="34.125" calcext:value-type="float">
            <text:p>34,125</text:p>
          </table:table-cell>
          <table:table-cell office:value-type="float" office:value="26.446" calcext:value-type="float">
            <text:p>26,4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5.00000020955" calcext:value-type="float">
            <text:p>1125</text:p>
          </table:table-cell>
          <table:table-cell office:value-type="float" office:value="34.16" calcext:value-type="float">
            <text:p>34,16</text:p>
          </table:table-cell>
          <table:table-cell office:value-type="float" office:value="26.457" calcext:value-type="float">
            <text:p>26,4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8.00000028219" calcext:value-type="float">
            <text:p>1128</text:p>
          </table:table-cell>
          <table:table-cell office:value-type="float" office:value="34.194" calcext:value-type="float">
            <text:p>34,194</text:p>
          </table:table-cell>
          <table:table-cell office:value-type="float" office:value="26.468" calcext:value-type="float">
            <text:p>26,4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1.00000035483" calcext:value-type="float">
            <text:p>1131</text:p>
          </table:table-cell>
          <table:table-cell office:value-type="float" office:value="34.227" calcext:value-type="float">
            <text:p>34,227</text:p>
          </table:table-cell>
          <table:table-cell office:value-type="float" office:value="26.479" calcext:value-type="float">
            <text:p>26,47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4.00000042748" calcext:value-type="float">
            <text:p>1134</text:p>
          </table:table-cell>
          <table:table-cell office:value-type="float" office:value="34.26" calcext:value-type="float">
            <text:p>34,26</text:p>
          </table:table-cell>
          <table:table-cell office:value-type="float" office:value="26.49" calcext:value-type="float">
            <text:p>26,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6.99999987148" calcext:value-type="float">
            <text:p>1137</text:p>
          </table:table-cell>
          <table:table-cell office:value-type="float" office:value="34.291" calcext:value-type="float">
            <text:p>34,291</text:p>
          </table:table-cell>
          <table:table-cell office:value-type="float" office:value="26.5" calcext:value-type="float">
            <text:p>26,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9.99999994412" calcext:value-type="float">
            <text:p>1140</text:p>
          </table:table-cell>
          <table:table-cell office:value-type="float" office:value="34.321" calcext:value-type="float">
            <text:p>34,321</text:p>
          </table:table-cell>
          <table:table-cell office:value-type="float" office:value="26.511" calcext:value-type="float">
            <text:p>26,5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43.00000001676" calcext:value-type="float">
            <text:p>1143</text:p>
          </table:table-cell>
          <table:table-cell office:value-type="float" office:value="34.351" calcext:value-type="float">
            <text:p>34,351</text:p>
          </table:table-cell>
          <table:table-cell office:value-type="float" office:value="26.521" calcext:value-type="float">
            <text:p>26,5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46.00000008941" calcext:value-type="float">
            <text:p>1146</text:p>
          </table:table-cell>
          <table:table-cell office:value-type="float" office:value="34.38" calcext:value-type="float">
            <text:p>34,38</text:p>
          </table:table-cell>
          <table:table-cell office:value-type="float" office:value="26.531" calcext:value-type="float">
            <text:p>26,5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49.00000016205" calcext:value-type="float">
            <text:p>1149</text:p>
          </table:table-cell>
          <table:table-cell office:value-type="float" office:value="34.407" calcext:value-type="float">
            <text:p>34,407</text:p>
          </table:table-cell>
          <table:table-cell office:value-type="float" office:value="26.541" calcext:value-type="float">
            <text:p>26,5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2.00000023469" calcext:value-type="float">
            <text:p>1152</text:p>
          </table:table-cell>
          <table:table-cell office:value-type="float" office:value="34.434" calcext:value-type="float">
            <text:p>34,434</text:p>
          </table:table-cell>
          <table:table-cell office:value-type="float" office:value="26.551" calcext:value-type="float">
            <text:p>26,5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5.00000030734" calcext:value-type="float">
            <text:p>1155</text:p>
          </table:table-cell>
          <table:table-cell office:value-type="float" office:value="34.461" calcext:value-type="float">
            <text:p>34,461</text:p>
          </table:table-cell>
          <table:table-cell office:value-type="float" office:value="26.561" calcext:value-type="float">
            <text:p>26,5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8.00000037998" calcext:value-type="float">
            <text:p>1158</text:p>
          </table:table-cell>
          <table:table-cell office:value-type="float" office:value="34.486" calcext:value-type="float">
            <text:p>34,486</text:p>
          </table:table-cell>
          <table:table-cell office:value-type="float" office:value="26.571" calcext:value-type="float">
            <text:p>26,5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1.00000045262" calcext:value-type="float">
            <text:p>1161</text:p>
          </table:table-cell>
          <table:table-cell office:value-type="float" office:value="34.511" calcext:value-type="float">
            <text:p>34,511</text:p>
          </table:table-cell>
          <table:table-cell office:value-type="float" office:value="26.58" calcext:value-type="float">
            <text:p>26,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3.99999989662" calcext:value-type="float">
            <text:p>1164</text:p>
          </table:table-cell>
          <table:table-cell office:value-type="float" office:value="34.535" calcext:value-type="float">
            <text:p>34,535</text:p>
          </table:table-cell>
          <table:table-cell office:value-type="float" office:value="26.589" calcext:value-type="float">
            <text:p>26,5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6.99999996927" calcext:value-type="float">
            <text:p>1167</text:p>
          </table:table-cell>
          <table:table-cell office:value-type="float" office:value="34.559" calcext:value-type="float">
            <text:p>34,559</text:p>
          </table:table-cell>
          <table:table-cell office:value-type="float" office:value="26.599" calcext:value-type="float">
            <text:p>26,5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70.00000004191" calcext:value-type="float">
            <text:p>1170</text:p>
          </table:table-cell>
          <table:table-cell office:value-type="float" office:value="34.581" calcext:value-type="float">
            <text:p>34,581</text:p>
          </table:table-cell>
          <table:table-cell office:value-type="float" office:value="26.608" calcext:value-type="float">
            <text:p>26,6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73.00000011455" calcext:value-type="float">
            <text:p>1173</text:p>
          </table:table-cell>
          <table:table-cell office:value-type="float" office:value="34.603" calcext:value-type="float">
            <text:p>34,603</text:p>
          </table:table-cell>
          <table:table-cell office:value-type="float" office:value="26.617" calcext:value-type="float">
            <text:p>26,6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76.0000001872" calcext:value-type="float">
            <text:p>1176</text:p>
          </table:table-cell>
          <table:table-cell office:value-type="float" office:value="34.625" calcext:value-type="float">
            <text:p>34,625</text:p>
          </table:table-cell>
          <table:table-cell office:value-type="float" office:value="26.626" calcext:value-type="float">
            <text:p>26,6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79.00000025984" calcext:value-type="float">
            <text:p>1179</text:p>
          </table:table-cell>
          <table:table-cell office:value-type="float" office:value="34.646" calcext:value-type="float">
            <text:p>34,646</text:p>
          </table:table-cell>
          <table:table-cell office:value-type="float" office:value="26.635" calcext:value-type="float">
            <text:p>26,6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2.00000033248" calcext:value-type="float">
            <text:p>1182</text:p>
          </table:table-cell>
          <table:table-cell office:value-type="float" office:value="34.666" calcext:value-type="float">
            <text:p>34,666</text:p>
          </table:table-cell>
          <table:table-cell office:value-type="float" office:value="26.644" calcext:value-type="float">
            <text:p>26,6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5.00000040513" calcext:value-type="float">
            <text:p>1185</text:p>
          </table:table-cell>
          <table:table-cell office:value-type="float" office:value="34.686" calcext:value-type="float">
            <text:p>34,686</text:p>
          </table:table-cell>
          <table:table-cell office:value-type="float" office:value="26.652" calcext:value-type="float">
            <text:p>26,6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8.00000047777" calcext:value-type="float">
            <text:p>1188</text:p>
          </table:table-cell>
          <table:table-cell office:value-type="float" office:value="34.705" calcext:value-type="float">
            <text:p>34,705</text:p>
          </table:table-cell>
          <table:table-cell office:value-type="float" office:value="26.661" calcext:value-type="float">
            <text:p>26,6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0.99999992177" calcext:value-type="float">
            <text:p>1191</text:p>
          </table:table-cell>
          <table:table-cell office:value-type="float" office:value="34.723" calcext:value-type="float">
            <text:p>34,723</text:p>
          </table:table-cell>
          <table:table-cell office:value-type="float" office:value="26.669" calcext:value-type="float">
            <text:p>26,6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3.99999999441" calcext:value-type="float">
            <text:p>1194</text:p>
          </table:table-cell>
          <table:table-cell office:value-type="float" office:value="34.741" calcext:value-type="float">
            <text:p>34,741</text:p>
          </table:table-cell>
          <table:table-cell office:value-type="float" office:value="26.677" calcext:value-type="float">
            <text:p>26,6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7.00000006706" calcext:value-type="float">
            <text:p>1197</text:p>
          </table:table-cell>
          <table:table-cell office:value-type="float" office:value="34.759" calcext:value-type="float">
            <text:p>34,759</text:p>
          </table:table-cell>
          <table:table-cell office:value-type="float" office:value="26.686" calcext:value-type="float">
            <text:p>26,68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0.0000001397" calcext:value-type="float">
            <text:p>1200</text:p>
          </table:table-cell>
          <table:table-cell office:value-type="float" office:value="34.776" calcext:value-type="float">
            <text:p>34,776</text:p>
          </table:table-cell>
          <table:table-cell office:value-type="float" office:value="26.694" calcext:value-type="float">
            <text:p>26,6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3.00000021234" calcext:value-type="float">
            <text:p>1203</text:p>
          </table:table-cell>
          <table:table-cell office:value-type="float" office:value="34.793" calcext:value-type="float">
            <text:p>34,793</text:p>
          </table:table-cell>
          <table:table-cell office:value-type="float" office:value="26.702" calcext:value-type="float">
            <text:p>26,7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6.00000028498" calcext:value-type="float">
            <text:p>1206</text:p>
          </table:table-cell>
          <table:table-cell office:value-type="float" office:value="34.809" calcext:value-type="float">
            <text:p>34,809</text:p>
          </table:table-cell>
          <table:table-cell office:value-type="float" office:value="26.709" calcext:value-type="float">
            <text:p>26,70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9.00000035763" calcext:value-type="float">
            <text:p>1209</text:p>
          </table:table-cell>
          <table:table-cell office:value-type="float" office:value="34.824" calcext:value-type="float">
            <text:p>34,824</text:p>
          </table:table-cell>
          <table:table-cell office:value-type="float" office:value="26.717" calcext:value-type="float">
            <text:p>26,7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2.00000043027" calcext:value-type="float">
            <text:p>1212</text:p>
          </table:table-cell>
          <table:table-cell office:value-type="float" office:value="34.84" calcext:value-type="float">
            <text:p>34,84</text:p>
          </table:table-cell>
          <table:table-cell office:value-type="float" office:value="26.725" calcext:value-type="float">
            <text:p>26,7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4.99999987427" calcext:value-type="float">
            <text:p>1215</text:p>
          </table:table-cell>
          <table:table-cell office:value-type="float" office:value="34.855" calcext:value-type="float">
            <text:p>34,855</text:p>
          </table:table-cell>
          <table:table-cell office:value-type="float" office:value="26.732" calcext:value-type="float">
            <text:p>26,7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7.99999994691" calcext:value-type="float">
            <text:p>1218</text:p>
          </table:table-cell>
          <table:table-cell office:value-type="float" office:value="34.869" calcext:value-type="float">
            <text:p>34,869</text:p>
          </table:table-cell>
          <table:table-cell office:value-type="float" office:value="26.74" calcext:value-type="float">
            <text:p>26,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1.00000001956" calcext:value-type="float">
            <text:p>1221</text:p>
          </table:table-cell>
          <table:table-cell office:value-type="float" office:value="34.883" calcext:value-type="float">
            <text:p>34,883</text:p>
          </table:table-cell>
          <table:table-cell office:value-type="float" office:value="26.747" calcext:value-type="float">
            <text:p>26,7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4.0000000922" calcext:value-type="float">
            <text:p>1224</text:p>
          </table:table-cell>
          <table:table-cell office:value-type="float" office:value="34.897" calcext:value-type="float">
            <text:p>34,897</text:p>
          </table:table-cell>
          <table:table-cell office:value-type="float" office:value="26.755" calcext:value-type="float">
            <text:p>26,7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7.00000016484" calcext:value-type="float">
            <text:p>1227</text:p>
          </table:table-cell>
          <table:table-cell office:value-type="float" office:value="34.91" calcext:value-type="float">
            <text:p>34,91</text:p>
          </table:table-cell>
          <table:table-cell office:value-type="float" office:value="26.762" calcext:value-type="float">
            <text:p>26,7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0.00000023749" calcext:value-type="float">
            <text:p>1230</text:p>
          </table:table-cell>
          <table:table-cell office:value-type="float" office:value="34.923" calcext:value-type="float">
            <text:p>34,923</text:p>
          </table:table-cell>
          <table:table-cell office:value-type="float" office:value="26.769" calcext:value-type="float">
            <text:p>26,7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3.00000031013" calcext:value-type="float">
            <text:p>1233</text:p>
          </table:table-cell>
          <table:table-cell office:value-type="float" office:value="34.935" calcext:value-type="float">
            <text:p>34,935</text:p>
          </table:table-cell>
          <table:table-cell office:value-type="float" office:value="26.776" calcext:value-type="float">
            <text:p>26,7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6.00000038277" calcext:value-type="float">
            <text:p>1236</text:p>
          </table:table-cell>
          <table:table-cell office:value-type="float" office:value="34.947" calcext:value-type="float">
            <text:p>34,947</text:p>
          </table:table-cell>
          <table:table-cell office:value-type="float" office:value="26.783" calcext:value-type="float">
            <text:p>26,7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9.00000045542" calcext:value-type="float">
            <text:p>1239</text:p>
          </table:table-cell>
          <table:table-cell office:value-type="float" office:value="34.959" calcext:value-type="float">
            <text:p>34,959</text:p>
          </table:table-cell>
          <table:table-cell office:value-type="float" office:value="26.79" calcext:value-type="float">
            <text:p>26,7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1.99999989942" calcext:value-type="float">
            <text:p>1242</text:p>
          </table:table-cell>
          <table:table-cell office:value-type="float" office:value="34.971" calcext:value-type="float">
            <text:p>34,971</text:p>
          </table:table-cell>
          <table:table-cell office:value-type="float" office:value="26.797" calcext:value-type="float">
            <text:p>26,7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4.99999997206" calcext:value-type="float">
            <text:p>1245</text:p>
          </table:table-cell>
          <table:table-cell office:value-type="float" office:value="34.982" calcext:value-type="float">
            <text:p>34,982</text:p>
          </table:table-cell>
          <table:table-cell office:value-type="float" office:value="26.803" calcext:value-type="float">
            <text:p>26,8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8.0000000447" calcext:value-type="float">
            <text:p>1248</text:p>
          </table:table-cell>
          <table:table-cell office:value-type="float" office:value="34.993" calcext:value-type="float">
            <text:p>34,993</text:p>
          </table:table-cell>
          <table:table-cell office:value-type="float" office:value="26.81" calcext:value-type="float">
            <text:p>26,8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51.00000011735" calcext:value-type="float">
            <text:p>1251</text:p>
          </table:table-cell>
          <table:table-cell office:value-type="float" office:value="35.003" calcext:value-type="float">
            <text:p>35,003</text:p>
          </table:table-cell>
          <table:table-cell office:value-type="float" office:value="26.816" calcext:value-type="float">
            <text:p>26,8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54.00000018999" calcext:value-type="float">
            <text:p>1254</text:p>
          </table:table-cell>
          <table:table-cell office:value-type="float" office:value="35.014" calcext:value-type="float">
            <text:p>35,014</text:p>
          </table:table-cell>
          <table:table-cell office:value-type="float" office:value="26.823" calcext:value-type="float">
            <text:p>26,8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57.00000026263" calcext:value-type="float">
            <text:p>1257</text:p>
          </table:table-cell>
          <table:table-cell office:value-type="float" office:value="35.024" calcext:value-type="float">
            <text:p>35,024</text:p>
          </table:table-cell>
          <table:table-cell office:value-type="float" office:value="26.829" calcext:value-type="float">
            <text:p>26,8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0.00000033528" calcext:value-type="float">
            <text:p>1260</text:p>
          </table:table-cell>
          <table:table-cell office:value-type="float" office:value="35.034" calcext:value-type="float">
            <text:p>35,034</text:p>
          </table:table-cell>
          <table:table-cell office:value-type="float" office:value="26.835" calcext:value-type="float">
            <text:p>26,8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3.00000040792" calcext:value-type="float">
            <text:p>1263</text:p>
          </table:table-cell>
          <table:table-cell office:value-type="float" office:value="35.043" calcext:value-type="float">
            <text:p>35,043</text:p>
          </table:table-cell>
          <table:table-cell office:value-type="float" office:value="26.841" calcext:value-type="float">
            <text:p>26,8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6.00000048056" calcext:value-type="float">
            <text:p>1266</text:p>
          </table:table-cell>
          <table:table-cell office:value-type="float" office:value="35.052" calcext:value-type="float">
            <text:p>35,052</text:p>
          </table:table-cell>
          <table:table-cell office:value-type="float" office:value="26.848" calcext:value-type="float">
            <text:p>26,8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8.99999992456" calcext:value-type="float">
            <text:p>1269</text:p>
          </table:table-cell>
          <table:table-cell office:value-type="float" office:value="35.061" calcext:value-type="float">
            <text:p>35,061</text:p>
          </table:table-cell>
          <table:table-cell office:value-type="float" office:value="26.854" calcext:value-type="float">
            <text:p>26,8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1.99999999721" calcext:value-type="float">
            <text:p>1272</text:p>
          </table:table-cell>
          <table:table-cell office:value-type="float" office:value="35.07" calcext:value-type="float">
            <text:p>35,07</text:p>
          </table:table-cell>
          <table:table-cell office:value-type="float" office:value="26.86" calcext:value-type="float">
            <text:p>26,8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5.00000006985" calcext:value-type="float">
            <text:p>1275</text:p>
          </table:table-cell>
          <table:table-cell office:value-type="float" office:value="35.078" calcext:value-type="float">
            <text:p>35,078</text:p>
          </table:table-cell>
          <table:table-cell office:value-type="float" office:value="26.865" calcext:value-type="float">
            <text:p>26,8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8.00000014249" calcext:value-type="float">
            <text:p>1278</text:p>
          </table:table-cell>
          <table:table-cell office:value-type="float" office:value="35.087" calcext:value-type="float">
            <text:p>35,087</text:p>
          </table:table-cell>
          <table:table-cell office:value-type="float" office:value="26.871" calcext:value-type="float">
            <text:p>26,8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1.00000021514" calcext:value-type="float">
            <text:p>1281</text:p>
          </table:table-cell>
          <table:table-cell office:value-type="float" office:value="35.095" calcext:value-type="float">
            <text:p>35,095</text:p>
          </table:table-cell>
          <table:table-cell office:value-type="float" office:value="26.877" calcext:value-type="float">
            <text:p>26,8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4.00000028778" calcext:value-type="float">
            <text:p>1284</text:p>
          </table:table-cell>
          <table:table-cell office:value-type="float" office:value="35.103" calcext:value-type="float">
            <text:p>35,103</text:p>
          </table:table-cell>
          <table:table-cell office:value-type="float" office:value="26.883" calcext:value-type="float">
            <text:p>26,8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7.00000036042" calcext:value-type="float">
            <text:p>1287</text:p>
          </table:table-cell>
          <table:table-cell office:value-type="float" office:value="35.11" calcext:value-type="float">
            <text:p>35,11</text:p>
          </table:table-cell>
          <table:table-cell office:value-type="float" office:value="26.888" calcext:value-type="float">
            <text:p>26,88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0.00000043307" calcext:value-type="float">
            <text:p>1290</text:p>
          </table:table-cell>
          <table:table-cell office:value-type="float" office:value="35.118" calcext:value-type="float">
            <text:p>35,118</text:p>
          </table:table-cell>
          <table:table-cell office:value-type="float" office:value="26.894" calcext:value-type="float">
            <text:p>26,8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2.99999987707" calcext:value-type="float">
            <text:p>1293</text:p>
          </table:table-cell>
          <table:table-cell office:value-type="float" office:value="35.125" calcext:value-type="float">
            <text:p>35,125</text:p>
          </table:table-cell>
          <table:table-cell office:value-type="float" office:value="26.899" calcext:value-type="float">
            <text:p>26,8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5.99999994971" calcext:value-type="float">
            <text:p>1296</text:p>
          </table:table-cell>
          <table:table-cell office:value-type="float" office:value="35.132" calcext:value-type="float">
            <text:p>35,132</text:p>
          </table:table-cell>
          <table:table-cell office:value-type="float" office:value="26.904" calcext:value-type="float">
            <text:p>26,90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9.00000002235" calcext:value-type="float">
            <text:p>1299</text:p>
          </table:table-cell>
          <table:table-cell office:value-type="float" office:value="35.139" calcext:value-type="float">
            <text:p>35,139</text:p>
          </table:table-cell>
          <table:table-cell office:value-type="float" office:value="26.91" calcext:value-type="float">
            <text:p>26,9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2.000000095" calcext:value-type="float">
            <text:p>1302</text:p>
          </table:table-cell>
          <table:table-cell office:value-type="float" office:value="35.145" calcext:value-type="float">
            <text:p>35,145</text:p>
          </table:table-cell>
          <table:table-cell office:value-type="float" office:value="26.915" calcext:value-type="float">
            <text:p>26,9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5.00000016764" calcext:value-type="float">
            <text:p>1305</text:p>
          </table:table-cell>
          <table:table-cell office:value-type="float" office:value="35.152" calcext:value-type="float">
            <text:p>35,152</text:p>
          </table:table-cell>
          <table:table-cell office:value-type="float" office:value="26.92" calcext:value-type="float">
            <text:p>26,9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8.00000024028" calcext:value-type="float">
            <text:p>1308</text:p>
          </table:table-cell>
          <table:table-cell office:value-type="float" office:value="35.158" calcext:value-type="float">
            <text:p>35,158</text:p>
          </table:table-cell>
          <table:table-cell office:value-type="float" office:value="26.925" calcext:value-type="float">
            <text:p>26,9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1.00000031292" calcext:value-type="float">
            <text:p>1311</text:p>
          </table:table-cell>
          <table:table-cell office:value-type="float" office:value="35.164" calcext:value-type="float">
            <text:p>35,164</text:p>
          </table:table-cell>
          <table:table-cell office:value-type="float" office:value="26.93" calcext:value-type="float">
            <text:p>26,9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4.00000038557" calcext:value-type="float">
            <text:p>1314</text:p>
          </table:table-cell>
          <table:table-cell office:value-type="float" office:value="35.17" calcext:value-type="float">
            <text:p>35,17</text:p>
          </table:table-cell>
          <table:table-cell office:value-type="float" office:value="26.935" calcext:value-type="float">
            <text:p>26,9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7.00000045821" calcext:value-type="float">
            <text:p>1317</text:p>
          </table:table-cell>
          <table:table-cell office:value-type="float" office:value="35.176" calcext:value-type="float">
            <text:p>35,176</text:p>
          </table:table-cell>
          <table:table-cell office:value-type="float" office:value="26.94" calcext:value-type="float">
            <text:p>26,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9.99999990221" calcext:value-type="float">
            <text:p>1320</text:p>
          </table:table-cell>
          <table:table-cell office:value-type="float" office:value="35.182" calcext:value-type="float">
            <text:p>35,182</text:p>
          </table:table-cell>
          <table:table-cell office:value-type="float" office:value="26.945" calcext:value-type="float">
            <text:p>26,9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2.99999997485" calcext:value-type="float">
            <text:p>1323</text:p>
          </table:table-cell>
          <table:table-cell office:value-type="float" office:value="35.187" calcext:value-type="float">
            <text:p>35,187</text:p>
          </table:table-cell>
          <table:table-cell office:value-type="float" office:value="26.95" calcext:value-type="float">
            <text:p>26,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6.0000000475" calcext:value-type="float">
            <text:p>1326</text:p>
          </table:table-cell>
          <table:table-cell office:value-type="float" office:value="35.192" calcext:value-type="float">
            <text:p>35,192</text:p>
          </table:table-cell>
          <table:table-cell office:value-type="float" office:value="26.955" calcext:value-type="float">
            <text:p>26,9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9.00000012014" calcext:value-type="float">
            <text:p>1329</text:p>
          </table:table-cell>
          <table:table-cell office:value-type="float" office:value="35.198" calcext:value-type="float">
            <text:p>35,198</text:p>
          </table:table-cell>
          <table:table-cell office:value-type="float" office:value="26.959" calcext:value-type="float">
            <text:p>26,9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2.00000019278" calcext:value-type="float">
            <text:p>1332</text:p>
          </table:table-cell>
          <table:table-cell office:value-type="float" office:value="35.203" calcext:value-type="float">
            <text:p>35,203</text:p>
          </table:table-cell>
          <table:table-cell office:value-type="float" office:value="26.964" calcext:value-type="float">
            <text:p>26,9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5.00000026543" calcext:value-type="float">
            <text:p>1335</text:p>
          </table:table-cell>
          <table:table-cell office:value-type="float" office:value="35.208" calcext:value-type="float">
            <text:p>35,208</text:p>
          </table:table-cell>
          <table:table-cell office:value-type="float" office:value="26.968" calcext:value-type="float">
            <text:p>26,9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8.00000033807" calcext:value-type="float">
            <text:p>1338</text:p>
          </table:table-cell>
          <table:table-cell office:value-type="float" office:value="35.212" calcext:value-type="float">
            <text:p>35,212</text:p>
          </table:table-cell>
          <table:table-cell office:value-type="float" office:value="26.973" calcext:value-type="float">
            <text:p>26,97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1.00000041071" calcext:value-type="float">
            <text:p>1341</text:p>
          </table:table-cell>
          <table:table-cell office:value-type="float" office:value="35.217" calcext:value-type="float">
            <text:p>35,217</text:p>
          </table:table-cell>
          <table:table-cell office:value-type="float" office:value="26.977" calcext:value-type="float">
            <text:p>26,97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3.99999985471" calcext:value-type="float">
            <text:p>1344</text:p>
          </table:table-cell>
          <table:table-cell office:value-type="float" office:value="35.222" calcext:value-type="float">
            <text:p>35,222</text:p>
          </table:table-cell>
          <table:table-cell office:value-type="float" office:value="26.982" calcext:value-type="float">
            <text:p>26,98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6.99999992736" calcext:value-type="float">
            <text:p>1347</text:p>
          </table:table-cell>
          <table:table-cell office:value-type="float" office:value="35.226" calcext:value-type="float">
            <text:p>35,226</text:p>
          </table:table-cell>
          <table:table-cell office:value-type="float" office:value="26.986" calcext:value-type="float">
            <text:p>26,98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5.23" calcext:value-type="float">
            <text:p>35,23</text:p>
          </table:table-cell>
          <table:table-cell office:value-type="float" office:value="26.99" calcext:value-type="float">
            <text:p>26,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3.00000007264" calcext:value-type="float">
            <text:p>1353</text:p>
          </table:table-cell>
          <table:table-cell office:value-type="float" office:value="35.234" calcext:value-type="float">
            <text:p>35,234</text:p>
          </table:table-cell>
          <table:table-cell office:value-type="float" office:value="26.994" calcext:value-type="float">
            <text:p>26,9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6.00000014529" calcext:value-type="float">
            <text:p>1356</text:p>
          </table:table-cell>
          <table:table-cell office:value-type="float" office:value="35.239" calcext:value-type="float">
            <text:p>35,239</text:p>
          </table:table-cell>
          <table:table-cell office:value-type="float" office:value="26.999" calcext:value-type="float">
            <text:p>26,9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9.00000021793" calcext:value-type="float">
            <text:p>1359</text:p>
          </table:table-cell>
          <table:table-cell office:value-type="float" office:value="35.243" calcext:value-type="float">
            <text:p>35,243</text:p>
          </table:table-cell>
          <table:table-cell office:value-type="float" office:value="27.003" calcext:value-type="float">
            <text:p>27,0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62.00000029057" calcext:value-type="float">
            <text:p>1362</text:p>
          </table:table-cell>
          <table:table-cell office:value-type="float" office:value="35.246" calcext:value-type="float">
            <text:p>35,246</text:p>
          </table:table-cell>
          <table:table-cell office:value-type="float" office:value="27.007" calcext:value-type="float">
            <text:p>27,0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65.00000036322" calcext:value-type="float">
            <text:p>1365</text:p>
          </table:table-cell>
          <table:table-cell office:value-type="float" office:value="35.25" calcext:value-type="float">
            <text:p>35,25</text:p>
          </table:table-cell>
          <table:table-cell office:value-type="float" office:value="27.011" calcext:value-type="float">
            <text:p>27,0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68.00000043586" calcext:value-type="float">
            <text:p>1368</text:p>
          </table:table-cell>
          <table:table-cell office:value-type="float" office:value="35.254" calcext:value-type="float">
            <text:p>35,254</text:p>
          </table:table-cell>
          <table:table-cell office:value-type="float" office:value="27.015" calcext:value-type="float">
            <text:p>27,0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0.99999987986" calcext:value-type="float">
            <text:p>1371</text:p>
          </table:table-cell>
          <table:table-cell office:value-type="float" office:value="35.257" calcext:value-type="float">
            <text:p>35,257</text:p>
          </table:table-cell>
          <table:table-cell office:value-type="float" office:value="27.019" calcext:value-type="float">
            <text:p>27,0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3.9999999525" calcext:value-type="float">
            <text:p>1374</text:p>
          </table:table-cell>
          <table:table-cell office:value-type="float" office:value="35.261" calcext:value-type="float">
            <text:p>35,261</text:p>
          </table:table-cell>
          <table:table-cell office:value-type="float" office:value="27.022" calcext:value-type="float">
            <text:p>27,02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7.00000002515" calcext:value-type="float">
            <text:p>1377</text:p>
          </table:table-cell>
          <table:table-cell office:value-type="float" office:value="35.264" calcext:value-type="float">
            <text:p>35,264</text:p>
          </table:table-cell>
          <table:table-cell office:value-type="float" office:value="27.026" calcext:value-type="float">
            <text:p>27,0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0.00000009779" calcext:value-type="float">
            <text:p>1380</text:p>
          </table:table-cell>
          <table:table-cell office:value-type="float" office:value="35.268" calcext:value-type="float">
            <text:p>35,268</text:p>
          </table:table-cell>
          <table:table-cell office:value-type="float" office:value="27.03" calcext:value-type="float">
            <text:p>27,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3.00000017043" calcext:value-type="float">
            <text:p>1383</text:p>
          </table:table-cell>
          <table:table-cell office:value-type="float" office:value="35.271" calcext:value-type="float">
            <text:p>35,271</text:p>
          </table:table-cell>
          <table:table-cell office:value-type="float" office:value="27.034" calcext:value-type="float">
            <text:p>27,03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6.00000024308" calcext:value-type="float">
            <text:p>1386</text:p>
          </table:table-cell>
          <table:table-cell office:value-type="float" office:value="35.274" calcext:value-type="float">
            <text:p>35,274</text:p>
          </table:table-cell>
          <table:table-cell office:value-type="float" office:value="27.037" calcext:value-type="float">
            <text:p>27,03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9.00000031572" calcext:value-type="float">
            <text:p>1389</text:p>
          </table:table-cell>
          <table:table-cell office:value-type="float" office:value="35.277" calcext:value-type="float">
            <text:p>35,277</text:p>
          </table:table-cell>
          <table:table-cell office:value-type="float" office:value="27.041" calcext:value-type="float">
            <text:p>27,0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2.00000038836" calcext:value-type="float">
            <text:p>1392</text:p>
          </table:table-cell>
          <table:table-cell office:value-type="float" office:value="35.28" calcext:value-type="float">
            <text:p>35,28</text:p>
          </table:table-cell>
          <table:table-cell office:value-type="float" office:value="27.045" calcext:value-type="float">
            <text:p>27,0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5.000000461" calcext:value-type="float">
            <text:p>1395</text:p>
          </table:table-cell>
          <table:table-cell office:value-type="float" office:value="35.283" calcext:value-type="float">
            <text:p>35,283</text:p>
          </table:table-cell>
          <table:table-cell office:value-type="float" office:value="27.048" calcext:value-type="float">
            <text:p>27,0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7.99999990501" calcext:value-type="float">
            <text:p>1398</text:p>
          </table:table-cell>
          <table:table-cell office:value-type="float" office:value="35.286" calcext:value-type="float">
            <text:p>35,286</text:p>
          </table:table-cell>
          <table:table-cell office:value-type="float" office:value="27.052" calcext:value-type="float">
            <text:p>27,0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0.99999997765" calcext:value-type="float">
            <text:p>1401</text:p>
          </table:table-cell>
          <table:table-cell office:value-type="float" office:value="35.288" calcext:value-type="float">
            <text:p>35,288</text:p>
          </table:table-cell>
          <table:table-cell office:value-type="float" office:value="27.055" calcext:value-type="float">
            <text:p>27,0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4.00000005029" calcext:value-type="float">
            <text:p>1404</text:p>
          </table:table-cell>
          <table:table-cell office:value-type="float" office:value="35.291" calcext:value-type="float">
            <text:p>35,291</text:p>
          </table:table-cell>
          <table:table-cell office:value-type="float" office:value="27.058" calcext:value-type="float">
            <text:p>27,0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7.00000012293" calcext:value-type="float">
            <text:p>1407</text:p>
          </table:table-cell>
          <table:table-cell office:value-type="float" office:value="35.294" calcext:value-type="float">
            <text:p>35,294</text:p>
          </table:table-cell>
          <table:table-cell office:value-type="float" office:value="27.062" calcext:value-type="float">
            <text:p>27,0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10.00000019558" calcext:value-type="float">
            <text:p>1410</text:p>
          </table:table-cell>
          <table:table-cell office:value-type="float" office:value="35.296" calcext:value-type="float">
            <text:p>35,296</text:p>
          </table:table-cell>
          <table:table-cell office:value-type="float" office:value="27.065" calcext:value-type="float">
            <text:p>27,0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13.00000026822" calcext:value-type="float">
            <text:p>1413</text:p>
          </table:table-cell>
          <table:table-cell office:value-type="float" office:value="35.299" calcext:value-type="float">
            <text:p>35,299</text:p>
          </table:table-cell>
          <table:table-cell office:value-type="float" office:value="27.068" calcext:value-type="float">
            <text:p>27,0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16.00000034086" calcext:value-type="float">
            <text:p>1416</text:p>
          </table:table-cell>
          <table:table-cell office:value-type="float" office:value="35.301" calcext:value-type="float">
            <text:p>35,301</text:p>
          </table:table-cell>
          <table:table-cell office:value-type="float" office:value="27.072" calcext:value-type="float">
            <text:p>27,0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19.00000041351" calcext:value-type="float">
            <text:p>1419</text:p>
          </table:table-cell>
          <table:table-cell office:value-type="float" office:value="35.303" calcext:value-type="float">
            <text:p>35,303</text:p>
          </table:table-cell>
          <table:table-cell office:value-type="float" office:value="27.075" calcext:value-type="float">
            <text:p>27,0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1.99999985751" calcext:value-type="float">
            <text:p>1422</text:p>
          </table:table-cell>
          <table:table-cell office:value-type="float" office:value="35.306" calcext:value-type="float">
            <text:p>35,306</text:p>
          </table:table-cell>
          <table:table-cell office:value-type="float" office:value="27.078" calcext:value-type="float">
            <text:p>27,0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4.99999993015" calcext:value-type="float">
            <text:p>1425</text:p>
          </table:table-cell>
          <table:table-cell office:value-type="float" office:value="35.308" calcext:value-type="float">
            <text:p>35,308</text:p>
          </table:table-cell>
          <table:table-cell office:value-type="float" office:value="27.081" calcext:value-type="float">
            <text:p>27,08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8.00000000279" calcext:value-type="float">
            <text:p>1428</text:p>
          </table:table-cell>
          <table:table-cell office:value-type="float" office:value="35.31" calcext:value-type="float">
            <text:p>35,31</text:p>
          </table:table-cell>
          <table:table-cell office:value-type="float" office:value="27.084" calcext:value-type="float">
            <text:p>27,08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1.00000007544" calcext:value-type="float">
            <text:p>1431</text:p>
          </table:table-cell>
          <table:table-cell office:value-type="float" office:value="35.312" calcext:value-type="float">
            <text:p>35,312</text:p>
          </table:table-cell>
          <table:table-cell office:value-type="float" office:value="27.087" calcext:value-type="float">
            <text:p>27,08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4.00000014808" calcext:value-type="float">
            <text:p>1434</text:p>
          </table:table-cell>
          <table:table-cell office:value-type="float" office:value="35.314" calcext:value-type="float">
            <text:p>35,314</text:p>
          </table:table-cell>
          <table:table-cell office:value-type="float" office:value="27.09" calcext:value-type="float">
            <text:p>27,0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7.00000022072" calcext:value-type="float">
            <text:p>1437</text:p>
          </table:table-cell>
          <table:table-cell office:value-type="float" office:value="35.316" calcext:value-type="float">
            <text:p>35,316</text:p>
          </table:table-cell>
          <table:table-cell office:value-type="float" office:value="27.093" calcext:value-type="float">
            <text:p>27,09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0.00000029337" calcext:value-type="float">
            <text:p>1440</text:p>
          </table:table-cell>
          <table:table-cell office:value-type="float" office:value="35.318" calcext:value-type="float">
            <text:p>35,318</text:p>
          </table:table-cell>
          <table:table-cell office:value-type="float" office:value="27.096" calcext:value-type="float">
            <text:p>27,09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3.00000036601" calcext:value-type="float">
            <text:p>1443</text:p>
          </table:table-cell>
          <table:table-cell office:value-type="float" office:value="35.32" calcext:value-type="float">
            <text:p>35,32</text:p>
          </table:table-cell>
          <table:table-cell office:value-type="float" office:value="27.099" calcext:value-type="float">
            <text:p>27,0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6.00000043865" calcext:value-type="float">
            <text:p>1446</text:p>
          </table:table-cell>
          <table:table-cell office:value-type="float" office:value="35.322" calcext:value-type="float">
            <text:p>35,322</text:p>
          </table:table-cell>
          <table:table-cell office:value-type="float" office:value="27.102" calcext:value-type="float">
            <text:p>27,1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8.99999988265" calcext:value-type="float">
            <text:p>1449</text:p>
          </table:table-cell>
          <table:table-cell office:value-type="float" office:value="35.323" calcext:value-type="float">
            <text:p>35,323</text:p>
          </table:table-cell>
          <table:table-cell office:value-type="float" office:value="27.105" calcext:value-type="float">
            <text:p>27,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1.9999999553" calcext:value-type="float">
            <text:p>1452</text:p>
          </table:table-cell>
          <table:table-cell office:value-type="float" office:value="35.325" calcext:value-type="float">
            <text:p>35,325</text:p>
          </table:table-cell>
          <table:table-cell office:value-type="float" office:value="27.107" calcext:value-type="float">
            <text:p>27,10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5.00000002794" calcext:value-type="float">
            <text:p>1455</text:p>
          </table:table-cell>
          <table:table-cell office:value-type="float" office:value="35.327" calcext:value-type="float">
            <text:p>35,327</text:p>
          </table:table-cell>
          <table:table-cell office:value-type="float" office:value="27.11" calcext:value-type="float">
            <text:p>27,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8.00000010058" calcext:value-type="float">
            <text:p>1458</text:p>
          </table:table-cell>
          <table:table-cell office:value-type="float" office:value="35.329" calcext:value-type="float">
            <text:p>35,329</text:p>
          </table:table-cell>
          <table:table-cell office:value-type="float" office:value="27.113" calcext:value-type="float">
            <text:p>27,11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1.00000017323" calcext:value-type="float">
            <text:p>1461</text:p>
          </table:table-cell>
          <table:table-cell office:value-type="float" office:value="35.33" calcext:value-type="float">
            <text:p>35,33</text:p>
          </table:table-cell>
          <table:table-cell office:value-type="float" office:value="27.115" calcext:value-type="float">
            <text:p>27,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4.00000024587" calcext:value-type="float">
            <text:p>1464</text:p>
          </table:table-cell>
          <table:table-cell office:value-type="float" office:value="35.332" calcext:value-type="float">
            <text:p>35,332</text:p>
          </table:table-cell>
          <table:table-cell office:value-type="float" office:value="27.118" calcext:value-type="float">
            <text:p>27,1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7.00000031851" calcext:value-type="float">
            <text:p>1467</text:p>
          </table:table-cell>
          <table:table-cell office:value-type="float" office:value="35.333" calcext:value-type="float">
            <text:p>35,333</text:p>
          </table:table-cell>
          <table:table-cell office:value-type="float" office:value="27.121" calcext:value-type="float">
            <text:p>27,12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0.00000039116" calcext:value-type="float">
            <text:p>1470</text:p>
          </table:table-cell>
          <table:table-cell office:value-type="float" office:value="35.335" calcext:value-type="float">
            <text:p>35,335</text:p>
          </table:table-cell>
          <table:table-cell office:value-type="float" office:value="27.123" calcext:value-type="float">
            <text:p>27,1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3.0000004638" calcext:value-type="float">
            <text:p>1473</text:p>
          </table:table-cell>
          <table:table-cell office:value-type="float" office:value="35.336" calcext:value-type="float">
            <text:p>35,336</text:p>
          </table:table-cell>
          <table:table-cell office:value-type="float" office:value="27.126" calcext:value-type="float">
            <text:p>27,1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5.9999999078" calcext:value-type="float">
            <text:p>1476</text:p>
          </table:table-cell>
          <table:table-cell office:value-type="float" office:value="35.338" calcext:value-type="float">
            <text:p>35,338</text:p>
          </table:table-cell>
          <table:table-cell office:value-type="float" office:value="27.128" calcext:value-type="float">
            <text:p>27,1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8.99999998044" calcext:value-type="float">
            <text:p>1479</text:p>
          </table:table-cell>
          <table:table-cell office:value-type="float" office:value="35.339" calcext:value-type="float">
            <text:p>35,339</text:p>
          </table:table-cell>
          <table:table-cell office:value-type="float" office:value="27.131" calcext:value-type="float">
            <text:p>27,1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2.00000005309" calcext:value-type="float">
            <text:p>1482</text:p>
          </table:table-cell>
          <table:table-cell office:value-type="float" office:value="35.34" calcext:value-type="float">
            <text:p>35,34</text:p>
          </table:table-cell>
          <table:table-cell office:value-type="float" office:value="27.133" calcext:value-type="float">
            <text:p>27,13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5.00000012573" calcext:value-type="float">
            <text:p>1485</text:p>
          </table:table-cell>
          <table:table-cell office:value-type="float" office:value="35.342" calcext:value-type="float">
            <text:p>35,342</text:p>
          </table:table-cell>
          <table:table-cell office:value-type="float" office:value="27.136" calcext:value-type="float">
            <text:p>27,13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8.00000019837" calcext:value-type="float">
            <text:p>1488</text:p>
          </table:table-cell>
          <table:table-cell office:value-type="float" office:value="35.343" calcext:value-type="float">
            <text:p>35,343</text:p>
          </table:table-cell>
          <table:table-cell office:value-type="float" office:value="27.138" calcext:value-type="float">
            <text:p>27,1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91.00000027102" calcext:value-type="float">
            <text:p>1491</text:p>
          </table:table-cell>
          <table:table-cell office:value-type="float" office:value="35.344" calcext:value-type="float">
            <text:p>35,344</text:p>
          </table:table-cell>
          <table:table-cell office:value-type="float" office:value="27.14" calcext:value-type="float">
            <text:p>27,1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94.00000034366" calcext:value-type="float">
            <text:p>1494</text:p>
          </table:table-cell>
          <table:table-cell office:value-type="float" office:value="35.345" calcext:value-type="float">
            <text:p>35,345</text:p>
          </table:table-cell>
          <table:table-cell office:value-type="float" office:value="27.143" calcext:value-type="float">
            <text:p>27,1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97.0000004163" calcext:value-type="float">
            <text:p>1497</text:p>
          </table:table-cell>
          <table:table-cell office:value-type="float" office:value="35.346" calcext:value-type="float">
            <text:p>35,346</text:p>
          </table:table-cell>
          <table:table-cell office:value-type="float" office:value="27.145" calcext:value-type="float">
            <text:p>27,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99.9999998603" calcext:value-type="float">
            <text:p>1500</text:p>
          </table:table-cell>
          <table:table-cell office:value-type="float" office:value="35.348" calcext:value-type="float">
            <text:p>35,348</text:p>
          </table:table-cell>
          <table:table-cell office:value-type="float" office:value="27.147" calcext:value-type="float">
            <text:p>27,1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2.99999993294" calcext:value-type="float">
            <text:p>1503</text:p>
          </table:table-cell>
          <table:table-cell office:value-type="float" office:value="35.349" calcext:value-type="float">
            <text:p>35,349</text:p>
          </table:table-cell>
          <table:table-cell office:value-type="float" office:value="27.149" calcext:value-type="float">
            <text:p>27,1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6.00000000559" calcext:value-type="float">
            <text:p>1506</text:p>
          </table:table-cell>
          <table:table-cell office:value-type="float" office:value="35.35" calcext:value-type="float">
            <text:p>35,35</text:p>
          </table:table-cell>
          <table:table-cell office:value-type="float" office:value="27.152" calcext:value-type="float">
            <text:p>27,1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9.00000007823" calcext:value-type="float">
            <text:p>1509</text:p>
          </table:table-cell>
          <table:table-cell office:value-type="float" office:value="35.351" calcext:value-type="float">
            <text:p>35,351</text:p>
          </table:table-cell>
          <table:table-cell office:value-type="float" office:value="27.154" calcext:value-type="float">
            <text:p>27,1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2.00000015087" calcext:value-type="float">
            <text:p>1512</text:p>
          </table:table-cell>
          <table:table-cell office:value-type="float" office:value="35.352" calcext:value-type="float">
            <text:p>35,352</text:p>
          </table:table-cell>
          <table:table-cell office:value-type="float" office:value="27.156" calcext:value-type="float">
            <text:p>27,1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5.00000022352" calcext:value-type="float">
            <text:p>1515</text:p>
          </table:table-cell>
          <table:table-cell office:value-type="float" office:value="35.353" calcext:value-type="float">
            <text:p>35,353</text:p>
          </table:table-cell>
          <table:table-cell office:value-type="float" office:value="27.158" calcext:value-type="float">
            <text:p>27,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8.00000029616" calcext:value-type="float">
            <text:p>1518</text:p>
          </table:table-cell>
          <table:table-cell office:value-type="float" office:value="35.354" calcext:value-type="float">
            <text:p>35,354</text:p>
          </table:table-cell>
          <table:table-cell office:value-type="float" office:value="27.16" calcext:value-type="float">
            <text:p>27,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1.0000003688" calcext:value-type="float">
            <text:p>1521</text:p>
          </table:table-cell>
          <table:table-cell office:value-type="float" office:value="35.355" calcext:value-type="float">
            <text:p>35,355</text:p>
          </table:table-cell>
          <table:table-cell office:value-type="float" office:value="27.162" calcext:value-type="float">
            <text:p>27,1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4.00000044145" calcext:value-type="float">
            <text:p>1524</text:p>
          </table:table-cell>
          <table:table-cell office:value-type="float" office:value="35.356" calcext:value-type="float">
            <text:p>35,356</text:p>
          </table:table-cell>
          <table:table-cell office:value-type="float" office:value="27.164" calcext:value-type="float">
            <text:p>27,1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6.99999988545" calcext:value-type="float">
            <text:p>1527</text:p>
          </table:table-cell>
          <table:table-cell office:value-type="float" office:value="35.357" calcext:value-type="float">
            <text:p>35,357</text:p>
          </table:table-cell>
          <table:table-cell office:value-type="float" office:value="27.166" calcext:value-type="float">
            <text:p>27,1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9.99999995809" calcext:value-type="float">
            <text:p>1530</text:p>
          </table:table-cell>
          <table:table-cell office:value-type="float" office:value="35.358" calcext:value-type="float">
            <text:p>35,358</text:p>
          </table:table-cell>
          <table:table-cell office:value-type="float" office:value="27.168" calcext:value-type="float">
            <text:p>27,1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33.00000003073" calcext:value-type="float">
            <text:p>1533</text:p>
          </table:table-cell>
          <table:table-cell office:value-type="float" office:value="35.358" calcext:value-type="float">
            <text:p>35,358</text:p>
          </table:table-cell>
          <table:table-cell office:value-type="float" office:value="27.17" calcext:value-type="float">
            <text:p>27,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36.00000010338" calcext:value-type="float">
            <text:p>1536</text:p>
          </table:table-cell>
          <table:table-cell office:value-type="float" office:value="35.359" calcext:value-type="float">
            <text:p>35,359</text:p>
          </table:table-cell>
          <table:table-cell office:value-type="float" office:value="27.172" calcext:value-type="float">
            <text:p>27,1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39.00000017602" calcext:value-type="float">
            <text:p>1539</text:p>
          </table:table-cell>
          <table:table-cell office:value-type="float" office:value="35.36" calcext:value-type="float">
            <text:p>35,36</text:p>
          </table:table-cell>
          <table:table-cell office:value-type="float" office:value="27.174" calcext:value-type="float">
            <text:p>27,1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42.00000024866" calcext:value-type="float">
            <text:p>1542</text:p>
          </table:table-cell>
          <table:table-cell office:value-type="float" office:value="35.361" calcext:value-type="float">
            <text:p>35,361</text:p>
          </table:table-cell>
          <table:table-cell office:value-type="float" office:value="27.176" calcext:value-type="float">
            <text:p>27,17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45.00000032131" calcext:value-type="float">
            <text:p>1545</text:p>
          </table:table-cell>
          <table:table-cell office:value-type="float" office:value="35.362" calcext:value-type="float">
            <text:p>35,362</text:p>
          </table:table-cell>
          <table:table-cell office:value-type="float" office:value="27.178" calcext:value-type="float">
            <text:p>27,17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48.00000039395" calcext:value-type="float">
            <text:p>1548</text:p>
          </table:table-cell>
          <table:table-cell office:value-type="float" office:value="35.362" calcext:value-type="float">
            <text:p>35,362</text:p>
          </table:table-cell>
          <table:table-cell office:value-type="float" office:value="27.18" calcext:value-type="float">
            <text:p>27,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1.00000046659" calcext:value-type="float">
            <text:p>1551</text:p>
          </table:table-cell>
          <table:table-cell office:value-type="float" office:value="35.363" calcext:value-type="float">
            <text:p>35,363</text:p>
          </table:table-cell>
          <table:table-cell office:value-type="float" office:value="27.181" calcext:value-type="float">
            <text:p>27,18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3.99999991059" calcext:value-type="float">
            <text:p>1554</text:p>
          </table:table-cell>
          <table:table-cell office:value-type="float" office:value="35.364" calcext:value-type="float">
            <text:p>35,364</text:p>
          </table:table-cell>
          <table:table-cell office:value-type="float" office:value="27.183" calcext:value-type="float">
            <text:p>27,1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6.99999998324" calcext:value-type="float">
            <text:p>1557</text:p>
          </table:table-cell>
          <table:table-cell office:value-type="float" office:value="35.365" calcext:value-type="float">
            <text:p>35,365</text:p>
          </table:table-cell>
          <table:table-cell office:value-type="float" office:value="27.185" calcext:value-type="float">
            <text:p>27,18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0.00000005588" calcext:value-type="float">
            <text:p>1560</text:p>
          </table:table-cell>
          <table:table-cell office:value-type="float" office:value="35.365" calcext:value-type="float">
            <text:p>35,365</text:p>
          </table:table-cell>
          <table:table-cell office:value-type="float" office:value="27.187" calcext:value-type="float">
            <text:p>27,18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3.00000012852" calcext:value-type="float">
            <text:p>1563</text:p>
          </table:table-cell>
          <table:table-cell office:value-type="float" office:value="35.366" calcext:value-type="float">
            <text:p>35,366</text:p>
          </table:table-cell>
          <table:table-cell office:value-type="float" office:value="27.189" calcext:value-type="float">
            <text:p>27,1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6.00000020117" calcext:value-type="float">
            <text:p>1566</text:p>
          </table:table-cell>
          <table:table-cell office:value-type="float" office:value="35.367" calcext:value-type="float">
            <text:p>35,367</text:p>
          </table:table-cell>
          <table:table-cell office:value-type="float" office:value="27.19" calcext:value-type="float">
            <text:p>27,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9.00000027381" calcext:value-type="float">
            <text:p>1569</text:p>
          </table:table-cell>
          <table:table-cell office:value-type="float" office:value="35.367" calcext:value-type="float">
            <text:p>35,367</text:p>
          </table:table-cell>
          <table:table-cell office:value-type="float" office:value="27.192" calcext:value-type="float">
            <text:p>27,19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2.00000034645" calcext:value-type="float">
            <text:p>1572</text:p>
          </table:table-cell>
          <table:table-cell office:value-type="float" office:value="35.368" calcext:value-type="float">
            <text:p>35,368</text:p>
          </table:table-cell>
          <table:table-cell office:value-type="float" office:value="27.194" calcext:value-type="float">
            <text:p>27,1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5.0000004191" calcext:value-type="float">
            <text:p>1575</text:p>
          </table:table-cell>
          <table:table-cell office:value-type="float" office:value="35.368" calcext:value-type="float">
            <text:p>35,368</text:p>
          </table:table-cell>
          <table:table-cell office:value-type="float" office:value="27.195" calcext:value-type="float">
            <text:p>27,1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7.9999998631" calcext:value-type="float">
            <text:p>1578</text:p>
          </table:table-cell>
          <table:table-cell office:value-type="float" office:value="35.369" calcext:value-type="float">
            <text:p>35,369</text:p>
          </table:table-cell>
          <table:table-cell office:value-type="float" office:value="27.197" calcext:value-type="float">
            <text:p>27,1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80.99999993574" calcext:value-type="float">
            <text:p>1581</text:p>
          </table:table-cell>
          <table:table-cell office:value-type="float" office:value="35.37" calcext:value-type="float">
            <text:p>35,37</text:p>
          </table:table-cell>
          <table:table-cell office:value-type="float" office:value="27.198" calcext:value-type="float">
            <text:p>27,19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84.00000000838" calcext:value-type="float">
            <text:p>1584</text:p>
          </table:table-cell>
          <table:table-cell office:value-type="float" office:value="35.37" calcext:value-type="float">
            <text:p>35,37</text:p>
          </table:table-cell>
          <table:table-cell office:value-type="float" office:value="27.2" calcext:value-type="float">
            <text:p>27,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87.00000008103" calcext:value-type="float">
            <text:p>1587</text:p>
          </table:table-cell>
          <table:table-cell office:value-type="float" office:value="35.371" calcext:value-type="float">
            <text:p>35,371</text:p>
          </table:table-cell>
          <table:table-cell office:value-type="float" office:value="27.202" calcext:value-type="float">
            <text:p>27,20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0.00000015367" calcext:value-type="float">
            <text:p>1590</text:p>
          </table:table-cell>
          <table:table-cell office:value-type="float" office:value="35.371" calcext:value-type="float">
            <text:p>35,371</text:p>
          </table:table-cell>
          <table:table-cell office:value-type="float" office:value="27.203" calcext:value-type="float">
            <text:p>27,20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3.00000022631" calcext:value-type="float">
            <text:p>1593</text:p>
          </table:table-cell>
          <table:table-cell office:value-type="float" office:value="35.372" calcext:value-type="float">
            <text:p>35,372</text:p>
          </table:table-cell>
          <table:table-cell office:value-type="float" office:value="27.205" calcext:value-type="float">
            <text:p>27,2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6.00000029895" calcext:value-type="float">
            <text:p>1596</text:p>
          </table:table-cell>
          <table:table-cell office:value-type="float" office:value="35.372" calcext:value-type="float">
            <text:p>35,372</text:p>
          </table:table-cell>
          <table:table-cell office:value-type="float" office:value="27.206" calcext:value-type="float">
            <text:p>27,2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9.0000003716" calcext:value-type="float">
            <text:p>1599</text:p>
          </table:table-cell>
          <table:table-cell office:value-type="float" office:value="35.373" calcext:value-type="float">
            <text:p>35,373</text:p>
          </table:table-cell>
          <table:table-cell office:value-type="float" office:value="27.208" calcext:value-type="float">
            <text:p>27,2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02.00000044424" calcext:value-type="float">
            <text:p>1602</text:p>
          </table:table-cell>
          <table:table-cell office:value-type="float" office:value="35.373" calcext:value-type="float">
            <text:p>35,373</text:p>
          </table:table-cell>
          <table:table-cell office:value-type="float" office:value="27.209" calcext:value-type="float">
            <text:p>27,20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04.99999988824" calcext:value-type="float">
            <text:p>1605</text:p>
          </table:table-cell>
          <table:table-cell office:value-type="float" office:value="35.374" calcext:value-type="float">
            <text:p>35,374</text:p>
          </table:table-cell>
          <table:table-cell office:value-type="float" office:value="27.211" calcext:value-type="float">
            <text:p>27,2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07.99999996088" calcext:value-type="float">
            <text:p>1608</text:p>
          </table:table-cell>
          <table:table-cell office:value-type="float" office:value="35.374" calcext:value-type="float">
            <text:p>35,374</text:p>
          </table:table-cell>
          <table:table-cell office:value-type="float" office:value="27.212" calcext:value-type="float">
            <text:p>27,2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1.00000003353" calcext:value-type="float">
            <text:p>1611</text:p>
          </table:table-cell>
          <table:table-cell office:value-type="float" office:value="35.374" calcext:value-type="float">
            <text:p>35,374</text:p>
          </table:table-cell>
          <table:table-cell office:value-type="float" office:value="27.213" calcext:value-type="float">
            <text:p>27,21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4.00000010617" calcext:value-type="float">
            <text:p>1614</text:p>
          </table:table-cell>
          <table:table-cell office:value-type="float" office:value="35.375" calcext:value-type="float">
            <text:p>35,375</text:p>
          </table:table-cell>
          <table:table-cell office:value-type="float" office:value="27.215" calcext:value-type="float">
            <text:p>27,2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7.00000017881" calcext:value-type="float">
            <text:p>1617</text:p>
          </table:table-cell>
          <table:table-cell office:value-type="float" office:value="35.375" calcext:value-type="float">
            <text:p>35,375</text:p>
          </table:table-cell>
          <table:table-cell office:value-type="float" office:value="27.216" calcext:value-type="float">
            <text:p>27,2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20.00000025146" calcext:value-type="float">
            <text:p>1620</text:p>
          </table:table-cell>
          <table:table-cell office:value-type="float" office:value="35.376" calcext:value-type="float">
            <text:p>35,376</text:p>
          </table:table-cell>
          <table:table-cell office:value-type="float" office:value="27.218" calcext:value-type="float">
            <text:p>27,2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23.0000003241" calcext:value-type="float">
            <text:p>1623</text:p>
          </table:table-cell>
          <table:table-cell office:value-type="float" office:value="35.376" calcext:value-type="float">
            <text:p>35,376</text:p>
          </table:table-cell>
          <table:table-cell office:value-type="float" office:value="27.219" calcext:value-type="float">
            <text:p>27,21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26.00000039674" calcext:value-type="float">
            <text:p>1626</text:p>
          </table:table-cell>
          <table:table-cell office:value-type="float" office:value="35.377" calcext:value-type="float">
            <text:p>35,377</text:p>
          </table:table-cell>
          <table:table-cell office:value-type="float" office:value="27.22" calcext:value-type="float">
            <text:p>27,2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29.00000046939" calcext:value-type="float">
            <text:p>1629</text:p>
          </table:table-cell>
          <table:table-cell office:value-type="float" office:value="35.377" calcext:value-type="float">
            <text:p>35,377</text:p>
          </table:table-cell>
          <table:table-cell office:value-type="float" office:value="27.222" calcext:value-type="float">
            <text:p>27,22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31.99999991339" calcext:value-type="float">
            <text:p>1632</text:p>
          </table:table-cell>
          <table:table-cell office:value-type="float" office:value="35.377" calcext:value-type="float">
            <text:p>35,377</text:p>
          </table:table-cell>
          <table:table-cell office:value-type="float" office:value="27.223" calcext:value-type="float">
            <text:p>27,2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34.99999998603" calcext:value-type="float">
            <text:p>1635</text:p>
          </table:table-cell>
          <table:table-cell office:value-type="float" office:value="35.378" calcext:value-type="float">
            <text:p>35,378</text:p>
          </table:table-cell>
          <table:table-cell office:value-type="float" office:value="27.224" calcext:value-type="float">
            <text:p>27,22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38.00000005867" calcext:value-type="float">
            <text:p>1638</text:p>
          </table:table-cell>
          <table:table-cell office:value-type="float" office:value="35.378" calcext:value-type="float">
            <text:p>35,378</text:p>
          </table:table-cell>
          <table:table-cell office:value-type="float" office:value="27.225" calcext:value-type="float">
            <text:p>27,2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41.00000013132" calcext:value-type="float">
            <text:p>1641</text:p>
          </table:table-cell>
          <table:table-cell office:value-type="float" office:value="35.378" calcext:value-type="float">
            <text:p>35,378</text:p>
          </table:table-cell>
          <table:table-cell office:value-type="float" office:value="27.227" calcext:value-type="float">
            <text:p>27,22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44.00000020396" calcext:value-type="float">
            <text:p>1644</text:p>
          </table:table-cell>
          <table:table-cell office:value-type="float" office:value="35.379" calcext:value-type="float">
            <text:p>35,379</text:p>
          </table:table-cell>
          <table:table-cell office:value-type="float" office:value="27.228" calcext:value-type="float">
            <text:p>27,2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47.0000002766" calcext:value-type="float">
            <text:p>1647</text:p>
          </table:table-cell>
          <table:table-cell office:value-type="float" office:value="35.379" calcext:value-type="float">
            <text:p>35,379</text:p>
          </table:table-cell>
          <table:table-cell office:value-type="float" office:value="27.229" calcext:value-type="float">
            <text:p>27,2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0.00000034925" calcext:value-type="float">
            <text:p>1650</text:p>
          </table:table-cell>
          <table:table-cell office:value-type="float" office:value="35.379" calcext:value-type="float">
            <text:p>35,379</text:p>
          </table:table-cell>
          <table:table-cell office:value-type="float" office:value="27.23" calcext:value-type="float">
            <text:p>27,2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3.00000042189" calcext:value-type="float">
            <text:p>1653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1" calcext:value-type="float">
            <text:p>27,23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5.99999986589" calcext:value-type="float">
            <text:p>1656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3" calcext:value-type="float">
            <text:p>27,23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8.99999993853" calcext:value-type="float">
            <text:p>1659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4" calcext:value-type="float">
            <text:p>27,23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62.00000001118" calcext:value-type="float">
            <text:p>1662</text:p>
          </table:table-cell>
          <table:table-cell office:value-type="float" office:value="35.38" calcext:value-type="float">
            <text:p>35,38</text:p>
          </table:table-cell>
          <table:table-cell office:value-type="float" office:value="27.235" calcext:value-type="float">
            <text:p>27,2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65.00000008382" calcext:value-type="float">
            <text:p>1665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6" calcext:value-type="float">
            <text:p>27,23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68.00000015646" calcext:value-type="float">
            <text:p>1668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7" calcext:value-type="float">
            <text:p>27,23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71.00000022911" calcext:value-type="float">
            <text:p>1671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8" calcext:value-type="float">
            <text:p>27,23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74.00000030175" calcext:value-type="float">
            <text:p>1674</text:p>
          </table:table-cell>
          <table:table-cell office:value-type="float" office:value="35.381" calcext:value-type="float">
            <text:p>35,381</text:p>
          </table:table-cell>
          <table:table-cell office:value-type="float" office:value="27.239" calcext:value-type="float">
            <text:p>27,23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77.00000037439" calcext:value-type="float">
            <text:p>1677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" calcext:value-type="float">
            <text:p>27,2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80.00000044703" calcext:value-type="float">
            <text:p>1680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1" calcext:value-type="float">
            <text:p>27,2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82.99999989104" calcext:value-type="float">
            <text:p>1683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3" calcext:value-type="float">
            <text:p>27,24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85.99999996368" calcext:value-type="float">
            <text:p>1686</text:p>
          </table:table-cell>
          <table:table-cell office:value-type="float" office:value="35.382" calcext:value-type="float">
            <text:p>35,382</text:p>
          </table:table-cell>
          <table:table-cell office:value-type="float" office:value="27.244" calcext:value-type="float">
            <text:p>27,24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89.00000003632" calcext:value-type="float">
            <text:p>1689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5" calcext:value-type="float">
            <text:p>27,2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92.00000010896" calcext:value-type="float">
            <text:p>1692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6" calcext:value-type="float">
            <text:p>27,24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95.00000018161" calcext:value-type="float">
            <text:p>1695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7" calcext:value-type="float">
            <text:p>27,24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98.00000025425" calcext:value-type="float">
            <text:p>1698</text:p>
          </table:table-cell>
          <table:table-cell office:value-type="float" office:value="35.383" calcext:value-type="float">
            <text:p>35,383</text:p>
          </table:table-cell>
          <table:table-cell office:value-type="float" office:value="27.248" calcext:value-type="float">
            <text:p>27,24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01.00000032689" calcext:value-type="float">
            <text:p>1701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49" calcext:value-type="float">
            <text:p>27,2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04.00000039954" calcext:value-type="float">
            <text:p>1704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49" calcext:value-type="float">
            <text:p>27,24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07.00000047218" calcext:value-type="float">
            <text:p>1707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" calcext:value-type="float">
            <text:p>27,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09.99999991618" calcext:value-type="float">
            <text:p>1710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1" calcext:value-type="float">
            <text:p>27,25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2.99999998882" calcext:value-type="float">
            <text:p>1713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2" calcext:value-type="float">
            <text:p>27,2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6.00000006147" calcext:value-type="float">
            <text:p>1716</text:p>
          </table:table-cell>
          <table:table-cell office:value-type="float" office:value="35.384" calcext:value-type="float">
            <text:p>35,384</text:p>
          </table:table-cell>
          <table:table-cell office:value-type="float" office:value="27.253" calcext:value-type="float">
            <text:p>27,25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9.00000013411" calcext:value-type="float">
            <text:p>1719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4" calcext:value-type="float">
            <text:p>27,25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22.00000020675" calcext:value-type="float">
            <text:p>1722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5" calcext:value-type="float">
            <text:p>27,2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25.0000002794" calcext:value-type="float">
            <text:p>1725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6" calcext:value-type="float">
            <text:p>27,25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28.00000035204" calcext:value-type="float">
            <text:p>1728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7" calcext:value-type="float">
            <text:p>27,2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31.00000042468" calcext:value-type="float">
            <text:p>1731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8" calcext:value-type="float">
            <text:p>27,2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33.99999986868" calcext:value-type="float">
            <text:p>1734</text:p>
          </table:table-cell>
          <table:table-cell office:value-type="float" office:value="35.385" calcext:value-type="float">
            <text:p>35,385</text:p>
          </table:table-cell>
          <table:table-cell office:value-type="float" office:value="27.258" calcext:value-type="float">
            <text:p>27,2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36.99999994133" calcext:value-type="float">
            <text:p>1737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59" calcext:value-type="float">
            <text:p>27,25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40.00000001397" calcext:value-type="float">
            <text:p>1740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" calcext:value-type="float">
            <text:p>27,2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43.00000008661" calcext:value-type="float">
            <text:p>1743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1" calcext:value-type="float">
            <text:p>27,26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46.00000015926" calcext:value-type="float">
            <text:p>1746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2" calcext:value-type="float">
            <text:p>27,2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49.0000002319" calcext:value-type="float">
            <text:p>1749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2" calcext:value-type="float">
            <text:p>27,26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52.00000030454" calcext:value-type="float">
            <text:p>1752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3" calcext:value-type="float">
            <text:p>27,26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55.00000037719" calcext:value-type="float">
            <text:p>1755</text:p>
          </table:table-cell>
          <table:table-cell office:value-type="float" office:value="35.386" calcext:value-type="float">
            <text:p>35,386</text:p>
          </table:table-cell>
          <table:table-cell office:value-type="float" office:value="27.264" calcext:value-type="float">
            <text:p>27,26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58.00000044983" calcext:value-type="float">
            <text:p>1758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5" calcext:value-type="float">
            <text:p>27,2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60.99999989383" calcext:value-type="float">
            <text:p>1761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5" calcext:value-type="float">
            <text:p>27,2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63.99999996647" calcext:value-type="float">
            <text:p>1764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6" calcext:value-type="float">
            <text:p>27,26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67.00000003912" calcext:value-type="float">
            <text:p>1767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7" calcext:value-type="float">
            <text:p>27,26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70.00000011176" calcext:value-type="float">
            <text:p>1770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8" calcext:value-type="float">
            <text:p>27,2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73.0000001844" calcext:value-type="float">
            <text:p>1773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8" calcext:value-type="float">
            <text:p>27,26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76.00000025705" calcext:value-type="float">
            <text:p>1776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69" calcext:value-type="float">
            <text:p>27,26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79.00000032969" calcext:value-type="float">
            <text:p>1779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7" calcext:value-type="float">
            <text:p>27,2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82.00000040233" calcext:value-type="float">
            <text:p>1782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7" calcext:value-type="float">
            <text:p>27,2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85.00000047497" calcext:value-type="float">
            <text:p>1785</text:p>
          </table:table-cell>
          <table:table-cell office:value-type="float" office:value="35.387" calcext:value-type="float">
            <text:p>35,387</text:p>
          </table:table-cell>
          <table:table-cell office:value-type="float" office:value="27.271" calcext:value-type="float">
            <text:p>27,27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87.99999991897" calcext:value-type="float">
            <text:p>1788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2" calcext:value-type="float">
            <text:p>27,2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90.99999999162" calcext:value-type="float">
            <text:p>1791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2" calcext:value-type="float">
            <text:p>27,27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94.00000006426" calcext:value-type="float">
            <text:p>1794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3" calcext:value-type="float">
            <text:p>27,27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97.0000001369" calcext:value-type="float">
            <text:p>1797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4" calcext:value-type="float">
            <text:p>27,2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0.00000020955" calcext:value-type="float">
            <text:p>1800</text:p>
          </table:table-cell>
          <table:table-cell office:value-type="float" office:value="35.388" calcext:value-type="float">
            <text:p>35,388</text:p>
          </table:table-cell>
          <table:table-cell office:value-type="float" office:value="27.274" calcext:value-type="float">
            <text:p>27,27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10479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E6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54:58.143000000</dc:date>
    <meta:editing-duration>PT4M31S</meta:editing-duration>
    <meta:editing-cycles>1</meta:editing-cycles>
    <meta:document-statistic meta:table-count="2" meta:cell-count="6506" meta:object-count="0"/>
    <meta:generator>LibreOffice/5.1.3.2$Windows_x86 LibreOffice_project/644e4637d1d8544fd9f56425bd6cec110e49301b</meta:generator>
  </office:meta>
</office:document-meta>
</file>